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3.875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5cm" svg:height="9.005cm" svg:x="17.831cm" svg:y="109.834cm">
            <draw:object draw:notify-on-update-of-ranges="Sheet1.A244:Sheet1.A244 Sheet1.A245:Sheet1.A484 Sheet1.B244:Sheet1.B244 Sheet1.B245:Sheet1.B484 Sheet1.C244:Sheet1.C244 Sheet1.C245:Sheet1.C484 Sheet1.D244:Sheet1.D244 Sheet1.D245:Sheet1.D484 Sheet1.E244:Sheet1.E244 Sheet1.E245:Sheet1.E484 Sheet1.F244:Sheet1.F244 Sheet1.F245:Sheet1.F484 Sheet1.G244:Sheet1.G244 Sheet1.G245:Sheet1.G484 Sheet1.H244:Sheet1.H244 Sheet1.H245:Sheet1.H4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231128" calcext:value-type="float">
            <text:p>2231128</text:p>
          </table:table-cell>
          <table:table-cell office:value-type="float" office:value="507008" calcext:value-type="float">
            <text:p>507008</text:p>
          </table:table-cell>
          <table:table-cell office:value-type="float" office:value="53699" calcext:value-type="float">
            <text:p>53699</text:p>
          </table:table-cell>
          <table:table-cell office:value-type="float" office:value="666181" calcext:value-type="float">
            <text:p>666181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096" calcext:value-type="float">
            <text:p>100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228822" calcext:value-type="float">
            <text:p>2228822</text:p>
          </table:table-cell>
          <table:table-cell office:value-type="float" office:value="617344" calcext:value-type="float">
            <text:p>617344</text:p>
          </table:table-cell>
          <table:table-cell office:value-type="float" office:value="164035" calcext:value-type="float">
            <text:p>164035</text:p>
          </table:table-cell>
          <table:table-cell office:value-type="float" office:value="829957" calcext:value-type="float">
            <text:p>829957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76280" calcext:value-type="float">
            <text:p>2376280</text:p>
          </table:table-cell>
          <table:table-cell office:value-type="float" office:value="603008" calcext:value-type="float">
            <text:p>603008</text:p>
          </table:table-cell>
          <table:table-cell office:value-type="float" office:value="149699" calcext:value-type="float">
            <text:p>149699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9026" calcext:value-type="float">
            <text:p>12902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00150" calcext:value-type="float">
            <text:p>2200150</text:p>
          </table:table-cell>
          <table:table-cell office:value-type="float" office:value="627586" calcext:value-type="float">
            <text:p>627586</text:p>
          </table:table-cell>
          <table:table-cell office:value-type="float" office:value="174277" calcext:value-type="float">
            <text:p>174277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28672" calcext:value-type="float">
            <text:p>28672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28822" calcext:value-type="float">
            <text:p>2228822</text:p>
          </table:table-cell>
          <table:table-cell office:value-type="float" office:value="617344" calcext:value-type="float">
            <text:p>617344</text:p>
          </table:table-cell>
          <table:table-cell office:value-type="float" office:value="164035" calcext:value-type="float">
            <text:p>164035</text:p>
          </table:table-cell>
          <table:table-cell office:value-type="float" office:value="829957" calcext:value-type="float">
            <text:p>829957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76280" calcext:value-type="float">
            <text:p>2376280</text:p>
          </table:table-cell>
          <table:table-cell office:value-type="float" office:value="603008" calcext:value-type="float">
            <text:p>603008</text:p>
          </table:table-cell>
          <table:table-cell office:value-type="float" office:value="149699" calcext:value-type="float">
            <text:p>149699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9026" calcext:value-type="float">
            <text:p>12902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200150" calcext:value-type="float">
            <text:p>2200150</text:p>
          </table:table-cell>
          <table:table-cell office:value-type="float" office:value="627586" calcext:value-type="float">
            <text:p>627586</text:p>
          </table:table-cell>
          <table:table-cell office:value-type="float" office:value="174277" calcext:value-type="float">
            <text:p>174277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28672" calcext:value-type="float">
            <text:p>28672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228757" calcext:value-type="float">
            <text:p>2228757</text:p>
          </table:table-cell>
          <table:table-cell office:value-type="float" office:value="619648" calcext:value-type="float">
            <text:p>619648</text:p>
          </table:table-cell>
          <table:table-cell office:value-type="float" office:value="166339" calcext:value-type="float">
            <text:p>166339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75895" calcext:value-type="float">
            <text:p>2375895</text:p>
          </table:table-cell>
          <table:table-cell office:value-type="float" office:value="607104" calcext:value-type="float">
            <text:p>607104</text:p>
          </table:table-cell>
          <table:table-cell office:value-type="float" office:value="153795" calcext:value-type="float">
            <text:p>153795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9026" calcext:value-type="float">
            <text:p>12902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12053" calcext:value-type="float">
            <text:p>2212053</text:p>
          </table:table-cell>
          <table:table-cell office:value-type="float" office:value="631682" calcext:value-type="float">
            <text:p>631682</text:p>
          </table:table-cell>
          <table:table-cell office:value-type="float" office:value="178373" calcext:value-type="float">
            <text:p>178373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34816" calcext:value-type="float">
            <text:p>3481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28757" calcext:value-type="float">
            <text:p>2228757</text:p>
          </table:table-cell>
          <table:table-cell office:value-type="float" office:value="619648" calcext:value-type="float">
            <text:p>619648</text:p>
          </table:table-cell>
          <table:table-cell office:value-type="float" office:value="166339" calcext:value-type="float">
            <text:p>166339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75895" calcext:value-type="float">
            <text:p>2375895</text:p>
          </table:table-cell>
          <table:table-cell office:value-type="float" office:value="607104" calcext:value-type="float">
            <text:p>607104</text:p>
          </table:table-cell>
          <table:table-cell office:value-type="float" office:value="153795" calcext:value-type="float">
            <text:p>153795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9026" calcext:value-type="float">
            <text:p>12902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2212053" calcext:value-type="float">
            <text:p>2212053</text:p>
          </table:table-cell>
          <table:table-cell office:value-type="float" office:value="631682" calcext:value-type="float">
            <text:p>631682</text:p>
          </table:table-cell>
          <table:table-cell office:value-type="float" office:value="178373" calcext:value-type="float">
            <text:p>178373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34816" calcext:value-type="float">
            <text:p>3481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148626" calcext:value-type="float">
            <text:p>2148626</text:p>
          </table:table-cell>
          <table:table-cell office:value-type="float" office:value="545725" calcext:value-type="float">
            <text:p>545725</text:p>
          </table:table-cell>
          <table:table-cell office:value-type="float" office:value="92416" calcext:value-type="float">
            <text:p>92416</text:p>
          </table:table-cell>
          <table:table-cell office:value-type="float" office:value="827973" calcext:value-type="float">
            <text:p>827973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00181" calcext:value-type="float">
            <text:p>2300181</text:p>
          </table:table-cell>
          <table:table-cell office:value-type="float" office:value="562046" calcext:value-type="float">
            <text:p>562046</text:p>
          </table:table-cell>
          <table:table-cell office:value-type="float" office:value="108737" calcext:value-type="float">
            <text:p>108737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33186" calcext:value-type="float">
            <text:p>13318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83345" calcext:value-type="float">
            <text:p>2283345</text:p>
          </table:table-cell>
          <table:table-cell office:value-type="float" office:value="562110" calcext:value-type="float">
            <text:p>562110</text:p>
          </table:table-cell>
          <table:table-cell office:value-type="float" office:value="108801" calcext:value-type="float">
            <text:p>108801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4736" calcext:value-type="float">
            <text:p>12473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48626" calcext:value-type="float">
            <text:p>2148626</text:p>
          </table:table-cell>
          <table:table-cell office:value-type="float" office:value="545725" calcext:value-type="float">
            <text:p>545725</text:p>
          </table:table-cell>
          <table:table-cell office:value-type="float" office:value="92416" calcext:value-type="float">
            <text:p>92416</text:p>
          </table:table-cell>
          <table:table-cell office:value-type="float" office:value="827973" calcext:value-type="float">
            <text:p>827973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00181" calcext:value-type="float">
            <text:p>2300181</text:p>
          </table:table-cell>
          <table:table-cell office:value-type="float" office:value="562046" calcext:value-type="float">
            <text:p>562046</text:p>
          </table:table-cell>
          <table:table-cell office:value-type="float" office:value="108737" calcext:value-type="float">
            <text:p>108737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33186" calcext:value-type="float">
            <text:p>13318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283345" calcext:value-type="float">
            <text:p>2283345</text:p>
          </table:table-cell>
          <table:table-cell office:value-type="float" office:value="562110" calcext:value-type="float">
            <text:p>562110</text:p>
          </table:table-cell>
          <table:table-cell office:value-type="float" office:value="108801" calcext:value-type="float">
            <text:p>108801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4736" calcext:value-type="float">
            <text:p>12473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148626" calcext:value-type="float">
            <text:p>2148626</text:p>
          </table:table-cell>
          <table:table-cell office:value-type="float" office:value="545725" calcext:value-type="float">
            <text:p>545725</text:p>
          </table:table-cell>
          <table:table-cell office:value-type="float" office:value="92416" calcext:value-type="float">
            <text:p>92416</text:p>
          </table:table-cell>
          <table:table-cell office:value-type="float" office:value="827973" calcext:value-type="float">
            <text:p>827973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00181" calcext:value-type="float">
            <text:p>2300181</text:p>
          </table:table-cell>
          <table:table-cell office:value-type="float" office:value="562046" calcext:value-type="float">
            <text:p>562046</text:p>
          </table:table-cell>
          <table:table-cell office:value-type="float" office:value="108737" calcext:value-type="float">
            <text:p>108737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33186" calcext:value-type="float">
            <text:p>13318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83345" calcext:value-type="float">
            <text:p>2283345</text:p>
          </table:table-cell>
          <table:table-cell office:value-type="float" office:value="562110" calcext:value-type="float">
            <text:p>562110</text:p>
          </table:table-cell>
          <table:table-cell office:value-type="float" office:value="108801" calcext:value-type="float">
            <text:p>108801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4736" calcext:value-type="float">
            <text:p>12473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48626" calcext:value-type="float">
            <text:p>2148626</text:p>
          </table:table-cell>
          <table:table-cell office:value-type="float" office:value="545725" calcext:value-type="float">
            <text:p>545725</text:p>
          </table:table-cell>
          <table:table-cell office:value-type="float" office:value="92416" calcext:value-type="float">
            <text:p>92416</text:p>
          </table:table-cell>
          <table:table-cell office:value-type="float" office:value="827973" calcext:value-type="float">
            <text:p>827973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00181" calcext:value-type="float">
            <text:p>2300181</text:p>
          </table:table-cell>
          <table:table-cell office:value-type="float" office:value="562046" calcext:value-type="float">
            <text:p>562046</text:p>
          </table:table-cell>
          <table:table-cell office:value-type="float" office:value="108737" calcext:value-type="float">
            <text:p>108737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33186" calcext:value-type="float">
            <text:p>13318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283345" calcext:value-type="float">
            <text:p>2283345</text:p>
          </table:table-cell>
          <table:table-cell office:value-type="float" office:value="562110" calcext:value-type="float">
            <text:p>562110</text:p>
          </table:table-cell>
          <table:table-cell office:value-type="float" office:value="108801" calcext:value-type="float">
            <text:p>108801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4736" calcext:value-type="float">
            <text:p>12473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148626" calcext:value-type="float">
            <text:p>2148626</text:p>
          </table:table-cell>
          <table:table-cell office:value-type="float" office:value="545725" calcext:value-type="float">
            <text:p>545725</text:p>
          </table:table-cell>
          <table:table-cell office:value-type="float" office:value="92416" calcext:value-type="float">
            <text:p>92416</text:p>
          </table:table-cell>
          <table:table-cell office:value-type="float" office:value="827973" calcext:value-type="float">
            <text:p>827973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00181" calcext:value-type="float">
            <text:p>2300181</text:p>
          </table:table-cell>
          <table:table-cell office:value-type="float" office:value="562046" calcext:value-type="float">
            <text:p>562046</text:p>
          </table:table-cell>
          <table:table-cell office:value-type="float" office:value="108737" calcext:value-type="float">
            <text:p>108737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33186" calcext:value-type="float">
            <text:p>13318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83345" calcext:value-type="float">
            <text:p>2283345</text:p>
          </table:table-cell>
          <table:table-cell office:value-type="float" office:value="562110" calcext:value-type="float">
            <text:p>562110</text:p>
          </table:table-cell>
          <table:table-cell office:value-type="float" office:value="108801" calcext:value-type="float">
            <text:p>108801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4736" calcext:value-type="float">
            <text:p>12473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48626" calcext:value-type="float">
            <text:p>2148626</text:p>
          </table:table-cell>
          <table:table-cell office:value-type="float" office:value="545725" calcext:value-type="float">
            <text:p>545725</text:p>
          </table:table-cell>
          <table:table-cell office:value-type="float" office:value="92416" calcext:value-type="float">
            <text:p>92416</text:p>
          </table:table-cell>
          <table:table-cell office:value-type="float" office:value="827973" calcext:value-type="float">
            <text:p>827973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00181" calcext:value-type="float">
            <text:p>2300181</text:p>
          </table:table-cell>
          <table:table-cell office:value-type="float" office:value="562046" calcext:value-type="float">
            <text:p>562046</text:p>
          </table:table-cell>
          <table:table-cell office:value-type="float" office:value="108737" calcext:value-type="float">
            <text:p>108737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33186" calcext:value-type="float">
            <text:p>13318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283345" calcext:value-type="float">
            <text:p>2283345</text:p>
          </table:table-cell>
          <table:table-cell office:value-type="float" office:value="562110" calcext:value-type="float">
            <text:p>562110</text:p>
          </table:table-cell>
          <table:table-cell office:value-type="float" office:value="108801" calcext:value-type="float">
            <text:p>108801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4736" calcext:value-type="float">
            <text:p>12473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233945" calcext:value-type="float">
            <text:p>1233945</text:p>
          </table:table-cell>
          <table:table-cell office:value-type="float" office:value="2398176" calcext:value-type="float">
            <text:p>2398176</text:p>
          </table:table-cell>
          <table:table-cell office:value-type="float" office:value="500744" calcext:value-type="float">
            <text:p>500744</text:p>
          </table:table-cell>
          <table:table-cell office:value-type="float" office:value="47438" calcext:value-type="float">
            <text:p>47438</text:p>
          </table:table-cell>
          <table:table-cell office:value-type="float" office:value="666190" calcext:value-type="float">
            <text:p>666190</text:p>
          </table:table-cell>
          <table:table-cell office:value-type="float" office:value="150974" calcext:value-type="float">
            <text:p>150974</text:p>
          </table:table-cell>
          <table:table-cell office:value-type="float" office:value="86633" calcext:value-type="float">
            <text:p>86633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69830" calcext:value-type="float">
            <text:p>1169830</text:p>
          </table:table-cell>
          <table:table-cell office:value-type="float" office:value="2303793" calcext:value-type="float">
            <text:p>2303793</text:p>
          </table:table-cell>
          <table:table-cell office:value-type="float" office:value="505043" calcext:value-type="float">
            <text:p>505043</text:p>
          </table:table-cell>
          <table:table-cell office:value-type="float" office:value="51737" calcext:value-type="float">
            <text:p>51737</text:p>
          </table:table-cell>
          <table:table-cell office:value-type="float" office:value="666190" calcext:value-type="float">
            <text:p>666190</text:p>
          </table:table-cell>
          <table:table-cell office:value-type="float" office:value="150974" calcext:value-type="float">
            <text:p>150974</text:p>
          </table:table-cell>
          <table:table-cell office:value-type="float" office:value="37292" calcext:value-type="float">
            <text:p>37292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31345" calcext:value-type="float">
            <text:p>1231345</text:p>
          </table:table-cell>
          <table:table-cell office:value-type="float" office:value="2427834" calcext:value-type="float">
            <text:p>2427834</text:p>
          </table:table-cell>
          <table:table-cell office:value-type="float" office:value="615510" calcext:value-type="float">
            <text:p>615510</text:p>
          </table:table-cell>
          <table:table-cell office:value-type="float" office:value="162204" calcext:value-type="float">
            <text:p>162204</text:p>
          </table:table-cell>
          <table:table-cell office:value-type="float" office:value="829966" calcext:value-type="float">
            <text:p>829966</text:p>
          </table:table-cell>
          <table:table-cell office:value-type="float" office:value="150974" calcext:value-type="float">
            <text:p>150974</text:p>
          </table:table-cell>
          <table:table-cell office:value-type="float" office:value="100401" calcext:value-type="float">
            <text:p>10040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2348" calcext:value-type="float">
            <text:p>1182348</text:p>
          </table:table-cell>
          <table:table-cell office:value-type="float" office:value="2320546" calcext:value-type="float">
            <text:p>2320546</text:p>
          </table:table-cell>
          <table:table-cell office:value-type="float" office:value="617966" calcext:value-type="float">
            <text:p>617966</text:p>
          </table:table-cell>
          <table:table-cell office:value-type="float" office:value="164660" calcext:value-type="float">
            <text:p>164660</text:p>
          </table:table-cell>
          <table:table-cell office:value-type="float" office:value="829966" calcext:value-type="float">
            <text:p>829966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529" calcext:value-type="float">
            <text:p>45529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3974" calcext:value-type="float">
            <text:p>1293974</text:p>
          </table:table-cell>
          <table:table-cell office:value-type="float" office:value="2537048" calcext:value-type="float">
            <text:p>2537048</text:p>
          </table:table-cell>
          <table:table-cell office:value-type="float" office:value="648370" calcext:value-type="float">
            <text:p>648370</text:p>
          </table:table-cell>
          <table:table-cell office:value-type="float" office:value="195064" calcext:value-type="float">
            <text:p>195064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7463" calcext:value-type="float">
            <text:p>227463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75337" calcext:value-type="float">
            <text:p>1175337</text:p>
          </table:table-cell>
          <table:table-cell office:value-type="float" office:value="2316524" calcext:value-type="float">
            <text:p>2316524</text:p>
          </table:table-cell>
          <table:table-cell office:value-type="float" office:value="702078" calcext:value-type="float">
            <text:p>702078</text:p>
          </table:table-cell>
          <table:table-cell office:value-type="float" office:value="248772" calcext:value-type="float">
            <text:p>248772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53108" calcext:value-type="float">
            <text:p>53108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4367" calcext:value-type="float">
            <text:p>1154367</text:p>
          </table:table-cell>
          <table:table-cell office:value-type="float" office:value="2288199" calcext:value-type="float">
            <text:p>2288199</text:p>
          </table:table-cell>
          <table:table-cell office:value-type="float" office:value="705350" calcext:value-type="float">
            <text:p>705350</text:p>
          </table:table-cell>
          <table:table-cell office:value-type="float" office:value="252044" calcext:value-type="float">
            <text:p>252044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35518" calcext:value-type="float">
            <text:p>35518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1345" calcext:value-type="float">
            <text:p>1231345</text:p>
          </table:table-cell>
          <table:table-cell office:value-type="float" office:value="2427834" calcext:value-type="float">
            <text:p>2427834</text:p>
          </table:table-cell>
          <table:table-cell office:value-type="float" office:value="615510" calcext:value-type="float">
            <text:p>615510</text:p>
          </table:table-cell>
          <table:table-cell office:value-type="float" office:value="162204" calcext:value-type="float">
            <text:p>162204</text:p>
          </table:table-cell>
          <table:table-cell office:value-type="float" office:value="829966" calcext:value-type="float">
            <text:p>829966</text:p>
          </table:table-cell>
          <table:table-cell office:value-type="float" office:value="150974" calcext:value-type="float">
            <text:p>150974</text:p>
          </table:table-cell>
          <table:table-cell office:value-type="float" office:value="100401" calcext:value-type="float">
            <text:p>10040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2348" calcext:value-type="float">
            <text:p>1182348</text:p>
          </table:table-cell>
          <table:table-cell office:value-type="float" office:value="2320546" calcext:value-type="float">
            <text:p>2320546</text:p>
          </table:table-cell>
          <table:table-cell office:value-type="float" office:value="617966" calcext:value-type="float">
            <text:p>617966</text:p>
          </table:table-cell>
          <table:table-cell office:value-type="float" office:value="164660" calcext:value-type="float">
            <text:p>164660</text:p>
          </table:table-cell>
          <table:table-cell office:value-type="float" office:value="829966" calcext:value-type="float">
            <text:p>829966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529" calcext:value-type="float">
            <text:p>45529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3974" calcext:value-type="float">
            <text:p>1293974</text:p>
          </table:table-cell>
          <table:table-cell office:value-type="float" office:value="2537048" calcext:value-type="float">
            <text:p>2537048</text:p>
          </table:table-cell>
          <table:table-cell office:value-type="float" office:value="648370" calcext:value-type="float">
            <text:p>648370</text:p>
          </table:table-cell>
          <table:table-cell office:value-type="float" office:value="195064" calcext:value-type="float">
            <text:p>195064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7463" calcext:value-type="float">
            <text:p>227463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75337" calcext:value-type="float">
            <text:p>1175337</text:p>
          </table:table-cell>
          <table:table-cell office:value-type="float" office:value="2316524" calcext:value-type="float">
            <text:p>2316524</text:p>
          </table:table-cell>
          <table:table-cell office:value-type="float" office:value="702078" calcext:value-type="float">
            <text:p>702078</text:p>
          </table:table-cell>
          <table:table-cell office:value-type="float" office:value="248772" calcext:value-type="float">
            <text:p>248772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53108" calcext:value-type="float">
            <text:p>53108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4367" calcext:value-type="float">
            <text:p>1154367</text:p>
          </table:table-cell>
          <table:table-cell office:value-type="float" office:value="2288199" calcext:value-type="float">
            <text:p>2288199</text:p>
          </table:table-cell>
          <table:table-cell office:value-type="float" office:value="705350" calcext:value-type="float">
            <text:p>705350</text:p>
          </table:table-cell>
          <table:table-cell office:value-type="float" office:value="252044" calcext:value-type="float">
            <text:p>252044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35518" calcext:value-type="float">
            <text:p>35518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35150" calcext:value-type="float">
            <text:p>1235150</text:p>
          </table:table-cell>
          <table:table-cell office:value-type="float" office:value="2395778" calcext:value-type="float">
            <text:p>2395778</text:p>
          </table:table-cell>
          <table:table-cell office:value-type="float" office:value="616496" calcext:value-type="float">
            <text:p>616496</text:p>
          </table:table-cell>
          <table:table-cell office:value-type="float" office:value="163190" calcext:value-type="float">
            <text:p>163190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067" calcext:value-type="float">
            <text:p>8506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5307" calcext:value-type="float">
            <text:p>1175307</text:p>
          </table:table-cell>
          <table:table-cell office:value-type="float" office:value="2308746" calcext:value-type="float">
            <text:p>2308746</text:p>
          </table:table-cell>
          <table:table-cell office:value-type="float" office:value="618442" calcext:value-type="float">
            <text:p>618442</text:p>
          </table:table-cell>
          <table:table-cell office:value-type="float" office:value="165136" calcext:value-type="float">
            <text:p>165136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40578" calcext:value-type="float">
            <text:p>40578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2470" calcext:value-type="float">
            <text:p>1292470</text:p>
          </table:table-cell>
          <table:table-cell office:value-type="float" office:value="2533540" calcext:value-type="float">
            <text:p>2533540</text:p>
          </table:table-cell>
          <table:table-cell office:value-type="float" office:value="648713" calcext:value-type="float">
            <text:p>648713</text:p>
          </table:table-cell>
          <table:table-cell office:value-type="float" office:value="195407" calcext:value-type="float">
            <text:p>195407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8822" calcext:value-type="float">
            <text:p>228822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77945" calcext:value-type="float">
            <text:p>1177945</text:p>
          </table:table-cell>
          <table:table-cell office:value-type="float" office:value="2321909" calcext:value-type="float">
            <text:p>2321909</text:p>
          </table:table-cell>
          <table:table-cell office:value-type="float" office:value="698112" calcext:value-type="float">
            <text:p>698112</text:p>
          </table:table-cell>
          <table:table-cell office:value-type="float" office:value="244806" calcext:value-type="float">
            <text:p>244806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60599" calcext:value-type="float">
            <text:p>60599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7080" calcext:value-type="float">
            <text:p>1157080</text:p>
          </table:table-cell>
          <table:table-cell office:value-type="float" office:value="2293503" calcext:value-type="float">
            <text:p>2293503</text:p>
          </table:table-cell>
          <table:table-cell office:value-type="float" office:value="701084" calcext:value-type="float">
            <text:p>701084</text:p>
          </table:table-cell>
          <table:table-cell office:value-type="float" office:value="247778" calcext:value-type="float">
            <text:p>247778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42707" calcext:value-type="float">
            <text:p>4270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5150" calcext:value-type="float">
            <text:p>1235150</text:p>
          </table:table-cell>
          <table:table-cell office:value-type="float" office:value="2395778" calcext:value-type="float">
            <text:p>2395778</text:p>
          </table:table-cell>
          <table:table-cell office:value-type="float" office:value="616496" calcext:value-type="float">
            <text:p>616496</text:p>
          </table:table-cell>
          <table:table-cell office:value-type="float" office:value="163190" calcext:value-type="float">
            <text:p>163190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067" calcext:value-type="float">
            <text:p>8506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5307" calcext:value-type="float">
            <text:p>1175307</text:p>
          </table:table-cell>
          <table:table-cell office:value-type="float" office:value="2308746" calcext:value-type="float">
            <text:p>2308746</text:p>
          </table:table-cell>
          <table:table-cell office:value-type="float" office:value="618442" calcext:value-type="float">
            <text:p>618442</text:p>
          </table:table-cell>
          <table:table-cell office:value-type="float" office:value="165136" calcext:value-type="float">
            <text:p>165136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40578" calcext:value-type="float">
            <text:p>40578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2470" calcext:value-type="float">
            <text:p>1292470</text:p>
          </table:table-cell>
          <table:table-cell office:value-type="float" office:value="2533540" calcext:value-type="float">
            <text:p>2533540</text:p>
          </table:table-cell>
          <table:table-cell office:value-type="float" office:value="648713" calcext:value-type="float">
            <text:p>648713</text:p>
          </table:table-cell>
          <table:table-cell office:value-type="float" office:value="195407" calcext:value-type="float">
            <text:p>195407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8822" calcext:value-type="float">
            <text:p>228822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1177945" calcext:value-type="float">
            <text:p>1177945</text:p>
          </table:table-cell>
          <table:table-cell office:value-type="float" office:value="2321909" calcext:value-type="float">
            <text:p>2321909</text:p>
          </table:table-cell>
          <table:table-cell office:value-type="float" office:value="698112" calcext:value-type="float">
            <text:p>698112</text:p>
          </table:table-cell>
          <table:table-cell office:value-type="float" office:value="244806" calcext:value-type="float">
            <text:p>244806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60599" calcext:value-type="float">
            <text:p>60599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7080" calcext:value-type="float">
            <text:p>1157080</text:p>
          </table:table-cell>
          <table:table-cell office:value-type="float" office:value="2293503" calcext:value-type="float">
            <text:p>2293503</text:p>
          </table:table-cell>
          <table:table-cell office:value-type="float" office:value="701084" calcext:value-type="float">
            <text:p>701084</text:p>
          </table:table-cell>
          <table:table-cell office:value-type="float" office:value="247778" calcext:value-type="float">
            <text:p>247778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42707" calcext:value-type="float">
            <text:p>4270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2302434" calcext:value-type="float">
            <text:p>2302434</text:p>
          </table:table-cell>
          <table:table-cell office:value-type="float" office:value="527814" calcext:value-type="float">
            <text:p>527814</text:p>
          </table:table-cell>
          <table:table-cell office:value-type="float" office:value="74508" calcext:value-type="float">
            <text:p>74508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840" calcext:value-type="float">
            <text:p>85840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1900" calcext:value-type="float">
            <text:p>1131900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528817" calcext:value-type="float">
            <text:p>528817</text:p>
          </table:table-cell>
          <table:table-cell office:value-type="float" office:value="75511" calcext:value-type="float">
            <text:p>75511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857" calcext:value-type="float">
            <text:p>4585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4237" calcext:value-type="float">
            <text:p>1224237</text:p>
          </table:table-cell>
          <table:table-cell office:value-type="float" office:value="2395260" calcext:value-type="float">
            <text:p>2395260</text:p>
          </table:table-cell>
          <table:table-cell office:value-type="float" office:value="549762" calcext:value-type="float">
            <text:p>549762</text:p>
          </table:table-cell>
          <table:table-cell office:value-type="float" office:value="96456" calcext:value-type="float">
            <text:p>96456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6631" calcext:value-type="float">
            <text:p>22663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7875" calcext:value-type="float">
            <text:p>1167875</text:p>
          </table:table-cell>
          <table:table-cell office:value-type="float" office:value="2309328" calcext:value-type="float">
            <text:p>2309328</text:p>
          </table:table-cell>
          <table:table-cell office:value-type="float" office:value="549819" calcext:value-type="float">
            <text:p>549819</text:p>
          </table:table-cell>
          <table:table-cell office:value-type="float" office:value="96513" calcext:value-type="float">
            <text:p>96513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53875" calcext:value-type="float">
            <text:p>153875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8352" calcext:value-type="float">
            <text:p>1148352</text:p>
          </table:table-cell>
          <table:table-cell office:value-type="float" office:value="2284763" calcext:value-type="float">
            <text:p>2284763</text:p>
          </table:table-cell>
          <table:table-cell office:value-type="float" office:value="549828" calcext:value-type="float">
            <text:p>549828</text:p>
          </table:table-cell>
          <table:table-cell office:value-type="float" office:value="96522" calcext:value-type="float">
            <text:p>96522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37816" calcext:value-type="float">
            <text:p>137816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2302434" calcext:value-type="float">
            <text:p>2302434</text:p>
          </table:table-cell>
          <table:table-cell office:value-type="float" office:value="527814" calcext:value-type="float">
            <text:p>527814</text:p>
          </table:table-cell>
          <table:table-cell office:value-type="float" office:value="74508" calcext:value-type="float">
            <text:p>74508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840" calcext:value-type="float">
            <text:p>85840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1900" calcext:value-type="float">
            <text:p>1131900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528817" calcext:value-type="float">
            <text:p>528817</text:p>
          </table:table-cell>
          <table:table-cell office:value-type="float" office:value="75511" calcext:value-type="float">
            <text:p>75511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857" calcext:value-type="float">
            <text:p>4585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4237" calcext:value-type="float">
            <text:p>1224237</text:p>
          </table:table-cell>
          <table:table-cell office:value-type="float" office:value="2395260" calcext:value-type="float">
            <text:p>2395260</text:p>
          </table:table-cell>
          <table:table-cell office:value-type="float" office:value="549762" calcext:value-type="float">
            <text:p>549762</text:p>
          </table:table-cell>
          <table:table-cell office:value-type="float" office:value="96456" calcext:value-type="float">
            <text:p>96456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6631" calcext:value-type="float">
            <text:p>22663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67875" calcext:value-type="float">
            <text:p>1167875</text:p>
          </table:table-cell>
          <table:table-cell office:value-type="float" office:value="2309328" calcext:value-type="float">
            <text:p>2309328</text:p>
          </table:table-cell>
          <table:table-cell office:value-type="float" office:value="549819" calcext:value-type="float">
            <text:p>549819</text:p>
          </table:table-cell>
          <table:table-cell office:value-type="float" office:value="96513" calcext:value-type="float">
            <text:p>96513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53875" calcext:value-type="float">
            <text:p>153875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8352" calcext:value-type="float">
            <text:p>1148352</text:p>
          </table:table-cell>
          <table:table-cell office:value-type="float" office:value="2284763" calcext:value-type="float">
            <text:p>2284763</text:p>
          </table:table-cell>
          <table:table-cell office:value-type="float" office:value="549828" calcext:value-type="float">
            <text:p>549828</text:p>
          </table:table-cell>
          <table:table-cell office:value-type="float" office:value="96522" calcext:value-type="float">
            <text:p>96522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37816" calcext:value-type="float">
            <text:p>137816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2302434" calcext:value-type="float">
            <text:p>2302434</text:p>
          </table:table-cell>
          <table:table-cell office:value-type="float" office:value="527816" calcext:value-type="float">
            <text:p>527816</text:p>
          </table:table-cell>
          <table:table-cell office:value-type="float" office:value="74510" calcext:value-type="float">
            <text:p>74510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840" calcext:value-type="float">
            <text:p>85840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1900" calcext:value-type="float">
            <text:p>1131900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528819" calcext:value-type="float">
            <text:p>528819</text:p>
          </table:table-cell>
          <table:table-cell office:value-type="float" office:value="75513" calcext:value-type="float">
            <text:p>75513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857" calcext:value-type="float">
            <text:p>4585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4237" calcext:value-type="float">
            <text:p>1224237</text:p>
          </table:table-cell>
          <table:table-cell office:value-type="float" office:value="2395260" calcext:value-type="float">
            <text:p>2395260</text:p>
          </table:table-cell>
          <table:table-cell office:value-type="float" office:value="549764" calcext:value-type="float">
            <text:p>549764</text:p>
          </table:table-cell>
          <table:table-cell office:value-type="float" office:value="96458" calcext:value-type="float">
            <text:p>96458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6631" calcext:value-type="float">
            <text:p>22663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7875" calcext:value-type="float">
            <text:p>1167875</text:p>
          </table:table-cell>
          <table:table-cell office:value-type="float" office:value="2309328" calcext:value-type="float">
            <text:p>2309328</text:p>
          </table:table-cell>
          <table:table-cell office:value-type="float" office:value="549821" calcext:value-type="float">
            <text:p>549821</text:p>
          </table:table-cell>
          <table:table-cell office:value-type="float" office:value="96515" calcext:value-type="float">
            <text:p>96515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53875" calcext:value-type="float">
            <text:p>153875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8352" calcext:value-type="float">
            <text:p>1148352</text:p>
          </table:table-cell>
          <table:table-cell office:value-type="float" office:value="2284763" calcext:value-type="float">
            <text:p>2284763</text:p>
          </table:table-cell>
          <table:table-cell office:value-type="float" office:value="549830" calcext:value-type="float">
            <text:p>549830</text:p>
          </table:table-cell>
          <table:table-cell office:value-type="float" office:value="96524" calcext:value-type="float">
            <text:p>96524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37816" calcext:value-type="float">
            <text:p>137816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2302434" calcext:value-type="float">
            <text:p>2302434</text:p>
          </table:table-cell>
          <table:table-cell office:value-type="float" office:value="527816" calcext:value-type="float">
            <text:p>527816</text:p>
          </table:table-cell>
          <table:table-cell office:value-type="float" office:value="74510" calcext:value-type="float">
            <text:p>74510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840" calcext:value-type="float">
            <text:p>85840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1900" calcext:value-type="float">
            <text:p>1131900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528819" calcext:value-type="float">
            <text:p>528819</text:p>
          </table:table-cell>
          <table:table-cell office:value-type="float" office:value="75513" calcext:value-type="float">
            <text:p>75513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857" calcext:value-type="float">
            <text:p>4585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4237" calcext:value-type="float">
            <text:p>1224237</text:p>
          </table:table-cell>
          <table:table-cell office:value-type="float" office:value="2395260" calcext:value-type="float">
            <text:p>2395260</text:p>
          </table:table-cell>
          <table:table-cell office:value-type="float" office:value="549764" calcext:value-type="float">
            <text:p>549764</text:p>
          </table:table-cell>
          <table:table-cell office:value-type="float" office:value="96458" calcext:value-type="float">
            <text:p>96458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6631" calcext:value-type="float">
            <text:p>22663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67875" calcext:value-type="float">
            <text:p>1167875</text:p>
          </table:table-cell>
          <table:table-cell office:value-type="float" office:value="2309328" calcext:value-type="float">
            <text:p>2309328</text:p>
          </table:table-cell>
          <table:table-cell office:value-type="float" office:value="549821" calcext:value-type="float">
            <text:p>549821</text:p>
          </table:table-cell>
          <table:table-cell office:value-type="float" office:value="96515" calcext:value-type="float">
            <text:p>96515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53875" calcext:value-type="float">
            <text:p>153875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8352" calcext:value-type="float">
            <text:p>1148352</text:p>
          </table:table-cell>
          <table:table-cell office:value-type="float" office:value="2284763" calcext:value-type="float">
            <text:p>2284763</text:p>
          </table:table-cell>
          <table:table-cell office:value-type="float" office:value="549830" calcext:value-type="float">
            <text:p>549830</text:p>
          </table:table-cell>
          <table:table-cell office:value-type="float" office:value="96524" calcext:value-type="float">
            <text:p>96524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37816" calcext:value-type="float">
            <text:p>137816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2302434" calcext:value-type="float">
            <text:p>2302434</text:p>
          </table:table-cell>
          <table:table-cell office:value-type="float" office:value="527816" calcext:value-type="float">
            <text:p>527816</text:p>
          </table:table-cell>
          <table:table-cell office:value-type="float" office:value="74510" calcext:value-type="float">
            <text:p>74510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840" calcext:value-type="float">
            <text:p>85840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1900" calcext:value-type="float">
            <text:p>1131900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528819" calcext:value-type="float">
            <text:p>528819</text:p>
          </table:table-cell>
          <table:table-cell office:value-type="float" office:value="75513" calcext:value-type="float">
            <text:p>75513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857" calcext:value-type="float">
            <text:p>4585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4237" calcext:value-type="float">
            <text:p>1224237</text:p>
          </table:table-cell>
          <table:table-cell office:value-type="float" office:value="2395260" calcext:value-type="float">
            <text:p>2395260</text:p>
          </table:table-cell>
          <table:table-cell office:value-type="float" office:value="549764" calcext:value-type="float">
            <text:p>549764</text:p>
          </table:table-cell>
          <table:table-cell office:value-type="float" office:value="96458" calcext:value-type="float">
            <text:p>96458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6631" calcext:value-type="float">
            <text:p>22663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7875" calcext:value-type="float">
            <text:p>1167875</text:p>
          </table:table-cell>
          <table:table-cell office:value-type="float" office:value="2309328" calcext:value-type="float">
            <text:p>2309328</text:p>
          </table:table-cell>
          <table:table-cell office:value-type="float" office:value="549821" calcext:value-type="float">
            <text:p>549821</text:p>
          </table:table-cell>
          <table:table-cell office:value-type="float" office:value="96515" calcext:value-type="float">
            <text:p>96515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53875" calcext:value-type="float">
            <text:p>153875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8352" calcext:value-type="float">
            <text:p>1148352</text:p>
          </table:table-cell>
          <table:table-cell office:value-type="float" office:value="2284763" calcext:value-type="float">
            <text:p>2284763</text:p>
          </table:table-cell>
          <table:table-cell office:value-type="float" office:value="549830" calcext:value-type="float">
            <text:p>549830</text:p>
          </table:table-cell>
          <table:table-cell office:value-type="float" office:value="96524" calcext:value-type="float">
            <text:p>96524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37816" calcext:value-type="float">
            <text:p>137816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2302434" calcext:value-type="float">
            <text:p>2302434</text:p>
          </table:table-cell>
          <table:table-cell office:value-type="float" office:value="527816" calcext:value-type="float">
            <text:p>527816</text:p>
          </table:table-cell>
          <table:table-cell office:value-type="float" office:value="74510" calcext:value-type="float">
            <text:p>74510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840" calcext:value-type="float">
            <text:p>85840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1900" calcext:value-type="float">
            <text:p>1131900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528819" calcext:value-type="float">
            <text:p>528819</text:p>
          </table:table-cell>
          <table:table-cell office:value-type="float" office:value="75513" calcext:value-type="float">
            <text:p>75513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857" calcext:value-type="float">
            <text:p>4585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4237" calcext:value-type="float">
            <text:p>1224237</text:p>
          </table:table-cell>
          <table:table-cell office:value-type="float" office:value="2395260" calcext:value-type="float">
            <text:p>2395260</text:p>
          </table:table-cell>
          <table:table-cell office:value-type="float" office:value="549764" calcext:value-type="float">
            <text:p>549764</text:p>
          </table:table-cell>
          <table:table-cell office:value-type="float" office:value="96458" calcext:value-type="float">
            <text:p>96458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6631" calcext:value-type="float">
            <text:p>22663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67875" calcext:value-type="float">
            <text:p>1167875</text:p>
          </table:table-cell>
          <table:table-cell office:value-type="float" office:value="2309328" calcext:value-type="float">
            <text:p>2309328</text:p>
          </table:table-cell>
          <table:table-cell office:value-type="float" office:value="549821" calcext:value-type="float">
            <text:p>549821</text:p>
          </table:table-cell>
          <table:table-cell office:value-type="float" office:value="96515" calcext:value-type="float">
            <text:p>96515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53875" calcext:value-type="float">
            <text:p>153875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8352" calcext:value-type="float">
            <text:p>1148352</text:p>
          </table:table-cell>
          <table:table-cell office:value-type="float" office:value="2284763" calcext:value-type="float">
            <text:p>2284763</text:p>
          </table:table-cell>
          <table:table-cell office:value-type="float" office:value="549830" calcext:value-type="float">
            <text:p>549830</text:p>
          </table:table-cell>
          <table:table-cell office:value-type="float" office:value="96524" calcext:value-type="float">
            <text:p>96524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37816" calcext:value-type="float">
            <text:p>137816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39827" calcext:value-type="float">
            <text:p>739827</text:p>
          </table:table-cell>
          <table:table-cell office:value-type="float" office:value="2820097" calcext:value-type="float">
            <text:p>2820097</text:p>
          </table:table-cell>
          <table:table-cell office:value-type="float" office:value="490064" calcext:value-type="float">
            <text:p>490064</text:p>
          </table:table-cell>
          <table:table-cell office:value-type="float" office:value="36764" calcext:value-type="float">
            <text:p>36764</text:p>
          </table:table-cell>
          <table:table-cell office:value-type="float" office:value="666204" calcext:value-type="float">
            <text:p>666204</text:p>
          </table:table-cell>
          <table:table-cell office:value-type="float" office:value="150972" calcext:value-type="float">
            <text:p>150972</text:p>
          </table:table-cell>
          <table:table-cell office:value-type="float" office:value="340340" calcext:value-type="float">
            <text:p>34034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5881" calcext:value-type="float">
            <text:p>645881</text:p>
          </table:table-cell>
          <table:table-cell office:value-type="float" office:value="2486318" calcext:value-type="float">
            <text:p>2486318</text:p>
          </table:table-cell>
          <table:table-cell office:value-type="float" office:value="500160" calcext:value-type="float">
            <text:p>500160</text:p>
          </table:table-cell>
          <table:table-cell office:value-type="float" office:value="46860" calcext:value-type="float">
            <text:p>46860</text:p>
          </table:table-cell>
          <table:table-cell office:value-type="float" office:value="666204" calcext:value-type="float">
            <text:p>66620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9000" calcext:value-type="float">
            <text:p>13900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3211" calcext:value-type="float">
            <text:p>603211</text:p>
          </table:table-cell>
          <table:table-cell office:value-type="float" office:value="2351750" calcext:value-type="float">
            <text:p>2351750</text:p>
          </table:table-cell>
          <table:table-cell office:value-type="float" office:value="504081" calcext:value-type="float">
            <text:p>504081</text:p>
          </table:table-cell>
          <table:table-cell office:value-type="float" office:value="50781" calcext:value-type="float">
            <text:p>50781</text:p>
          </table:table-cell>
          <table:table-cell office:value-type="float" office:value="666204" calcext:value-type="float">
            <text:p>66620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3228" calcext:value-type="float">
            <text:p>63228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45686" calcext:value-type="float">
            <text:p>745686</text:p>
          </table:table-cell>
          <table:table-cell office:value-type="float" office:value="2883283" calcext:value-type="float">
            <text:p>2883283</text:p>
          </table:table-cell>
          <table:table-cell office:value-type="float" office:value="609252" calcext:value-type="float">
            <text:p>609252</text:p>
          </table:table-cell>
          <table:table-cell office:value-type="float" office:value="155952" calcext:value-type="float">
            <text:p>155952</text:p>
          </table:table-cell>
          <table:table-cell office:value-type="float" office:value="829980" calcext:value-type="float">
            <text:p>829980</text:p>
          </table:table-cell>
          <table:table-cell office:value-type="float" office:value="150972" calcext:value-type="float">
            <text:p>150972</text:p>
          </table:table-cell>
          <table:table-cell office:value-type="float" office:value="375995" calcext:value-type="float">
            <text:p>37599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5469" calcext:value-type="float">
            <text:p>645469</text:p>
          </table:table-cell>
          <table:table-cell office:value-type="float" office:value="2477565" calcext:value-type="float">
            <text:p>2477565</text:p>
          </table:table-cell>
          <table:table-cell office:value-type="float" office:value="615799" calcext:value-type="float">
            <text:p>615799</text:p>
          </table:table-cell>
          <table:table-cell office:value-type="float" office:value="162499" calcext:value-type="float">
            <text:p>162499</text:p>
          </table:table-cell>
          <table:table-cell office:value-type="float" office:value="829980" calcext:value-type="float">
            <text:p>829980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1935" calcext:value-type="float">
            <text:p>13193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850" calcext:value-type="float">
            <text:p>602850</text:p>
          </table:table-cell>
          <table:table-cell office:value-type="float" office:value="2355356" calcext:value-type="float">
            <text:p>2355356</text:p>
          </table:table-cell>
          <table:table-cell office:value-type="float" office:value="617762" calcext:value-type="float">
            <text:p>617762</text:p>
          </table:table-cell>
          <table:table-cell office:value-type="float" office:value="164462" calcext:value-type="float">
            <text:p>164462</text:p>
          </table:table-cell>
          <table:table-cell office:value-type="float" office:value="829980" calcext:value-type="float">
            <text:p>829980</text:p>
          </table:table-cell>
          <table:table-cell office:value-type="float" office:value="150972" calcext:value-type="float">
            <text:p>150972</text:p>
          </table:table-cell>
          <table:table-cell office:value-type="float" office:value="64992" calcext:value-type="float">
            <text:p>64992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5179" calcext:value-type="float">
            <text:p>755179</text:p>
          </table:table-cell>
          <table:table-cell office:value-type="float" office:value="2911280" calcext:value-type="float">
            <text:p>2911280</text:p>
          </table:table-cell>
          <table:table-cell office:value-type="float" office:value="638521" calcext:value-type="float">
            <text:p>638521</text:p>
          </table:table-cell>
          <table:table-cell office:value-type="float" office:value="185221" calcext:value-type="float">
            <text:p>185221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631106" calcext:value-type="float">
            <text:p>631106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9885" calcext:value-type="float">
            <text:p>639885</text:p>
          </table:table-cell>
          <table:table-cell office:value-type="float" office:value="2462332" calcext:value-type="float">
            <text:p>2462332</text:p>
          </table:table-cell>
          <table:table-cell office:value-type="float" office:value="681286" calcext:value-type="float">
            <text:p>681286</text:p>
          </table:table-cell>
          <table:table-cell office:value-type="float" office:value="227986" calcext:value-type="float">
            <text:p>227986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156971" calcext:value-type="float">
            <text:p>1569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1968" calcext:value-type="float">
            <text:p>601968</text:p>
          </table:table-cell>
          <table:table-cell office:value-type="float" office:value="2350105" calcext:value-type="float">
            <text:p>2350105</text:p>
          </table:table-cell>
          <table:table-cell office:value-type="float" office:value="695908" calcext:value-type="float">
            <text:p>695908</text:p>
          </table:table-cell>
          <table:table-cell office:value-type="float" office:value="242608" calcext:value-type="float">
            <text:p>242608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76269" calcext:value-type="float">
            <text:p>7626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4012" calcext:value-type="float">
            <text:p>584012</text:p>
          </table:table-cell>
          <table:table-cell office:value-type="float" office:value="2301479" calcext:value-type="float">
            <text:p>2301479</text:p>
          </table:table-cell>
          <table:table-cell office:value-type="float" office:value="701798" calcext:value-type="float">
            <text:p>701798</text:p>
          </table:table-cell>
          <table:table-cell office:value-type="float" office:value="248498" calcext:value-type="float">
            <text:p>248498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44716" calcext:value-type="float">
            <text:p>44716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5686" calcext:value-type="float">
            <text:p>745686</text:p>
          </table:table-cell>
          <table:table-cell office:value-type="float" office:value="2883283" calcext:value-type="float">
            <text:p>2883283</text:p>
          </table:table-cell>
          <table:table-cell office:value-type="float" office:value="609252" calcext:value-type="float">
            <text:p>609252</text:p>
          </table:table-cell>
          <table:table-cell office:value-type="float" office:value="155952" calcext:value-type="float">
            <text:p>155952</text:p>
          </table:table-cell>
          <table:table-cell office:value-type="float" office:value="829980" calcext:value-type="float">
            <text:p>829980</text:p>
          </table:table-cell>
          <table:table-cell office:value-type="float" office:value="150972" calcext:value-type="float">
            <text:p>150972</text:p>
          </table:table-cell>
          <table:table-cell office:value-type="float" office:value="375995" calcext:value-type="float">
            <text:p>37599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5469" calcext:value-type="float">
            <text:p>645469</text:p>
          </table:table-cell>
          <table:table-cell office:value-type="float" office:value="2477565" calcext:value-type="float">
            <text:p>2477565</text:p>
          </table:table-cell>
          <table:table-cell office:value-type="float" office:value="615799" calcext:value-type="float">
            <text:p>615799</text:p>
          </table:table-cell>
          <table:table-cell office:value-type="float" office:value="162499" calcext:value-type="float">
            <text:p>162499</text:p>
          </table:table-cell>
          <table:table-cell office:value-type="float" office:value="829980" calcext:value-type="float">
            <text:p>829980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1935" calcext:value-type="float">
            <text:p>13193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850" calcext:value-type="float">
            <text:p>602850</text:p>
          </table:table-cell>
          <table:table-cell office:value-type="float" office:value="2355356" calcext:value-type="float">
            <text:p>2355356</text:p>
          </table:table-cell>
          <table:table-cell office:value-type="float" office:value="617762" calcext:value-type="float">
            <text:p>617762</text:p>
          </table:table-cell>
          <table:table-cell office:value-type="float" office:value="164462" calcext:value-type="float">
            <text:p>164462</text:p>
          </table:table-cell>
          <table:table-cell office:value-type="float" office:value="829980" calcext:value-type="float">
            <text:p>829980</text:p>
          </table:table-cell>
          <table:table-cell office:value-type="float" office:value="150972" calcext:value-type="float">
            <text:p>150972</text:p>
          </table:table-cell>
          <table:table-cell office:value-type="float" office:value="64992" calcext:value-type="float">
            <text:p>64992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5179" calcext:value-type="float">
            <text:p>755179</text:p>
          </table:table-cell>
          <table:table-cell office:value-type="float" office:value="2911280" calcext:value-type="float">
            <text:p>2911280</text:p>
          </table:table-cell>
          <table:table-cell office:value-type="float" office:value="638521" calcext:value-type="float">
            <text:p>638521</text:p>
          </table:table-cell>
          <table:table-cell office:value-type="float" office:value="185221" calcext:value-type="float">
            <text:p>185221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631106" calcext:value-type="float">
            <text:p>631106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39885" calcext:value-type="float">
            <text:p>639885</text:p>
          </table:table-cell>
          <table:table-cell office:value-type="float" office:value="2462332" calcext:value-type="float">
            <text:p>2462332</text:p>
          </table:table-cell>
          <table:table-cell office:value-type="float" office:value="681286" calcext:value-type="float">
            <text:p>681286</text:p>
          </table:table-cell>
          <table:table-cell office:value-type="float" office:value="227986" calcext:value-type="float">
            <text:p>227986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156971" calcext:value-type="float">
            <text:p>1569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1968" calcext:value-type="float">
            <text:p>601968</text:p>
          </table:table-cell>
          <table:table-cell office:value-type="float" office:value="2350105" calcext:value-type="float">
            <text:p>2350105</text:p>
          </table:table-cell>
          <table:table-cell office:value-type="float" office:value="695908" calcext:value-type="float">
            <text:p>695908</text:p>
          </table:table-cell>
          <table:table-cell office:value-type="float" office:value="242608" calcext:value-type="float">
            <text:p>242608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76269" calcext:value-type="float">
            <text:p>7626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4012" calcext:value-type="float">
            <text:p>584012</text:p>
          </table:table-cell>
          <table:table-cell office:value-type="float" office:value="2301479" calcext:value-type="float">
            <text:p>2301479</text:p>
          </table:table-cell>
          <table:table-cell office:value-type="float" office:value="701798" calcext:value-type="float">
            <text:p>701798</text:p>
          </table:table-cell>
          <table:table-cell office:value-type="float" office:value="248498" calcext:value-type="float">
            <text:p>248498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44716" calcext:value-type="float">
            <text:p>44716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49456" calcext:value-type="float">
            <text:p>749456</text:p>
          </table:table-cell>
          <table:table-cell office:value-type="float" office:value="2913671" calcext:value-type="float">
            <text:p>2913671</text:p>
          </table:table-cell>
          <table:table-cell office:value-type="float" office:value="610275" calcext:value-type="float">
            <text:p>610275</text:p>
          </table:table-cell>
          <table:table-cell office:value-type="float" office:value="156975" calcext:value-type="float">
            <text:p>156975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396184" calcext:value-type="float">
            <text:p>39618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4715" calcext:value-type="float">
            <text:p>644715</text:p>
          </table:table-cell>
          <table:table-cell office:value-type="float" office:value="2469565" calcext:value-type="float">
            <text:p>2469565</text:p>
          </table:table-cell>
          <table:table-cell office:value-type="float" office:value="616740" calcext:value-type="float">
            <text:p>616740</text:p>
          </table:table-cell>
          <table:table-cell office:value-type="float" office:value="163440" calcext:value-type="float">
            <text:p>163440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27713" calcext:value-type="float">
            <text:p>127713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644" calcext:value-type="float">
            <text:p>602644</text:p>
          </table:table-cell>
          <table:table-cell office:value-type="float" office:value="2351656" calcext:value-type="float">
            <text:p>2351656</text:p>
          </table:table-cell>
          <table:table-cell office:value-type="float" office:value="618247" calcext:value-type="float">
            <text:p>618247</text:p>
          </table:table-cell>
          <table:table-cell office:value-type="float" office:value="164947" calcext:value-type="float">
            <text:p>164947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4005" calcext:value-type="float">
            <text:p>6400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3933" calcext:value-type="float">
            <text:p>753933</text:p>
          </table:table-cell>
          <table:table-cell office:value-type="float" office:value="2905472" calcext:value-type="float">
            <text:p>2905472</text:p>
          </table:table-cell>
          <table:table-cell office:value-type="float" office:value="639916" calcext:value-type="float">
            <text:p>639916</text:p>
          </table:table-cell>
          <table:table-cell office:value-type="float" office:value="186616" calcext:value-type="float">
            <text:p>186616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625174" calcext:value-type="float">
            <text:p>62517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0267" calcext:value-type="float">
            <text:p>640267</text:p>
          </table:table-cell>
          <table:table-cell office:value-type="float" office:value="2465541" calcext:value-type="float">
            <text:p>2465541</text:p>
          </table:table-cell>
          <table:table-cell office:value-type="float" office:value="679048" calcext:value-type="float">
            <text:p>679048</text:p>
          </table:table-cell>
          <table:table-cell office:value-type="float" office:value="225748" calcext:value-type="float">
            <text:p>225748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163787" calcext:value-type="float">
            <text:p>16378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2700" calcext:value-type="float">
            <text:p>602700</text:p>
          </table:table-cell>
          <table:table-cell office:value-type="float" office:value="2354717" calcext:value-type="float">
            <text:p>2354717</text:p>
          </table:table-cell>
          <table:table-cell office:value-type="float" office:value="692580" calcext:value-type="float">
            <text:p>692580</text:p>
          </table:table-cell>
          <table:table-cell office:value-type="float" office:value="239280" calcext:value-type="float">
            <text:p>239280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83838" calcext:value-type="float">
            <text:p>83838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2365" calcext:value-type="float">
            <text:p>582365</text:p>
          </table:table-cell>
          <table:table-cell office:value-type="float" office:value="2294898" calcext:value-type="float">
            <text:p>2294898</text:p>
          </table:table-cell>
          <table:table-cell office:value-type="float" office:value="698409" calcext:value-type="float">
            <text:p>698409</text:p>
          </table:table-cell>
          <table:table-cell office:value-type="float" office:value="245109" calcext:value-type="float">
            <text:p>245109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45490" calcext:value-type="float">
            <text:p>4549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9456" calcext:value-type="float">
            <text:p>749456</text:p>
          </table:table-cell>
          <table:table-cell office:value-type="float" office:value="2913671" calcext:value-type="float">
            <text:p>2913671</text:p>
          </table:table-cell>
          <table:table-cell office:value-type="float" office:value="610275" calcext:value-type="float">
            <text:p>610275</text:p>
          </table:table-cell>
          <table:table-cell office:value-type="float" office:value="156975" calcext:value-type="float">
            <text:p>156975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396184" calcext:value-type="float">
            <text:p>39618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4715" calcext:value-type="float">
            <text:p>644715</text:p>
          </table:table-cell>
          <table:table-cell office:value-type="float" office:value="2469565" calcext:value-type="float">
            <text:p>2469565</text:p>
          </table:table-cell>
          <table:table-cell office:value-type="float" office:value="616740" calcext:value-type="float">
            <text:p>616740</text:p>
          </table:table-cell>
          <table:table-cell office:value-type="float" office:value="163440" calcext:value-type="float">
            <text:p>163440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27713" calcext:value-type="float">
            <text:p>127713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644" calcext:value-type="float">
            <text:p>602644</text:p>
          </table:table-cell>
          <table:table-cell office:value-type="float" office:value="2351656" calcext:value-type="float">
            <text:p>2351656</text:p>
          </table:table-cell>
          <table:table-cell office:value-type="float" office:value="618247" calcext:value-type="float">
            <text:p>618247</text:p>
          </table:table-cell>
          <table:table-cell office:value-type="float" office:value="164947" calcext:value-type="float">
            <text:p>164947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4005" calcext:value-type="float">
            <text:p>6400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3933" calcext:value-type="float">
            <text:p>753933</text:p>
          </table:table-cell>
          <table:table-cell office:value-type="float" office:value="2905472" calcext:value-type="float">
            <text:p>2905472</text:p>
          </table:table-cell>
          <table:table-cell office:value-type="float" office:value="639916" calcext:value-type="float">
            <text:p>639916</text:p>
          </table:table-cell>
          <table:table-cell office:value-type="float" office:value="186616" calcext:value-type="float">
            <text:p>186616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625174" calcext:value-type="float">
            <text:p>62517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40267" calcext:value-type="float">
            <text:p>640267</text:p>
          </table:table-cell>
          <table:table-cell office:value-type="float" office:value="2465541" calcext:value-type="float">
            <text:p>2465541</text:p>
          </table:table-cell>
          <table:table-cell office:value-type="float" office:value="679048" calcext:value-type="float">
            <text:p>679048</text:p>
          </table:table-cell>
          <table:table-cell office:value-type="float" office:value="225748" calcext:value-type="float">
            <text:p>225748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163787" calcext:value-type="float">
            <text:p>16378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2700" calcext:value-type="float">
            <text:p>602700</text:p>
          </table:table-cell>
          <table:table-cell office:value-type="float" office:value="2354717" calcext:value-type="float">
            <text:p>2354717</text:p>
          </table:table-cell>
          <table:table-cell office:value-type="float" office:value="692580" calcext:value-type="float">
            <text:p>692580</text:p>
          </table:table-cell>
          <table:table-cell office:value-type="float" office:value="239280" calcext:value-type="float">
            <text:p>239280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83838" calcext:value-type="float">
            <text:p>83838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2365" calcext:value-type="float">
            <text:p>582365</text:p>
          </table:table-cell>
          <table:table-cell office:value-type="float" office:value="2294898" calcext:value-type="float">
            <text:p>2294898</text:p>
          </table:table-cell>
          <table:table-cell office:value-type="float" office:value="698409" calcext:value-type="float">
            <text:p>698409</text:p>
          </table:table-cell>
          <table:table-cell office:value-type="float" office:value="245109" calcext:value-type="float">
            <text:p>245109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45490" calcext:value-type="float">
            <text:p>4549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34034" calcext:value-type="float">
            <text:p>734034</text:p>
          </table:table-cell>
          <table:table-cell office:value-type="float" office:value="2832609" calcext:value-type="float">
            <text:p>2832609</text:p>
          </table:table-cell>
          <table:table-cell office:value-type="float" office:value="524322" calcext:value-type="float">
            <text:p>524322</text:p>
          </table:table-cell>
          <table:table-cell office:value-type="float" office:value="71022" calcext:value-type="float">
            <text:p>71022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403224" calcext:value-type="float">
            <text:p>40322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09" calcext:value-type="float">
            <text:p>622409</text:p>
          </table:table-cell>
          <table:table-cell office:value-type="float" office:value="2383937" calcext:value-type="float">
            <text:p>2383937</text:p>
          </table:table-cell>
          <table:table-cell office:value-type="float" office:value="527702" calcext:value-type="float">
            <text:p>527702</text:p>
          </table:table-cell>
          <table:table-cell office:value-type="float" office:value="74402" calcext:value-type="float">
            <text:p>74402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3470" calcext:value-type="float">
            <text:p>13347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568" calcext:value-type="float">
            <text:p>580568</text:p>
          </table:table-cell>
          <table:table-cell office:value-type="float" office:value="2265026" calcext:value-type="float">
            <text:p>2265026</text:p>
          </table:table-cell>
          <table:table-cell office:value-type="float" office:value="528566" calcext:value-type="float">
            <text:p>528566</text:p>
          </table:table-cell>
          <table:table-cell office:value-type="float" office:value="75266" calcext:value-type="float">
            <text:p>7526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68859" calcext:value-type="float">
            <text:p>688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401" calcext:value-type="float">
            <text:p>730401</text:p>
          </table:table-cell>
          <table:table-cell office:value-type="float" office:value="2819699" calcext:value-type="float">
            <text:p>2819699</text:p>
          </table:table-cell>
          <table:table-cell office:value-type="float" office:value="549764" calcext:value-type="float">
            <text:p>549764</text:p>
          </table:table-cell>
          <table:table-cell office:value-type="float" office:value="96464" calcext:value-type="float">
            <text:p>96464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79571" calcext:value-type="float">
            <text:p>6795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8773" calcext:value-type="float">
            <text:p>628773</text:p>
          </table:table-cell>
          <table:table-cell office:value-type="float" office:value="2436413" calcext:value-type="float">
            <text:p>2436413</text:p>
          </table:table-cell>
          <table:table-cell office:value-type="float" office:value="549807" calcext:value-type="float">
            <text:p>549807</text:p>
          </table:table-cell>
          <table:table-cell office:value-type="float" office:value="96507" calcext:value-type="float">
            <text:p>96507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258657" calcext:value-type="float">
            <text:p>25865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794" calcext:value-type="float">
            <text:p>597794</text:p>
          </table:table-cell>
          <table:table-cell office:value-type="float" office:value="2343515" calcext:value-type="float">
            <text:p>2343515</text:p>
          </table:table-cell>
          <table:table-cell office:value-type="float" office:value="549819" calcext:value-type="float">
            <text:p>549819</text:p>
          </table:table-cell>
          <table:table-cell office:value-type="float" office:value="96519" calcext:value-type="float">
            <text:p>96519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81665" calcext:value-type="float">
            <text:p>18166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5114" calcext:value-type="float">
            <text:p>565114</text:p>
          </table:table-cell>
          <table:table-cell office:value-type="float" office:value="2221661" calcext:value-type="float">
            <text:p>2221661</text:p>
          </table:table-cell>
          <table:table-cell office:value-type="float" office:value="562145" calcext:value-type="float">
            <text:p>562145</text:p>
          </table:table-cell>
          <table:table-cell office:value-type="float" office:value="108845" calcext:value-type="float">
            <text:p>108845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00359" calcext:value-type="float">
            <text:p>1003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4034" calcext:value-type="float">
            <text:p>734034</text:p>
          </table:table-cell>
          <table:table-cell office:value-type="float" office:value="2832609" calcext:value-type="float">
            <text:p>2832609</text:p>
          </table:table-cell>
          <table:table-cell office:value-type="float" office:value="524322" calcext:value-type="float">
            <text:p>524322</text:p>
          </table:table-cell>
          <table:table-cell office:value-type="float" office:value="71022" calcext:value-type="float">
            <text:p>71022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403224" calcext:value-type="float">
            <text:p>40322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09" calcext:value-type="float">
            <text:p>622409</text:p>
          </table:table-cell>
          <table:table-cell office:value-type="float" office:value="2383937" calcext:value-type="float">
            <text:p>2383937</text:p>
          </table:table-cell>
          <table:table-cell office:value-type="float" office:value="527702" calcext:value-type="float">
            <text:p>527702</text:p>
          </table:table-cell>
          <table:table-cell office:value-type="float" office:value="74402" calcext:value-type="float">
            <text:p>74402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3470" calcext:value-type="float">
            <text:p>13347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568" calcext:value-type="float">
            <text:p>580568</text:p>
          </table:table-cell>
          <table:table-cell office:value-type="float" office:value="2265026" calcext:value-type="float">
            <text:p>2265026</text:p>
          </table:table-cell>
          <table:table-cell office:value-type="float" office:value="528566" calcext:value-type="float">
            <text:p>528566</text:p>
          </table:table-cell>
          <table:table-cell office:value-type="float" office:value="75266" calcext:value-type="float">
            <text:p>7526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68859" calcext:value-type="float">
            <text:p>688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401" calcext:value-type="float">
            <text:p>730401</text:p>
          </table:table-cell>
          <table:table-cell office:value-type="float" office:value="2819699" calcext:value-type="float">
            <text:p>2819699</text:p>
          </table:table-cell>
          <table:table-cell office:value-type="float" office:value="549764" calcext:value-type="float">
            <text:p>549764</text:p>
          </table:table-cell>
          <table:table-cell office:value-type="float" office:value="96464" calcext:value-type="float">
            <text:p>96464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79571" calcext:value-type="float">
            <text:p>6795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28773" calcext:value-type="float">
            <text:p>628773</text:p>
          </table:table-cell>
          <table:table-cell office:value-type="float" office:value="2436413" calcext:value-type="float">
            <text:p>2436413</text:p>
          </table:table-cell>
          <table:table-cell office:value-type="float" office:value="549807" calcext:value-type="float">
            <text:p>549807</text:p>
          </table:table-cell>
          <table:table-cell office:value-type="float" office:value="96507" calcext:value-type="float">
            <text:p>96507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258657" calcext:value-type="float">
            <text:p>25865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794" calcext:value-type="float">
            <text:p>597794</text:p>
          </table:table-cell>
          <table:table-cell office:value-type="float" office:value="2343515" calcext:value-type="float">
            <text:p>2343515</text:p>
          </table:table-cell>
          <table:table-cell office:value-type="float" office:value="549819" calcext:value-type="float">
            <text:p>549819</text:p>
          </table:table-cell>
          <table:table-cell office:value-type="float" office:value="96519" calcext:value-type="float">
            <text:p>96519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81665" calcext:value-type="float">
            <text:p>18166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5114" calcext:value-type="float">
            <text:p>565114</text:p>
          </table:table-cell>
          <table:table-cell office:value-type="float" office:value="2221661" calcext:value-type="float">
            <text:p>2221661</text:p>
          </table:table-cell>
          <table:table-cell office:value-type="float" office:value="562145" calcext:value-type="float">
            <text:p>562145</text:p>
          </table:table-cell>
          <table:table-cell office:value-type="float" office:value="108845" calcext:value-type="float">
            <text:p>108845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00359" calcext:value-type="float">
            <text:p>1003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34034" calcext:value-type="float">
            <text:p>734034</text:p>
          </table:table-cell>
          <table:table-cell office:value-type="float" office:value="2832609" calcext:value-type="float">
            <text:p>2832609</text:p>
          </table:table-cell>
          <table:table-cell office:value-type="float" office:value="524326" calcext:value-type="float">
            <text:p>524326</text:p>
          </table:table-cell>
          <table:table-cell office:value-type="float" office:value="71026" calcext:value-type="float">
            <text:p>7102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403224" calcext:value-type="float">
            <text:p>40322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09" calcext:value-type="float">
            <text:p>622409</text:p>
          </table:table-cell>
          <table:table-cell office:value-type="float" office:value="2383937" calcext:value-type="float">
            <text:p>2383937</text:p>
          </table:table-cell>
          <table:table-cell office:value-type="float" office:value="527706" calcext:value-type="float">
            <text:p>527706</text:p>
          </table:table-cell>
          <table:table-cell office:value-type="float" office:value="74406" calcext:value-type="float">
            <text:p>7440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3470" calcext:value-type="float">
            <text:p>13347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568" calcext:value-type="float">
            <text:p>580568</text:p>
          </table:table-cell>
          <table:table-cell office:value-type="float" office:value="2265026" calcext:value-type="float">
            <text:p>2265026</text:p>
          </table:table-cell>
          <table:table-cell office:value-type="float" office:value="528570" calcext:value-type="float">
            <text:p>528570</text:p>
          </table:table-cell>
          <table:table-cell office:value-type="float" office:value="75270" calcext:value-type="float">
            <text:p>75270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68859" calcext:value-type="float">
            <text:p>688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401" calcext:value-type="float">
            <text:p>730401</text:p>
          </table:table-cell>
          <table:table-cell office:value-type="float" office:value="2819699" calcext:value-type="float">
            <text:p>2819699</text:p>
          </table:table-cell>
          <table:table-cell office:value-type="float" office:value="549768" calcext:value-type="float">
            <text:p>549768</text:p>
          </table:table-cell>
          <table:table-cell office:value-type="float" office:value="96468" calcext:value-type="float">
            <text:p>96468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79571" calcext:value-type="float">
            <text:p>6795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8773" calcext:value-type="float">
            <text:p>628773</text:p>
          </table:table-cell>
          <table:table-cell office:value-type="float" office:value="2436413" calcext:value-type="float">
            <text:p>2436413</text:p>
          </table:table-cell>
          <table:table-cell office:value-type="float" office:value="549811" calcext:value-type="float">
            <text:p>549811</text:p>
          </table:table-cell>
          <table:table-cell office:value-type="float" office:value="96511" calcext:value-type="float">
            <text:p>96511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258657" calcext:value-type="float">
            <text:p>25865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794" calcext:value-type="float">
            <text:p>597794</text:p>
          </table:table-cell>
          <table:table-cell office:value-type="float" office:value="2343515" calcext:value-type="float">
            <text:p>2343515</text:p>
          </table:table-cell>
          <table:table-cell office:value-type="float" office:value="549823" calcext:value-type="float">
            <text:p>549823</text:p>
          </table:table-cell>
          <table:table-cell office:value-type="float" office:value="96523" calcext:value-type="float">
            <text:p>96523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81665" calcext:value-type="float">
            <text:p>18166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5114" calcext:value-type="float">
            <text:p>565114</text:p>
          </table:table-cell>
          <table:table-cell office:value-type="float" office:value="2221661" calcext:value-type="float">
            <text:p>2221661</text:p>
          </table:table-cell>
          <table:table-cell office:value-type="float" office:value="562149" calcext:value-type="float">
            <text:p>562149</text:p>
          </table:table-cell>
          <table:table-cell office:value-type="float" office:value="108849" calcext:value-type="float">
            <text:p>108849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00359" calcext:value-type="float">
            <text:p>1003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4034" calcext:value-type="float">
            <text:p>734034</text:p>
          </table:table-cell>
          <table:table-cell office:value-type="float" office:value="2832609" calcext:value-type="float">
            <text:p>2832609</text:p>
          </table:table-cell>
          <table:table-cell office:value-type="float" office:value="524326" calcext:value-type="float">
            <text:p>524326</text:p>
          </table:table-cell>
          <table:table-cell office:value-type="float" office:value="71026" calcext:value-type="float">
            <text:p>7102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403224" calcext:value-type="float">
            <text:p>40322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09" calcext:value-type="float">
            <text:p>622409</text:p>
          </table:table-cell>
          <table:table-cell office:value-type="float" office:value="2383937" calcext:value-type="float">
            <text:p>2383937</text:p>
          </table:table-cell>
          <table:table-cell office:value-type="float" office:value="527706" calcext:value-type="float">
            <text:p>527706</text:p>
          </table:table-cell>
          <table:table-cell office:value-type="float" office:value="74406" calcext:value-type="float">
            <text:p>7440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3470" calcext:value-type="float">
            <text:p>13347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568" calcext:value-type="float">
            <text:p>580568</text:p>
          </table:table-cell>
          <table:table-cell office:value-type="float" office:value="2265026" calcext:value-type="float">
            <text:p>2265026</text:p>
          </table:table-cell>
          <table:table-cell office:value-type="float" office:value="528570" calcext:value-type="float">
            <text:p>528570</text:p>
          </table:table-cell>
          <table:table-cell office:value-type="float" office:value="75270" calcext:value-type="float">
            <text:p>75270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68859" calcext:value-type="float">
            <text:p>688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401" calcext:value-type="float">
            <text:p>730401</text:p>
          </table:table-cell>
          <table:table-cell office:value-type="float" office:value="2819699" calcext:value-type="float">
            <text:p>2819699</text:p>
          </table:table-cell>
          <table:table-cell office:value-type="float" office:value="549768" calcext:value-type="float">
            <text:p>549768</text:p>
          </table:table-cell>
          <table:table-cell office:value-type="float" office:value="96468" calcext:value-type="float">
            <text:p>96468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79571" calcext:value-type="float">
            <text:p>6795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28773" calcext:value-type="float">
            <text:p>628773</text:p>
          </table:table-cell>
          <table:table-cell office:value-type="float" office:value="2436413" calcext:value-type="float">
            <text:p>2436413</text:p>
          </table:table-cell>
          <table:table-cell office:value-type="float" office:value="549811" calcext:value-type="float">
            <text:p>549811</text:p>
          </table:table-cell>
          <table:table-cell office:value-type="float" office:value="96511" calcext:value-type="float">
            <text:p>96511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258657" calcext:value-type="float">
            <text:p>25865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794" calcext:value-type="float">
            <text:p>597794</text:p>
          </table:table-cell>
          <table:table-cell office:value-type="float" office:value="2343515" calcext:value-type="float">
            <text:p>2343515</text:p>
          </table:table-cell>
          <table:table-cell office:value-type="float" office:value="549823" calcext:value-type="float">
            <text:p>549823</text:p>
          </table:table-cell>
          <table:table-cell office:value-type="float" office:value="96523" calcext:value-type="float">
            <text:p>96523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81665" calcext:value-type="float">
            <text:p>18166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5114" calcext:value-type="float">
            <text:p>565114</text:p>
          </table:table-cell>
          <table:table-cell office:value-type="float" office:value="2221661" calcext:value-type="float">
            <text:p>2221661</text:p>
          </table:table-cell>
          <table:table-cell office:value-type="float" office:value="562149" calcext:value-type="float">
            <text:p>562149</text:p>
          </table:table-cell>
          <table:table-cell office:value-type="float" office:value="108849" calcext:value-type="float">
            <text:p>108849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00359" calcext:value-type="float">
            <text:p>1003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34034" calcext:value-type="float">
            <text:p>734034</text:p>
          </table:table-cell>
          <table:table-cell office:value-type="float" office:value="2832609" calcext:value-type="float">
            <text:p>2832609</text:p>
          </table:table-cell>
          <table:table-cell office:value-type="float" office:value="524326" calcext:value-type="float">
            <text:p>524326</text:p>
          </table:table-cell>
          <table:table-cell office:value-type="float" office:value="71026" calcext:value-type="float">
            <text:p>7102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403224" calcext:value-type="float">
            <text:p>40322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09" calcext:value-type="float">
            <text:p>622409</text:p>
          </table:table-cell>
          <table:table-cell office:value-type="float" office:value="2383937" calcext:value-type="float">
            <text:p>2383937</text:p>
          </table:table-cell>
          <table:table-cell office:value-type="float" office:value="527706" calcext:value-type="float">
            <text:p>527706</text:p>
          </table:table-cell>
          <table:table-cell office:value-type="float" office:value="74406" calcext:value-type="float">
            <text:p>7440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3470" calcext:value-type="float">
            <text:p>13347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568" calcext:value-type="float">
            <text:p>580568</text:p>
          </table:table-cell>
          <table:table-cell office:value-type="float" office:value="2265026" calcext:value-type="float">
            <text:p>2265026</text:p>
          </table:table-cell>
          <table:table-cell office:value-type="float" office:value="528570" calcext:value-type="float">
            <text:p>528570</text:p>
          </table:table-cell>
          <table:table-cell office:value-type="float" office:value="75270" calcext:value-type="float">
            <text:p>75270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68859" calcext:value-type="float">
            <text:p>688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401" calcext:value-type="float">
            <text:p>730401</text:p>
          </table:table-cell>
          <table:table-cell office:value-type="float" office:value="2819699" calcext:value-type="float">
            <text:p>2819699</text:p>
          </table:table-cell>
          <table:table-cell office:value-type="float" office:value="549768" calcext:value-type="float">
            <text:p>549768</text:p>
          </table:table-cell>
          <table:table-cell office:value-type="float" office:value="96468" calcext:value-type="float">
            <text:p>96468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79571" calcext:value-type="float">
            <text:p>6795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8773" calcext:value-type="float">
            <text:p>628773</text:p>
          </table:table-cell>
          <table:table-cell office:value-type="float" office:value="2436413" calcext:value-type="float">
            <text:p>2436413</text:p>
          </table:table-cell>
          <table:table-cell office:value-type="float" office:value="549811" calcext:value-type="float">
            <text:p>549811</text:p>
          </table:table-cell>
          <table:table-cell office:value-type="float" office:value="96511" calcext:value-type="float">
            <text:p>96511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258657" calcext:value-type="float">
            <text:p>25865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794" calcext:value-type="float">
            <text:p>597794</text:p>
          </table:table-cell>
          <table:table-cell office:value-type="float" office:value="2343515" calcext:value-type="float">
            <text:p>2343515</text:p>
          </table:table-cell>
          <table:table-cell office:value-type="float" office:value="549823" calcext:value-type="float">
            <text:p>549823</text:p>
          </table:table-cell>
          <table:table-cell office:value-type="float" office:value="96523" calcext:value-type="float">
            <text:p>96523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81665" calcext:value-type="float">
            <text:p>18166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5114" calcext:value-type="float">
            <text:p>565114</text:p>
          </table:table-cell>
          <table:table-cell office:value-type="float" office:value="2221661" calcext:value-type="float">
            <text:p>2221661</text:p>
          </table:table-cell>
          <table:table-cell office:value-type="float" office:value="562149" calcext:value-type="float">
            <text:p>562149</text:p>
          </table:table-cell>
          <table:table-cell office:value-type="float" office:value="108849" calcext:value-type="float">
            <text:p>108849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00359" calcext:value-type="float">
            <text:p>1003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4034" calcext:value-type="float">
            <text:p>734034</text:p>
          </table:table-cell>
          <table:table-cell office:value-type="float" office:value="2832609" calcext:value-type="float">
            <text:p>2832609</text:p>
          </table:table-cell>
          <table:table-cell office:value-type="float" office:value="524326" calcext:value-type="float">
            <text:p>524326</text:p>
          </table:table-cell>
          <table:table-cell office:value-type="float" office:value="71026" calcext:value-type="float">
            <text:p>7102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403224" calcext:value-type="float">
            <text:p>40322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09" calcext:value-type="float">
            <text:p>622409</text:p>
          </table:table-cell>
          <table:table-cell office:value-type="float" office:value="2383937" calcext:value-type="float">
            <text:p>2383937</text:p>
          </table:table-cell>
          <table:table-cell office:value-type="float" office:value="527706" calcext:value-type="float">
            <text:p>527706</text:p>
          </table:table-cell>
          <table:table-cell office:value-type="float" office:value="74406" calcext:value-type="float">
            <text:p>7440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3470" calcext:value-type="float">
            <text:p>13347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568" calcext:value-type="float">
            <text:p>580568</text:p>
          </table:table-cell>
          <table:table-cell office:value-type="float" office:value="2265026" calcext:value-type="float">
            <text:p>2265026</text:p>
          </table:table-cell>
          <table:table-cell office:value-type="float" office:value="528570" calcext:value-type="float">
            <text:p>528570</text:p>
          </table:table-cell>
          <table:table-cell office:value-type="float" office:value="75270" calcext:value-type="float">
            <text:p>75270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68859" calcext:value-type="float">
            <text:p>688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401" calcext:value-type="float">
            <text:p>730401</text:p>
          </table:table-cell>
          <table:table-cell office:value-type="float" office:value="2819699" calcext:value-type="float">
            <text:p>2819699</text:p>
          </table:table-cell>
          <table:table-cell office:value-type="float" office:value="549768" calcext:value-type="float">
            <text:p>549768</text:p>
          </table:table-cell>
          <table:table-cell office:value-type="float" office:value="96468" calcext:value-type="float">
            <text:p>96468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79571" calcext:value-type="float">
            <text:p>6795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28773" calcext:value-type="float">
            <text:p>628773</text:p>
          </table:table-cell>
          <table:table-cell office:value-type="float" office:value="2436413" calcext:value-type="float">
            <text:p>2436413</text:p>
          </table:table-cell>
          <table:table-cell office:value-type="float" office:value="549811" calcext:value-type="float">
            <text:p>549811</text:p>
          </table:table-cell>
          <table:table-cell office:value-type="float" office:value="96511" calcext:value-type="float">
            <text:p>96511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258657" calcext:value-type="float">
            <text:p>25865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794" calcext:value-type="float">
            <text:p>597794</text:p>
          </table:table-cell>
          <table:table-cell office:value-type="float" office:value="2343515" calcext:value-type="float">
            <text:p>2343515</text:p>
          </table:table-cell>
          <table:table-cell office:value-type="float" office:value="549823" calcext:value-type="float">
            <text:p>549823</text:p>
          </table:table-cell>
          <table:table-cell office:value-type="float" office:value="96523" calcext:value-type="float">
            <text:p>96523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81665" calcext:value-type="float">
            <text:p>18166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5114" calcext:value-type="float">
            <text:p>565114</text:p>
          </table:table-cell>
          <table:table-cell office:value-type="float" office:value="2221661" calcext:value-type="float">
            <text:p>2221661</text:p>
          </table:table-cell>
          <table:table-cell office:value-type="float" office:value="562149" calcext:value-type="float">
            <text:p>562149</text:p>
          </table:table-cell>
          <table:table-cell office:value-type="float" office:value="108849" calcext:value-type="float">
            <text:p>108849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00359" calcext:value-type="float">
            <text:p>1003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80050" calcext:value-type="float">
            <text:p>580050</text:p>
          </table:table-cell>
          <table:table-cell office:value-type="float" office:value="4550146" calcext:value-type="float">
            <text:p>4550146</text:p>
          </table:table-cell>
          <table:table-cell office:value-type="float" office:value="472706" calcext:value-type="float">
            <text:p>472706</text:p>
          </table:table-cell>
          <table:table-cell office:value-type="float" office:value="19418" calcext:value-type="float">
            <text:p>19418</text:p>
          </table:table-cell>
          <table:table-cell office:value-type="float" office:value="666232" calcext:value-type="float">
            <text:p>66623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51859" calcext:value-type="float">
            <text:p>185185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2313" calcext:value-type="float">
            <text:p>392313</text:p>
          </table:table-cell>
          <table:table-cell office:value-type="float" office:value="3005962" calcext:value-type="float">
            <text:p>3005962</text:p>
          </table:table-cell>
          <table:table-cell office:value-type="float" office:value="486887" calcext:value-type="float">
            <text:p>486887</text:p>
          </table:table-cell>
          <table:table-cell office:value-type="float" office:value="33599" calcext:value-type="float">
            <text:p>33599</text:p>
          </table:table-cell>
          <table:table-cell office:value-type="float" office:value="666232" calcext:value-type="float">
            <text:p>666232</text:p>
          </table:table-cell>
          <table:table-cell office:value-type="float" office:value="150968" calcext:value-type="float">
            <text:p>150968</text:p>
          </table:table-cell>
          <table:table-cell office:value-type="float" office:value="496523" calcext:value-type="float">
            <text:p>49652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3469" calcext:value-type="float">
            <text:p>333469</text:p>
          </table:table-cell>
          <table:table-cell office:value-type="float" office:value="2572089" calcext:value-type="float">
            <text:p>2572089</text:p>
          </table:table-cell>
          <table:table-cell office:value-type="float" office:value="497596" calcext:value-type="float">
            <text:p>497596</text:p>
          </table:table-cell>
          <table:table-cell office:value-type="float" office:value="44308" calcext:value-type="float">
            <text:p>44308</text:p>
          </table:table-cell>
          <table:table-cell office:value-type="float" office:value="666232" calcext:value-type="float">
            <text:p>66623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7059" calcext:value-type="float">
            <text:p>19705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5271" calcext:value-type="float">
            <text:p>305271</text:p>
          </table:table-cell>
          <table:table-cell office:value-type="float" office:value="2371110" calcext:value-type="float">
            <text:p>2371110</text:p>
          </table:table-cell>
          <table:table-cell office:value-type="float" office:value="502581" calcext:value-type="float">
            <text:p>502581</text:p>
          </table:table-cell>
          <table:table-cell office:value-type="float" office:value="49293" calcext:value-type="float">
            <text:p>49293</text:p>
          </table:table-cell>
          <table:table-cell office:value-type="float" office:value="666232" calcext:value-type="float">
            <text:p>666232</text:p>
          </table:table-cell>
          <table:table-cell office:value-type="float" office:value="150968" calcext:value-type="float">
            <text:p>150968</text:p>
          </table:table-cell>
          <table:table-cell office:value-type="float" office:value="75599" calcext:value-type="float">
            <text:p>755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84381" calcext:value-type="float">
            <text:p>584381</text:p>
          </table:table-cell>
          <table:table-cell office:value-type="float" office:value="4577475" calcext:value-type="float">
            <text:p>4577475</text:p>
          </table:table-cell>
          <table:table-cell office:value-type="float" office:value="601257" calcext:value-type="float">
            <text:p>601257</text:p>
          </table:table-cell>
          <table:table-cell office:value-type="float" office:value="147969" calcext:value-type="float">
            <text:p>147969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66985" calcext:value-type="float">
            <text:p>186698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2798" calcext:value-type="float">
            <text:p>392798</text:p>
          </table:table-cell>
          <table:table-cell office:value-type="float" office:value="3007113" calcext:value-type="float">
            <text:p>3007113</text:p>
          </table:table-cell>
          <table:table-cell office:value-type="float" office:value="608586" calcext:value-type="float">
            <text:p>608586</text:p>
          </table:table-cell>
          <table:table-cell office:value-type="float" office:value="155298" calcext:value-type="float">
            <text:p>155298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490034" calcext:value-type="float">
            <text:p>490034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3813" calcext:value-type="float">
            <text:p>333813</text:p>
          </table:table-cell>
          <table:table-cell office:value-type="float" office:value="2560899" calcext:value-type="float">
            <text:p>2560899</text:p>
          </table:table-cell>
          <table:table-cell office:value-type="float" office:value="614611" calcext:value-type="float">
            <text:p>614611</text:p>
          </table:table-cell>
          <table:table-cell office:value-type="float" office:value="161323" calcext:value-type="float">
            <text:p>161323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5790" calcext:value-type="float">
            <text:p>185790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5590" calcext:value-type="float">
            <text:p>305590</text:p>
          </table:table-cell>
          <table:table-cell office:value-type="float" office:value="2375765" calcext:value-type="float">
            <text:p>2375765</text:p>
          </table:table-cell>
          <table:table-cell office:value-type="float" office:value="616671" calcext:value-type="float">
            <text:p>616671</text:p>
          </table:table-cell>
          <table:table-cell office:value-type="float" office:value="163383" calcext:value-type="float">
            <text:p>163383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77286" calcext:value-type="float">
            <text:p>77286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9096" calcext:value-type="float">
            <text:p>589096</text:p>
          </table:table-cell>
          <table:table-cell office:value-type="float" office:value="4641058" calcext:value-type="float">
            <text:p>4641058</text:p>
          </table:table-cell>
          <table:table-cell office:value-type="float" office:value="624290" calcext:value-type="float">
            <text:p>624290</text:p>
          </table:table-cell>
          <table:table-cell office:value-type="float" office:value="171002" calcext:value-type="float">
            <text:p>171002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986651" calcext:value-type="float">
            <text:p>2986651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5684" calcext:value-type="float">
            <text:p>385684</text:p>
          </table:table-cell>
          <table:table-cell office:value-type="float" office:value="2968828" calcext:value-type="float">
            <text:p>2968828</text:p>
          </table:table-cell>
          <table:table-cell office:value-type="float" office:value="643092" calcext:value-type="float">
            <text:p>643092</text:p>
          </table:table-cell>
          <table:table-cell office:value-type="float" office:value="189804" calcext:value-type="float">
            <text:p>189804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662177" calcext:value-type="float">
            <text:p>6621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7865" calcext:value-type="float">
            <text:p>327865</text:p>
          </table:table-cell>
          <table:table-cell office:value-type="float" office:value="2527162" calcext:value-type="float">
            <text:p>2527162</text:p>
          </table:table-cell>
          <table:table-cell office:value-type="float" office:value="672139" calcext:value-type="float">
            <text:p>672139</text:p>
          </table:table-cell>
          <table:table-cell office:value-type="float" office:value="218851" calcext:value-type="float">
            <text:p>218851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12900" calcext:value-type="float">
            <text:p>212900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5175" calcext:value-type="float">
            <text:p>305175</text:p>
          </table:table-cell>
          <table:table-cell office:value-type="float" office:value="2380844" calcext:value-type="float">
            <text:p>2380844</text:p>
          </table:table-cell>
          <table:table-cell office:value-type="float" office:value="689880" calcext:value-type="float">
            <text:p>689880</text:p>
          </table:table-cell>
          <table:table-cell office:value-type="float" office:value="236592" calcext:value-type="float">
            <text:p>236592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101836" calcext:value-type="float">
            <text:p>101836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4381" calcext:value-type="float">
            <text:p>584381</text:p>
          </table:table-cell>
          <table:table-cell office:value-type="float" office:value="4577475" calcext:value-type="float">
            <text:p>4577475</text:p>
          </table:table-cell>
          <table:table-cell office:value-type="float" office:value="601257" calcext:value-type="float">
            <text:p>601257</text:p>
          </table:table-cell>
          <table:table-cell office:value-type="float" office:value="147969" calcext:value-type="float">
            <text:p>147969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66985" calcext:value-type="float">
            <text:p>186698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2798" calcext:value-type="float">
            <text:p>392798</text:p>
          </table:table-cell>
          <table:table-cell office:value-type="float" office:value="3007113" calcext:value-type="float">
            <text:p>3007113</text:p>
          </table:table-cell>
          <table:table-cell office:value-type="float" office:value="608586" calcext:value-type="float">
            <text:p>608586</text:p>
          </table:table-cell>
          <table:table-cell office:value-type="float" office:value="155298" calcext:value-type="float">
            <text:p>155298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490034" calcext:value-type="float">
            <text:p>490034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3813" calcext:value-type="float">
            <text:p>333813</text:p>
          </table:table-cell>
          <table:table-cell office:value-type="float" office:value="2560899" calcext:value-type="float">
            <text:p>2560899</text:p>
          </table:table-cell>
          <table:table-cell office:value-type="float" office:value="614611" calcext:value-type="float">
            <text:p>614611</text:p>
          </table:table-cell>
          <table:table-cell office:value-type="float" office:value="161323" calcext:value-type="float">
            <text:p>161323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5790" calcext:value-type="float">
            <text:p>185790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5590" calcext:value-type="float">
            <text:p>305590</text:p>
          </table:table-cell>
          <table:table-cell office:value-type="float" office:value="2375765" calcext:value-type="float">
            <text:p>2375765</text:p>
          </table:table-cell>
          <table:table-cell office:value-type="float" office:value="616671" calcext:value-type="float">
            <text:p>616671</text:p>
          </table:table-cell>
          <table:table-cell office:value-type="float" office:value="163383" calcext:value-type="float">
            <text:p>163383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77286" calcext:value-type="float">
            <text:p>77286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9096" calcext:value-type="float">
            <text:p>589096</text:p>
          </table:table-cell>
          <table:table-cell office:value-type="float" office:value="4641058" calcext:value-type="float">
            <text:p>4641058</text:p>
          </table:table-cell>
          <table:table-cell office:value-type="float" office:value="624290" calcext:value-type="float">
            <text:p>624290</text:p>
          </table:table-cell>
          <table:table-cell office:value-type="float" office:value="171002" calcext:value-type="float">
            <text:p>171002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986651" calcext:value-type="float">
            <text:p>2986651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85684" calcext:value-type="float">
            <text:p>385684</text:p>
          </table:table-cell>
          <table:table-cell office:value-type="float" office:value="2968828" calcext:value-type="float">
            <text:p>2968828</text:p>
          </table:table-cell>
          <table:table-cell office:value-type="float" office:value="643092" calcext:value-type="float">
            <text:p>643092</text:p>
          </table:table-cell>
          <table:table-cell office:value-type="float" office:value="189804" calcext:value-type="float">
            <text:p>189804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662177" calcext:value-type="float">
            <text:p>6621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7865" calcext:value-type="float">
            <text:p>327865</text:p>
          </table:table-cell>
          <table:table-cell office:value-type="float" office:value="2527162" calcext:value-type="float">
            <text:p>2527162</text:p>
          </table:table-cell>
          <table:table-cell office:value-type="float" office:value="672139" calcext:value-type="float">
            <text:p>672139</text:p>
          </table:table-cell>
          <table:table-cell office:value-type="float" office:value="218851" calcext:value-type="float">
            <text:p>218851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12900" calcext:value-type="float">
            <text:p>212900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5175" calcext:value-type="float">
            <text:p>305175</text:p>
          </table:table-cell>
          <table:table-cell office:value-type="float" office:value="2380844" calcext:value-type="float">
            <text:p>2380844</text:p>
          </table:table-cell>
          <table:table-cell office:value-type="float" office:value="689880" calcext:value-type="float">
            <text:p>689880</text:p>
          </table:table-cell>
          <table:table-cell office:value-type="float" office:value="236592" calcext:value-type="float">
            <text:p>236592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101836" calcext:value-type="float">
            <text:p>101836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5100" calcext:value-type="float">
            <text:p>585100</text:p>
          </table:table-cell>
          <table:table-cell office:value-type="float" office:value="4580919" calcext:value-type="float">
            <text:p>4580919</text:p>
          </table:table-cell>
          <table:table-cell office:value-type="float" office:value="603302" calcext:value-type="float">
            <text:p>603302</text:p>
          </table:table-cell>
          <table:table-cell office:value-type="float" office:value="150014" calcext:value-type="float">
            <text:p>150014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69678" calcext:value-type="float">
            <text:p>1869678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4565" calcext:value-type="float">
            <text:p>394565</text:p>
          </table:table-cell>
          <table:table-cell office:value-type="float" office:value="3018191" calcext:value-type="float">
            <text:p>3018191</text:p>
          </table:table-cell>
          <table:table-cell office:value-type="float" office:value="609448" calcext:value-type="float">
            <text:p>609448</text:p>
          </table:table-cell>
          <table:table-cell office:value-type="float" office:value="156160" calcext:value-type="float">
            <text:p>156160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0314" calcext:value-type="float">
            <text:p>500314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5801" calcext:value-type="float">
            <text:p>335801</text:p>
          </table:table-cell>
          <table:table-cell office:value-type="float" office:value="2586828" calcext:value-type="float">
            <text:p>2586828</text:p>
          </table:table-cell>
          <table:table-cell office:value-type="float" office:value="614918" calcext:value-type="float">
            <text:p>614918</text:p>
          </table:table-cell>
          <table:table-cell office:value-type="float" office:value="161630" calcext:value-type="float">
            <text:p>161630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4433" calcext:value-type="float">
            <text:p>20443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7391" calcext:value-type="float">
            <text:p>307391</text:p>
          </table:table-cell>
          <table:table-cell office:value-type="float" office:value="2378598" calcext:value-type="float">
            <text:p>2378598</text:p>
          </table:table-cell>
          <table:table-cell office:value-type="float" office:value="617571" calcext:value-type="float">
            <text:p>617571</text:p>
          </table:table-cell>
          <table:table-cell office:value-type="float" office:value="164283" calcext:value-type="float">
            <text:p>164283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79472" calcext:value-type="float">
            <text:p>7947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7830" calcext:value-type="float">
            <text:p>587830</text:p>
          </table:table-cell>
          <table:table-cell office:value-type="float" office:value="4623621" calcext:value-type="float">
            <text:p>4623621</text:p>
          </table:table-cell>
          <table:table-cell office:value-type="float" office:value="626625" calcext:value-type="float">
            <text:p>626625</text:p>
          </table:table-cell>
          <table:table-cell office:value-type="float" office:value="173337" calcext:value-type="float">
            <text:p>173337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940863" calcext:value-type="float">
            <text:p>294086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6020" calcext:value-type="float">
            <text:p>386020</text:p>
          </table:table-cell>
          <table:table-cell office:value-type="float" office:value="2973007" calcext:value-type="float">
            <text:p>2973007</text:p>
          </table:table-cell>
          <table:table-cell office:value-type="float" office:value="643975" calcext:value-type="float">
            <text:p>643975</text:p>
          </table:table-cell>
          <table:table-cell office:value-type="float" office:value="190687" calcext:value-type="float">
            <text:p>190687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672563" calcext:value-type="float">
            <text:p>67256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8982" calcext:value-type="float">
            <text:p>328982</text:p>
          </table:table-cell>
          <table:table-cell office:value-type="float" office:value="2532896" calcext:value-type="float">
            <text:p>2532896</text:p>
          </table:table-cell>
          <table:table-cell office:value-type="float" office:value="671282" calcext:value-type="float">
            <text:p>671282</text:p>
          </table:table-cell>
          <table:table-cell office:value-type="float" office:value="217994" calcext:value-type="float">
            <text:p>217994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21651" calcext:value-type="float">
            <text:p>221651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3943" calcext:value-type="float">
            <text:p>303943</text:p>
          </table:table-cell>
          <table:table-cell office:value-type="float" office:value="2372272" calcext:value-type="float">
            <text:p>2372272</text:p>
          </table:table-cell>
          <table:table-cell office:value-type="float" office:value="687091" calcext:value-type="float">
            <text:p>687091</text:p>
          </table:table-cell>
          <table:table-cell office:value-type="float" office:value="233803" calcext:value-type="float">
            <text:p>233803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99617" calcext:value-type="float">
            <text:p>9961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5100" calcext:value-type="float">
            <text:p>585100</text:p>
          </table:table-cell>
          <table:table-cell office:value-type="float" office:value="4580919" calcext:value-type="float">
            <text:p>4580919</text:p>
          </table:table-cell>
          <table:table-cell office:value-type="float" office:value="603302" calcext:value-type="float">
            <text:p>603302</text:p>
          </table:table-cell>
          <table:table-cell office:value-type="float" office:value="150014" calcext:value-type="float">
            <text:p>150014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69678" calcext:value-type="float">
            <text:p>1869678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4565" calcext:value-type="float">
            <text:p>394565</text:p>
          </table:table-cell>
          <table:table-cell office:value-type="float" office:value="3018191" calcext:value-type="float">
            <text:p>3018191</text:p>
          </table:table-cell>
          <table:table-cell office:value-type="float" office:value="609448" calcext:value-type="float">
            <text:p>609448</text:p>
          </table:table-cell>
          <table:table-cell office:value-type="float" office:value="156160" calcext:value-type="float">
            <text:p>156160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0314" calcext:value-type="float">
            <text:p>500314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5801" calcext:value-type="float">
            <text:p>335801</text:p>
          </table:table-cell>
          <table:table-cell office:value-type="float" office:value="2586828" calcext:value-type="float">
            <text:p>2586828</text:p>
          </table:table-cell>
          <table:table-cell office:value-type="float" office:value="614918" calcext:value-type="float">
            <text:p>614918</text:p>
          </table:table-cell>
          <table:table-cell office:value-type="float" office:value="161630" calcext:value-type="float">
            <text:p>161630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4433" calcext:value-type="float">
            <text:p>20443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7391" calcext:value-type="float">
            <text:p>307391</text:p>
          </table:table-cell>
          <table:table-cell office:value-type="float" office:value="2378598" calcext:value-type="float">
            <text:p>2378598</text:p>
          </table:table-cell>
          <table:table-cell office:value-type="float" office:value="617571" calcext:value-type="float">
            <text:p>617571</text:p>
          </table:table-cell>
          <table:table-cell office:value-type="float" office:value="164283" calcext:value-type="float">
            <text:p>164283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79472" calcext:value-type="float">
            <text:p>7947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7830" calcext:value-type="float">
            <text:p>587830</text:p>
          </table:table-cell>
          <table:table-cell office:value-type="float" office:value="4623621" calcext:value-type="float">
            <text:p>4623621</text:p>
          </table:table-cell>
          <table:table-cell office:value-type="float" office:value="626625" calcext:value-type="float">
            <text:p>626625</text:p>
          </table:table-cell>
          <table:table-cell office:value-type="float" office:value="173337" calcext:value-type="float">
            <text:p>173337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940863" calcext:value-type="float">
            <text:p>294086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86020" calcext:value-type="float">
            <text:p>386020</text:p>
          </table:table-cell>
          <table:table-cell office:value-type="float" office:value="2973007" calcext:value-type="float">
            <text:p>2973007</text:p>
          </table:table-cell>
          <table:table-cell office:value-type="float" office:value="643975" calcext:value-type="float">
            <text:p>643975</text:p>
          </table:table-cell>
          <table:table-cell office:value-type="float" office:value="190687" calcext:value-type="float">
            <text:p>190687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672563" calcext:value-type="float">
            <text:p>67256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8982" calcext:value-type="float">
            <text:p>328982</text:p>
          </table:table-cell>
          <table:table-cell office:value-type="float" office:value="2532896" calcext:value-type="float">
            <text:p>2532896</text:p>
          </table:table-cell>
          <table:table-cell office:value-type="float" office:value="671282" calcext:value-type="float">
            <text:p>671282</text:p>
          </table:table-cell>
          <table:table-cell office:value-type="float" office:value="217994" calcext:value-type="float">
            <text:p>217994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21651" calcext:value-type="float">
            <text:p>221651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3943" calcext:value-type="float">
            <text:p>303943</text:p>
          </table:table-cell>
          <table:table-cell office:value-type="float" office:value="2372272" calcext:value-type="float">
            <text:p>2372272</text:p>
          </table:table-cell>
          <table:table-cell office:value-type="float" office:value="687091" calcext:value-type="float">
            <text:p>687091</text:p>
          </table:table-cell>
          <table:table-cell office:value-type="float" office:value="233803" calcext:value-type="float">
            <text:p>233803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99617" calcext:value-type="float">
            <text:p>9961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1618" calcext:value-type="float">
            <text:p>581618</text:p>
          </table:table-cell>
          <table:table-cell office:value-type="float" office:value="4554122" calcext:value-type="float">
            <text:p>4554122</text:p>
          </table:table-cell>
          <table:table-cell office:value-type="float" office:value="521142" calcext:value-type="float">
            <text:p>521142</text:p>
          </table:table-cell>
          <table:table-cell office:value-type="float" office:value="67854" calcext:value-type="float">
            <text:p>67854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25099" calcext:value-type="float">
            <text:p>19250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021" calcext:value-type="float">
            <text:p>384021</text:p>
          </table:table-cell>
          <table:table-cell office:value-type="float" office:value="2932273" calcext:value-type="float">
            <text:p>2932273</text:p>
          </table:table-cell>
          <table:table-cell office:value-type="float" office:value="524453" calcext:value-type="float">
            <text:p>524453</text:p>
          </table:table-cell>
          <table:table-cell office:value-type="float" office:value="71165" calcext:value-type="float">
            <text:p>71165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1513" calcext:value-type="float">
            <text:p>5015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66" calcext:value-type="float">
            <text:p>324466</text:p>
          </table:table-cell>
          <table:table-cell office:value-type="float" office:value="2492018" calcext:value-type="float">
            <text:p>2492018</text:p>
          </table:table-cell>
          <table:table-cell office:value-type="float" office:value="526944" calcext:value-type="float">
            <text:p>526944</text:p>
          </table:table-cell>
          <table:table-cell office:value-type="float" office:value="73656" calcext:value-type="float">
            <text:p>73656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3369" calcext:value-type="float">
            <text:p>20336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6017" calcext:value-type="float">
            <text:p>296017</text:p>
          </table:table-cell>
          <table:table-cell office:value-type="float" office:value="2293865" calcext:value-type="float">
            <text:p>2293865</text:p>
          </table:table-cell>
          <table:table-cell office:value-type="float" office:value="527989" calcext:value-type="float">
            <text:p>527989</text:p>
          </table:table-cell>
          <table:table-cell office:value-type="float" office:value="74701" calcext:value-type="float">
            <text:p>74701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86077" calcext:value-type="float">
            <text:p>860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4924" calcext:value-type="float">
            <text:p>584924</text:p>
          </table:table-cell>
          <table:table-cell office:value-type="float" office:value="4619715" calcext:value-type="float">
            <text:p>4619715</text:p>
          </table:table-cell>
          <table:table-cell office:value-type="float" office:value="549768" calcext:value-type="float">
            <text:p>549768</text:p>
          </table:table-cell>
          <table:table-cell office:value-type="float" office:value="96480" calcext:value-type="float">
            <text:p>96480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273212" calcext:value-type="float">
            <text:p>327321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0408" calcext:value-type="float">
            <text:p>380408</text:p>
          </table:table-cell>
          <table:table-cell office:value-type="float" office:value="2947218" calcext:value-type="float">
            <text:p>2947218</text:p>
          </table:table-cell>
          <table:table-cell office:value-type="float" office:value="549796" calcext:value-type="float">
            <text:p>549796</text:p>
          </table:table-cell>
          <table:table-cell office:value-type="float" office:value="96508" calcext:value-type="float">
            <text:p>96508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837705" calcext:value-type="float">
            <text:p>83770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297" calcext:value-type="float">
            <text:p>324297</text:p>
          </table:table-cell>
          <table:table-cell office:value-type="float" office:value="2512441" calcext:value-type="float">
            <text:p>2512441</text:p>
          </table:table-cell>
          <table:table-cell office:value-type="float" office:value="549819" calcext:value-type="float">
            <text:p>549819</text:p>
          </table:table-cell>
          <table:table-cell office:value-type="float" office:value="96531" calcext:value-type="float">
            <text:p>96531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33725" calcext:value-type="float">
            <text:p>3337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7022" calcext:value-type="float">
            <text:p>297022</text:p>
          </table:table-cell>
          <table:table-cell office:value-type="float" office:value="2313252" calcext:value-type="float">
            <text:p>2313252</text:p>
          </table:table-cell>
          <table:table-cell office:value-type="float" office:value="559377" calcext:value-type="float">
            <text:p>559377</text:p>
          </table:table-cell>
          <table:table-cell office:value-type="float" office:value="106089" calcext:value-type="float">
            <text:p>106089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69147" calcext:value-type="float">
            <text:p>1691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1618" calcext:value-type="float">
            <text:p>581618</text:p>
          </table:table-cell>
          <table:table-cell office:value-type="float" office:value="4554122" calcext:value-type="float">
            <text:p>4554122</text:p>
          </table:table-cell>
          <table:table-cell office:value-type="float" office:value="521142" calcext:value-type="float">
            <text:p>521142</text:p>
          </table:table-cell>
          <table:table-cell office:value-type="float" office:value="67854" calcext:value-type="float">
            <text:p>67854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25099" calcext:value-type="float">
            <text:p>19250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021" calcext:value-type="float">
            <text:p>384021</text:p>
          </table:table-cell>
          <table:table-cell office:value-type="float" office:value="2932273" calcext:value-type="float">
            <text:p>2932273</text:p>
          </table:table-cell>
          <table:table-cell office:value-type="float" office:value="524453" calcext:value-type="float">
            <text:p>524453</text:p>
          </table:table-cell>
          <table:table-cell office:value-type="float" office:value="71165" calcext:value-type="float">
            <text:p>71165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1513" calcext:value-type="float">
            <text:p>5015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66" calcext:value-type="float">
            <text:p>324466</text:p>
          </table:table-cell>
          <table:table-cell office:value-type="float" office:value="2492018" calcext:value-type="float">
            <text:p>2492018</text:p>
          </table:table-cell>
          <table:table-cell office:value-type="float" office:value="526944" calcext:value-type="float">
            <text:p>526944</text:p>
          </table:table-cell>
          <table:table-cell office:value-type="float" office:value="73656" calcext:value-type="float">
            <text:p>73656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3369" calcext:value-type="float">
            <text:p>20336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6017" calcext:value-type="float">
            <text:p>296017</text:p>
          </table:table-cell>
          <table:table-cell office:value-type="float" office:value="2293865" calcext:value-type="float">
            <text:p>2293865</text:p>
          </table:table-cell>
          <table:table-cell office:value-type="float" office:value="527989" calcext:value-type="float">
            <text:p>527989</text:p>
          </table:table-cell>
          <table:table-cell office:value-type="float" office:value="74701" calcext:value-type="float">
            <text:p>74701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86077" calcext:value-type="float">
            <text:p>860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4924" calcext:value-type="float">
            <text:p>584924</text:p>
          </table:table-cell>
          <table:table-cell office:value-type="float" office:value="4619715" calcext:value-type="float">
            <text:p>4619715</text:p>
          </table:table-cell>
          <table:table-cell office:value-type="float" office:value="549768" calcext:value-type="float">
            <text:p>549768</text:p>
          </table:table-cell>
          <table:table-cell office:value-type="float" office:value="96480" calcext:value-type="float">
            <text:p>96480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273212" calcext:value-type="float">
            <text:p>327321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80408" calcext:value-type="float">
            <text:p>380408</text:p>
          </table:table-cell>
          <table:table-cell office:value-type="float" office:value="2947218" calcext:value-type="float">
            <text:p>2947218</text:p>
          </table:table-cell>
          <table:table-cell office:value-type="float" office:value="549796" calcext:value-type="float">
            <text:p>549796</text:p>
          </table:table-cell>
          <table:table-cell office:value-type="float" office:value="96508" calcext:value-type="float">
            <text:p>96508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837705" calcext:value-type="float">
            <text:p>83770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297" calcext:value-type="float">
            <text:p>324297</text:p>
          </table:table-cell>
          <table:table-cell office:value-type="float" office:value="2512441" calcext:value-type="float">
            <text:p>2512441</text:p>
          </table:table-cell>
          <table:table-cell office:value-type="float" office:value="549819" calcext:value-type="float">
            <text:p>549819</text:p>
          </table:table-cell>
          <table:table-cell office:value-type="float" office:value="96531" calcext:value-type="float">
            <text:p>96531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33725" calcext:value-type="float">
            <text:p>3337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7022" calcext:value-type="float">
            <text:p>297022</text:p>
          </table:table-cell>
          <table:table-cell office:value-type="float" office:value="2313252" calcext:value-type="float">
            <text:p>2313252</text:p>
          </table:table-cell>
          <table:table-cell office:value-type="float" office:value="559377" calcext:value-type="float">
            <text:p>559377</text:p>
          </table:table-cell>
          <table:table-cell office:value-type="float" office:value="106089" calcext:value-type="float">
            <text:p>106089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69147" calcext:value-type="float">
            <text:p>1691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1618" calcext:value-type="float">
            <text:p>581618</text:p>
          </table:table-cell>
          <table:table-cell office:value-type="float" office:value="4554122" calcext:value-type="float">
            <text:p>4554122</text:p>
          </table:table-cell>
          <table:table-cell office:value-type="float" office:value="521150" calcext:value-type="float">
            <text:p>521150</text:p>
          </table:table-cell>
          <table:table-cell office:value-type="float" office:value="67862" calcext:value-type="float">
            <text:p>67862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25099" calcext:value-type="float">
            <text:p>19250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021" calcext:value-type="float">
            <text:p>384021</text:p>
          </table:table-cell>
          <table:table-cell office:value-type="float" office:value="2932273" calcext:value-type="float">
            <text:p>2932273</text:p>
          </table:table-cell>
          <table:table-cell office:value-type="float" office:value="524461" calcext:value-type="float">
            <text:p>524461</text:p>
          </table:table-cell>
          <table:table-cell office:value-type="float" office:value="71173" calcext:value-type="float">
            <text:p>71173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1513" calcext:value-type="float">
            <text:p>5015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66" calcext:value-type="float">
            <text:p>324466</text:p>
          </table:table-cell>
          <table:table-cell office:value-type="float" office:value="2492018" calcext:value-type="float">
            <text:p>2492018</text:p>
          </table:table-cell>
          <table:table-cell office:value-type="float" office:value="526952" calcext:value-type="float">
            <text:p>526952</text:p>
          </table:table-cell>
          <table:table-cell office:value-type="float" office:value="73664" calcext:value-type="float">
            <text:p>73664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3369" calcext:value-type="float">
            <text:p>20336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6017" calcext:value-type="float">
            <text:p>296017</text:p>
          </table:table-cell>
          <table:table-cell office:value-type="float" office:value="2293865" calcext:value-type="float">
            <text:p>2293865</text:p>
          </table:table-cell>
          <table:table-cell office:value-type="float" office:value="527997" calcext:value-type="float">
            <text:p>527997</text:p>
          </table:table-cell>
          <table:table-cell office:value-type="float" office:value="74709" calcext:value-type="float">
            <text:p>74709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86077" calcext:value-type="float">
            <text:p>860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4924" calcext:value-type="float">
            <text:p>584924</text:p>
          </table:table-cell>
          <table:table-cell office:value-type="float" office:value="4619715" calcext:value-type="float">
            <text:p>4619715</text:p>
          </table:table-cell>
          <table:table-cell office:value-type="float" office:value="549776" calcext:value-type="float">
            <text:p>549776</text:p>
          </table:table-cell>
          <table:table-cell office:value-type="float" office:value="96488" calcext:value-type="float">
            <text:p>96488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273212" calcext:value-type="float">
            <text:p>327321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0408" calcext:value-type="float">
            <text:p>380408</text:p>
          </table:table-cell>
          <table:table-cell office:value-type="float" office:value="2947218" calcext:value-type="float">
            <text:p>2947218</text:p>
          </table:table-cell>
          <table:table-cell office:value-type="float" office:value="549804" calcext:value-type="float">
            <text:p>549804</text:p>
          </table:table-cell>
          <table:table-cell office:value-type="float" office:value="96516" calcext:value-type="float">
            <text:p>96516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837705" calcext:value-type="float">
            <text:p>83770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297" calcext:value-type="float">
            <text:p>324297</text:p>
          </table:table-cell>
          <table:table-cell office:value-type="float" office:value="2512441" calcext:value-type="float">
            <text:p>2512441</text:p>
          </table:table-cell>
          <table:table-cell office:value-type="float" office:value="549827" calcext:value-type="float">
            <text:p>549827</text:p>
          </table:table-cell>
          <table:table-cell office:value-type="float" office:value="96539" calcext:value-type="float">
            <text:p>96539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33725" calcext:value-type="float">
            <text:p>3337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7022" calcext:value-type="float">
            <text:p>297022</text:p>
          </table:table-cell>
          <table:table-cell office:value-type="float" office:value="2313252" calcext:value-type="float">
            <text:p>2313252</text:p>
          </table:table-cell>
          <table:table-cell office:value-type="float" office:value="559385" calcext:value-type="float">
            <text:p>559385</text:p>
          </table:table-cell>
          <table:table-cell office:value-type="float" office:value="106097" calcext:value-type="float">
            <text:p>106097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69147" calcext:value-type="float">
            <text:p>1691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1618" calcext:value-type="float">
            <text:p>581618</text:p>
          </table:table-cell>
          <table:table-cell office:value-type="float" office:value="4554122" calcext:value-type="float">
            <text:p>4554122</text:p>
          </table:table-cell>
          <table:table-cell office:value-type="float" office:value="521150" calcext:value-type="float">
            <text:p>521150</text:p>
          </table:table-cell>
          <table:table-cell office:value-type="float" office:value="67862" calcext:value-type="float">
            <text:p>67862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25099" calcext:value-type="float">
            <text:p>19250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021" calcext:value-type="float">
            <text:p>384021</text:p>
          </table:table-cell>
          <table:table-cell office:value-type="float" office:value="2932273" calcext:value-type="float">
            <text:p>2932273</text:p>
          </table:table-cell>
          <table:table-cell office:value-type="float" office:value="524461" calcext:value-type="float">
            <text:p>524461</text:p>
          </table:table-cell>
          <table:table-cell office:value-type="float" office:value="71173" calcext:value-type="float">
            <text:p>71173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1513" calcext:value-type="float">
            <text:p>5015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66" calcext:value-type="float">
            <text:p>324466</text:p>
          </table:table-cell>
          <table:table-cell office:value-type="float" office:value="2492018" calcext:value-type="float">
            <text:p>2492018</text:p>
          </table:table-cell>
          <table:table-cell office:value-type="float" office:value="526952" calcext:value-type="float">
            <text:p>526952</text:p>
          </table:table-cell>
          <table:table-cell office:value-type="float" office:value="73664" calcext:value-type="float">
            <text:p>73664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3369" calcext:value-type="float">
            <text:p>20336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6017" calcext:value-type="float">
            <text:p>296017</text:p>
          </table:table-cell>
          <table:table-cell office:value-type="float" office:value="2293865" calcext:value-type="float">
            <text:p>2293865</text:p>
          </table:table-cell>
          <table:table-cell office:value-type="float" office:value="527997" calcext:value-type="float">
            <text:p>527997</text:p>
          </table:table-cell>
          <table:table-cell office:value-type="float" office:value="74709" calcext:value-type="float">
            <text:p>74709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86077" calcext:value-type="float">
            <text:p>860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4924" calcext:value-type="float">
            <text:p>584924</text:p>
          </table:table-cell>
          <table:table-cell office:value-type="float" office:value="4619715" calcext:value-type="float">
            <text:p>4619715</text:p>
          </table:table-cell>
          <table:table-cell office:value-type="float" office:value="549776" calcext:value-type="float">
            <text:p>549776</text:p>
          </table:table-cell>
          <table:table-cell office:value-type="float" office:value="96488" calcext:value-type="float">
            <text:p>96488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273212" calcext:value-type="float">
            <text:p>327321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80408" calcext:value-type="float">
            <text:p>380408</text:p>
          </table:table-cell>
          <table:table-cell office:value-type="float" office:value="2947218" calcext:value-type="float">
            <text:p>2947218</text:p>
          </table:table-cell>
          <table:table-cell office:value-type="float" office:value="549804" calcext:value-type="float">
            <text:p>549804</text:p>
          </table:table-cell>
          <table:table-cell office:value-type="float" office:value="96516" calcext:value-type="float">
            <text:p>96516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837705" calcext:value-type="float">
            <text:p>83770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297" calcext:value-type="float">
            <text:p>324297</text:p>
          </table:table-cell>
          <table:table-cell office:value-type="float" office:value="2512441" calcext:value-type="float">
            <text:p>2512441</text:p>
          </table:table-cell>
          <table:table-cell office:value-type="float" office:value="549827" calcext:value-type="float">
            <text:p>549827</text:p>
          </table:table-cell>
          <table:table-cell office:value-type="float" office:value="96539" calcext:value-type="float">
            <text:p>96539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33725" calcext:value-type="float">
            <text:p>3337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7022" calcext:value-type="float">
            <text:p>297022</text:p>
          </table:table-cell>
          <table:table-cell office:value-type="float" office:value="2313252" calcext:value-type="float">
            <text:p>2313252</text:p>
          </table:table-cell>
          <table:table-cell office:value-type="float" office:value="559385" calcext:value-type="float">
            <text:p>559385</text:p>
          </table:table-cell>
          <table:table-cell office:value-type="float" office:value="106097" calcext:value-type="float">
            <text:p>106097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69147" calcext:value-type="float">
            <text:p>1691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1618" calcext:value-type="float">
            <text:p>581618</text:p>
          </table:table-cell>
          <table:table-cell office:value-type="float" office:value="4554122" calcext:value-type="float">
            <text:p>4554122</text:p>
          </table:table-cell>
          <table:table-cell office:value-type="float" office:value="521150" calcext:value-type="float">
            <text:p>521150</text:p>
          </table:table-cell>
          <table:table-cell office:value-type="float" office:value="67862" calcext:value-type="float">
            <text:p>67862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25099" calcext:value-type="float">
            <text:p>19250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021" calcext:value-type="float">
            <text:p>384021</text:p>
          </table:table-cell>
          <table:table-cell office:value-type="float" office:value="2932273" calcext:value-type="float">
            <text:p>2932273</text:p>
          </table:table-cell>
          <table:table-cell office:value-type="float" office:value="524461" calcext:value-type="float">
            <text:p>524461</text:p>
          </table:table-cell>
          <table:table-cell office:value-type="float" office:value="71173" calcext:value-type="float">
            <text:p>71173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1513" calcext:value-type="float">
            <text:p>5015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66" calcext:value-type="float">
            <text:p>324466</text:p>
          </table:table-cell>
          <table:table-cell office:value-type="float" office:value="2492018" calcext:value-type="float">
            <text:p>2492018</text:p>
          </table:table-cell>
          <table:table-cell office:value-type="float" office:value="526952" calcext:value-type="float">
            <text:p>526952</text:p>
          </table:table-cell>
          <table:table-cell office:value-type="float" office:value="73664" calcext:value-type="float">
            <text:p>73664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3369" calcext:value-type="float">
            <text:p>20336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6017" calcext:value-type="float">
            <text:p>296017</text:p>
          </table:table-cell>
          <table:table-cell office:value-type="float" office:value="2293865" calcext:value-type="float">
            <text:p>2293865</text:p>
          </table:table-cell>
          <table:table-cell office:value-type="float" office:value="527997" calcext:value-type="float">
            <text:p>527997</text:p>
          </table:table-cell>
          <table:table-cell office:value-type="float" office:value="74709" calcext:value-type="float">
            <text:p>74709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86077" calcext:value-type="float">
            <text:p>860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4924" calcext:value-type="float">
            <text:p>584924</text:p>
          </table:table-cell>
          <table:table-cell office:value-type="float" office:value="4619715" calcext:value-type="float">
            <text:p>4619715</text:p>
          </table:table-cell>
          <table:table-cell office:value-type="float" office:value="549776" calcext:value-type="float">
            <text:p>549776</text:p>
          </table:table-cell>
          <table:table-cell office:value-type="float" office:value="96488" calcext:value-type="float">
            <text:p>96488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273212" calcext:value-type="float">
            <text:p>327321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0408" calcext:value-type="float">
            <text:p>380408</text:p>
          </table:table-cell>
          <table:table-cell office:value-type="float" office:value="2947218" calcext:value-type="float">
            <text:p>2947218</text:p>
          </table:table-cell>
          <table:table-cell office:value-type="float" office:value="549804" calcext:value-type="float">
            <text:p>549804</text:p>
          </table:table-cell>
          <table:table-cell office:value-type="float" office:value="96516" calcext:value-type="float">
            <text:p>96516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837705" calcext:value-type="float">
            <text:p>83770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297" calcext:value-type="float">
            <text:p>324297</text:p>
          </table:table-cell>
          <table:table-cell office:value-type="float" office:value="2512441" calcext:value-type="float">
            <text:p>2512441</text:p>
          </table:table-cell>
          <table:table-cell office:value-type="float" office:value="549827" calcext:value-type="float">
            <text:p>549827</text:p>
          </table:table-cell>
          <table:table-cell office:value-type="float" office:value="96539" calcext:value-type="float">
            <text:p>96539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33725" calcext:value-type="float">
            <text:p>3337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7022" calcext:value-type="float">
            <text:p>297022</text:p>
          </table:table-cell>
          <table:table-cell office:value-type="float" office:value="2313252" calcext:value-type="float">
            <text:p>2313252</text:p>
          </table:table-cell>
          <table:table-cell office:value-type="float" office:value="559385" calcext:value-type="float">
            <text:p>559385</text:p>
          </table:table-cell>
          <table:table-cell office:value-type="float" office:value="106097" calcext:value-type="float">
            <text:p>106097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69147" calcext:value-type="float">
            <text:p>1691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1618" calcext:value-type="float">
            <text:p>581618</text:p>
          </table:table-cell>
          <table:table-cell office:value-type="float" office:value="4554122" calcext:value-type="float">
            <text:p>4554122</text:p>
          </table:table-cell>
          <table:table-cell office:value-type="float" office:value="521150" calcext:value-type="float">
            <text:p>521150</text:p>
          </table:table-cell>
          <table:table-cell office:value-type="float" office:value="67862" calcext:value-type="float">
            <text:p>67862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25099" calcext:value-type="float">
            <text:p>19250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021" calcext:value-type="float">
            <text:p>384021</text:p>
          </table:table-cell>
          <table:table-cell office:value-type="float" office:value="2932273" calcext:value-type="float">
            <text:p>2932273</text:p>
          </table:table-cell>
          <table:table-cell office:value-type="float" office:value="524461" calcext:value-type="float">
            <text:p>524461</text:p>
          </table:table-cell>
          <table:table-cell office:value-type="float" office:value="71173" calcext:value-type="float">
            <text:p>71173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1513" calcext:value-type="float">
            <text:p>5015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66" calcext:value-type="float">
            <text:p>324466</text:p>
          </table:table-cell>
          <table:table-cell office:value-type="float" office:value="2492018" calcext:value-type="float">
            <text:p>2492018</text:p>
          </table:table-cell>
          <table:table-cell office:value-type="float" office:value="526952" calcext:value-type="float">
            <text:p>526952</text:p>
          </table:table-cell>
          <table:table-cell office:value-type="float" office:value="73664" calcext:value-type="float">
            <text:p>73664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3369" calcext:value-type="float">
            <text:p>20336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6017" calcext:value-type="float">
            <text:p>296017</text:p>
          </table:table-cell>
          <table:table-cell office:value-type="float" office:value="2293865" calcext:value-type="float">
            <text:p>2293865</text:p>
          </table:table-cell>
          <table:table-cell office:value-type="float" office:value="527997" calcext:value-type="float">
            <text:p>527997</text:p>
          </table:table-cell>
          <table:table-cell office:value-type="float" office:value="74709" calcext:value-type="float">
            <text:p>74709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86077" calcext:value-type="float">
            <text:p>860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4924" calcext:value-type="float">
            <text:p>584924</text:p>
          </table:table-cell>
          <table:table-cell office:value-type="float" office:value="4619715" calcext:value-type="float">
            <text:p>4619715</text:p>
          </table:table-cell>
          <table:table-cell office:value-type="float" office:value="549776" calcext:value-type="float">
            <text:p>549776</text:p>
          </table:table-cell>
          <table:table-cell office:value-type="float" office:value="96488" calcext:value-type="float">
            <text:p>96488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273212" calcext:value-type="float">
            <text:p>327321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80408" calcext:value-type="float">
            <text:p>380408</text:p>
          </table:table-cell>
          <table:table-cell office:value-type="float" office:value="2947218" calcext:value-type="float">
            <text:p>2947218</text:p>
          </table:table-cell>
          <table:table-cell office:value-type="float" office:value="549804" calcext:value-type="float">
            <text:p>549804</text:p>
          </table:table-cell>
          <table:table-cell office:value-type="float" office:value="96516" calcext:value-type="float">
            <text:p>96516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837705" calcext:value-type="float">
            <text:p>83770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297" calcext:value-type="float">
            <text:p>324297</text:p>
          </table:table-cell>
          <table:table-cell office:value-type="float" office:value="2512441" calcext:value-type="float">
            <text:p>2512441</text:p>
          </table:table-cell>
          <table:table-cell office:value-type="float" office:value="549827" calcext:value-type="float">
            <text:p>549827</text:p>
          </table:table-cell>
          <table:table-cell office:value-type="float" office:value="96539" calcext:value-type="float">
            <text:p>96539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33725" calcext:value-type="float">
            <text:p>3337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7022" calcext:value-type="float">
            <text:p>297022</text:p>
          </table:table-cell>
          <table:table-cell office:value-type="float" office:value="2313252" calcext:value-type="float">
            <text:p>2313252</text:p>
          </table:table-cell>
          <table:table-cell office:value-type="float" office:value="559385" calcext:value-type="float">
            <text:p>559385</text:p>
          </table:table-cell>
          <table:table-cell office:value-type="float" office:value="106097" calcext:value-type="float">
            <text:p>106097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69147" calcext:value-type="float">
            <text:p>1691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Unrolled Cycles (100k)</text:p>
          </table:table-cell>
          <table:table-cell office:value-type="string" calcext:value-type="string">
            <text:p>Baseline Cycles (100k)</text:p>
          </table:table-cell>
          <table:table-cell table:number-columns-repeated="8"/>
        </table:table-row>
        <table:table-row table:style-name="ro1"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0" office:value-type="float" office:value="22.31128" calcext:value-type="float">
            <text:p>22.31128</text:p>
          </table:table-cell>
          <table:table-cell office:value-type="float" office:value="34.1308" calcext:value-type="float">
            <text:p>34.1308</text:p>
          </table:table-cell>
          <table:table-cell table:number-columns-repeated="8"/>
        </table:table-row>
        <table:table-row table:style-name="ro1"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0" office:value-type="float" office:value="22.28822" calcext:value-type="float">
            <text:p>22.28822</text:p>
          </table:table-cell>
          <table:table-cell office:value-type="float" office:value="31.6719" calcext:value-type="float">
            <text:p>31.6719</text:p>
          </table:table-cell>
          <table:table-cell table:number-columns-repeated="8"/>
        </table:table-row>
        <table:table-row table:style-name="ro1"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0" office:value-type="float" office:value="23.7628" calcext:value-type="float">
            <text:p>23.7628</text:p>
          </table:table-cell>
          <table:table-cell office:value-type="float" office:value="33.14712" calcext:value-type="float">
            <text:p>33.14712</text:p>
          </table:table-cell>
          <table:table-cell table:number-columns-repeated="8"/>
        </table:table-row>
        <table:table-row table:style-name="ro1"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0" office:value-type="float" office:value="22.0015" calcext:value-type="float">
            <text:p>22.0015</text:p>
          </table:table-cell>
          <table:table-cell office:value-type="float" office:value="32.48918" calcext:value-type="float">
            <text:p>32.48918</text:p>
          </table:table-cell>
          <table:table-cell table:number-columns-repeated="8"/>
        </table:table-row>
        <table:table-row table:style-name="ro1"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0" office:value-type="float" office:value="22.28822" calcext:value-type="float">
            <text:p>22.28822</text:p>
          </table:table-cell>
          <table:table-cell office:value-type="float" office:value="31.6719" calcext:value-type="float">
            <text:p>31.6719</text:p>
          </table:table-cell>
          <table:table-cell table:number-columns-repeated="8"/>
        </table:table-row>
        <table:table-row table:style-name="ro1"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0" office:value-type="float" office:value="23.7628" calcext:value-type="float">
            <text:p>23.7628</text:p>
          </table:table-cell>
          <table:table-cell office:value-type="float" office:value="33.14712" calcext:value-type="float">
            <text:p>33.14712</text:p>
          </table:table-cell>
          <table:table-cell table:number-columns-repeated="8"/>
        </table:table-row>
        <table:table-row table:style-name="ro1"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0" office:value-type="float" office:value="22.0015" calcext:value-type="float">
            <text:p>22.0015</text:p>
          </table:table-cell>
          <table:table-cell office:value-type="float" office:value="32.48918" calcext:value-type="float">
            <text:p>32.48918</text:p>
          </table:table-cell>
          <table:table-cell table:number-columns-repeated="8"/>
        </table:table-row>
        <table:table-row table:style-name="ro1"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0" office:value-type="float" office:value="22.28757" calcext:value-type="float">
            <text:p>22.28757</text:p>
          </table:table-cell>
          <table:table-cell office:value-type="float" office:value="31.67061" calcext:value-type="float">
            <text:p>31.67061</text:p>
          </table:table-cell>
          <table:table-cell table:number-columns-repeated="8"/>
        </table:table-row>
        <table:table-row table:style-name="ro1"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0" office:value-type="float" office:value="23.75895" calcext:value-type="float">
            <text:p>23.75895</text:p>
          </table:table-cell>
          <table:table-cell office:value-type="float" office:value="32.97943" calcext:value-type="float">
            <text:p>32.97943</text:p>
          </table:table-cell>
          <table:table-cell table:number-columns-repeated="8"/>
        </table:table-row>
        <table:table-row table:style-name="ro1"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0" office:value-type="float" office:value="22.12053" calcext:value-type="float">
            <text:p>22.12053</text:p>
          </table:table-cell>
          <table:table-cell office:value-type="float" office:value="32.32149" calcext:value-type="float">
            <text:p>32.32149</text:p>
          </table:table-cell>
          <table:table-cell table:number-columns-repeated="8"/>
        </table:table-row>
        <table:table-row table:style-name="ro1"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0" office:value-type="float" office:value="22.28757" calcext:value-type="float">
            <text:p>22.28757</text:p>
          </table:table-cell>
          <table:table-cell office:value-type="float" office:value="31.67061" calcext:value-type="float">
            <text:p>31.67061</text:p>
          </table:table-cell>
          <table:table-cell table:number-columns-repeated="8"/>
        </table:table-row>
        <table:table-row table:style-name="ro1"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0" office:value-type="float" office:value="23.75895" calcext:value-type="float">
            <text:p>23.75895</text:p>
          </table:table-cell>
          <table:table-cell office:value-type="float" office:value="32.97943" calcext:value-type="float">
            <text:p>32.97943</text:p>
          </table:table-cell>
          <table:table-cell table:number-columns-repeated="8"/>
        </table:table-row>
        <table:table-row table:style-name="ro1"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0" office:value-type="float" office:value="22.12053" calcext:value-type="float">
            <text:p>22.12053</text:p>
          </table:table-cell>
          <table:table-cell office:value-type="float" office:value="32.32149" calcext:value-type="float">
            <text:p>32.32149</text:p>
          </table:table-cell>
          <table:table-cell table:number-columns-repeated="8"/>
        </table:table-row>
        <table:table-row table:style-name="ro1"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0" office:value-type="float" office:value="21.48626" calcext:value-type="float">
            <text:p>21.48626</text:p>
          </table:table-cell>
          <table:table-cell office:value-type="float" office:value="29.53938" calcext:value-type="float">
            <text:p>29.53938</text:p>
          </table:table-cell>
          <table:table-cell table:number-columns-repeated="8"/>
        </table:table-row>
        <table:table-row table:style-name="ro1"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0" office:value-type="float" office:value="23.00181" calcext:value-type="float">
            <text:p>23.00181</text:p>
          </table:table-cell>
          <table:table-cell office:value-type="float" office:value="31.17653" calcext:value-type="float">
            <text:p>31.17653</text:p>
          </table:table-cell>
          <table:table-cell table:number-columns-repeated="8"/>
        </table:table-row>
        <table:table-row table:style-name="ro1"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0" office:value-type="float" office:value="22.83345" calcext:value-type="float">
            <text:p>22.83345</text:p>
          </table:table-cell>
          <table:table-cell office:value-type="float" office:value="30.19153" calcext:value-type="float">
            <text:p>30.19153</text:p>
          </table:table-cell>
          <table:table-cell table:number-columns-repeated="8"/>
        </table:table-row>
        <table:table-row table:style-name="ro1"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0" office:value-type="float" office:value="21.48626" calcext:value-type="float">
            <text:p>21.48626</text:p>
          </table:table-cell>
          <table:table-cell office:value-type="float" office:value="29.53938" calcext:value-type="float">
            <text:p>29.53938</text:p>
          </table:table-cell>
          <table:table-cell table:number-columns-repeated="8"/>
        </table:table-row>
        <table:table-row table:style-name="ro1"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0" office:value-type="float" office:value="23.00181" calcext:value-type="float">
            <text:p>23.00181</text:p>
          </table:table-cell>
          <table:table-cell office:value-type="float" office:value="31.17653" calcext:value-type="float">
            <text:p>31.17653</text:p>
          </table:table-cell>
          <table:table-cell table:number-columns-repeated="8"/>
        </table:table-row>
        <table:table-row table:style-name="ro1"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0" office:value-type="float" office:value="22.83345" calcext:value-type="float">
            <text:p>22.83345</text:p>
          </table:table-cell>
          <table:table-cell office:value-type="float" office:value="30.19153" calcext:value-type="float">
            <text:p>30.19153</text:p>
          </table:table-cell>
          <table:table-cell table:number-columns-repeated="8"/>
        </table:table-row>
        <table:table-row table:style-name="ro1"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0" office:value-type="float" office:value="21.48626" calcext:value-type="float">
            <text:p>21.48626</text:p>
          </table:table-cell>
          <table:table-cell office:value-type="float" office:value="29.53938" calcext:value-type="float">
            <text:p>29.53938</text:p>
          </table:table-cell>
          <table:table-cell table:number-columns-repeated="8"/>
        </table:table-row>
        <table:table-row table:style-name="ro1"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0" office:value-type="float" office:value="23.00181" calcext:value-type="float">
            <text:p>23.00181</text:p>
          </table:table-cell>
          <table:table-cell office:value-type="float" office:value="31.17653" calcext:value-type="float">
            <text:p>31.17653</text:p>
          </table:table-cell>
          <table:table-cell table:number-columns-repeated="8"/>
        </table:table-row>
        <table:table-row table:style-name="ro1"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0" office:value-type="float" office:value="22.83345" calcext:value-type="float">
            <text:p>22.83345</text:p>
          </table:table-cell>
          <table:table-cell office:value-type="float" office:value="30.19153" calcext:value-type="float">
            <text:p>30.19153</text:p>
          </table:table-cell>
          <table:table-cell table:number-columns-repeated="8"/>
        </table:table-row>
        <table:table-row table:style-name="ro1"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0" office:value-type="float" office:value="21.48626" calcext:value-type="float">
            <text:p>21.48626</text:p>
          </table:table-cell>
          <table:table-cell office:value-type="float" office:value="29.53938" calcext:value-type="float">
            <text:p>29.53938</text:p>
          </table:table-cell>
          <table:table-cell table:number-columns-repeated="8"/>
        </table:table-row>
        <table:table-row table:style-name="ro1"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0" office:value-type="float" office:value="23.00181" calcext:value-type="float">
            <text:p>23.00181</text:p>
          </table:table-cell>
          <table:table-cell office:value-type="float" office:value="31.17653" calcext:value-type="float">
            <text:p>31.17653</text:p>
          </table:table-cell>
          <table:table-cell table:number-columns-repeated="8"/>
        </table:table-row>
        <table:table-row table:style-name="ro1"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0" office:value-type="float" office:value="22.83345" calcext:value-type="float">
            <text:p>22.83345</text:p>
          </table:table-cell>
          <table:table-cell office:value-type="float" office:value="30.19153" calcext:value-type="float">
            <text:p>30.19153</text:p>
          </table:table-cell>
          <table:table-cell table:number-columns-repeated="8"/>
        </table:table-row>
        <table:table-row table:style-name="ro1"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0" office:value-type="float" office:value="21.48626" calcext:value-type="float">
            <text:p>21.48626</text:p>
          </table:table-cell>
          <table:table-cell office:value-type="float" office:value="29.53938" calcext:value-type="float">
            <text:p>29.53938</text:p>
          </table:table-cell>
          <table:table-cell table:number-columns-repeated="8"/>
        </table:table-row>
        <table:table-row table:style-name="ro1"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0" office:value-type="float" office:value="23.00181" calcext:value-type="float">
            <text:p>23.00181</text:p>
          </table:table-cell>
          <table:table-cell office:value-type="float" office:value="31.17653" calcext:value-type="float">
            <text:p>31.17653</text:p>
          </table:table-cell>
          <table:table-cell table:number-columns-repeated="8"/>
        </table:table-row>
        <table:table-row table:style-name="ro1"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0" office:value-type="float" office:value="22.83345" calcext:value-type="float">
            <text:p>22.83345</text:p>
          </table:table-cell>
          <table:table-cell office:value-type="float" office:value="30.19153" calcext:value-type="float">
            <text:p>30.19153</text:p>
          </table:table-cell>
          <table:table-cell table:number-columns-repeated="8"/>
        </table:table-row>
        <table:table-row table:style-name="ro1"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0" office:value-type="float" office:value="21.48626" calcext:value-type="float">
            <text:p>21.48626</text:p>
          </table:table-cell>
          <table:table-cell office:value-type="float" office:value="29.53938" calcext:value-type="float">
            <text:p>29.53938</text:p>
          </table:table-cell>
          <table:table-cell table:number-columns-repeated="8"/>
        </table:table-row>
        <table:table-row table:style-name="ro1"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0" office:value-type="float" office:value="23.00181" calcext:value-type="float">
            <text:p>23.00181</text:p>
          </table:table-cell>
          <table:table-cell office:value-type="float" office:value="31.17653" calcext:value-type="float">
            <text:p>31.17653</text:p>
          </table:table-cell>
          <table:table-cell table:number-columns-repeated="8"/>
        </table:table-row>
        <table:table-row table:style-name="ro1"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0" office:value-type="float" office:value="22.83345" calcext:value-type="float">
            <text:p>22.83345</text:p>
          </table:table-cell>
          <table:table-cell office:value-type="float" office:value="30.19153" calcext:value-type="float">
            <text:p>30.19153</text:p>
          </table:table-cell>
          <table:table-cell table:number-columns-repeated="8"/>
        </table:table-row>
        <table:table-row table:style-name="ro1"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0" office:value-type="float" office:value="12.33945" calcext:value-type="float">
            <text:p>12.33945</text:p>
          </table:table-cell>
          <table:table-cell office:value-type="float" office:value="17.65698" calcext:value-type="float">
            <text:p>17.65698</text:p>
          </table:table-cell>
          <table:table-cell table:number-columns-repeated="8"/>
        </table:table-row>
        <table:table-row table:style-name="ro1"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0" office:value-type="float" office:value="11.6983" calcext:value-type="float">
            <text:p>11.6983</text:p>
          </table:table-cell>
          <table:table-cell office:value-type="float" office:value="17.42626" calcext:value-type="float">
            <text:p>17.42626</text:p>
          </table:table-cell>
          <table:table-cell table:number-columns-repeated="8"/>
        </table:table-row>
        <table:table-row table:style-name="ro1"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0" office:value-type="float" office:value="12.31345" calcext:value-type="float">
            <text:p>12.31345</text:p>
          </table:table-cell>
          <table:table-cell office:value-type="float" office:value="16.61556" calcext:value-type="float">
            <text:p>16.61556</text:p>
          </table:table-cell>
          <table:table-cell table:number-columns-repeated="8"/>
        </table:table-row>
        <table:table-row table:style-name="ro1"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0" office:value-type="float" office:value="11.82348" calcext:value-type="float">
            <text:p>11.82348</text:p>
          </table:table-cell>
          <table:table-cell office:value-type="float" office:value="16.11786" calcext:value-type="float">
            <text:p>16.11786</text:p>
          </table:table-cell>
          <table:table-cell table:number-columns-repeated="8"/>
        </table:table-row>
        <table:table-row table:style-name="ro1"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0" office:value-type="float" office:value="12.93974" calcext:value-type="float">
            <text:p>12.93974</text:p>
          </table:table-cell>
          <table:table-cell office:value-type="float" office:value="17.35096" calcext:value-type="float">
            <text:p>17.35096</text:p>
          </table:table-cell>
          <table:table-cell table:number-columns-repeated="8"/>
        </table:table-row>
        <table:table-row table:style-name="ro1"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0" office:value-type="float" office:value="11.75337" calcext:value-type="float">
            <text:p>11.75337</text:p>
          </table:table-cell>
          <table:table-cell office:value-type="float" office:value="16.41261" calcext:value-type="float">
            <text:p>16.41261</text:p>
          </table:table-cell>
          <table:table-cell table:number-columns-repeated="8"/>
        </table:table-row>
        <table:table-row table:style-name="ro1"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0" office:value-type="float" office:value="11.54367" calcext:value-type="float">
            <text:p>11.54367</text:p>
          </table:table-cell>
          <table:table-cell office:value-type="float" office:value="16.05727" calcext:value-type="float">
            <text:p>16.05727</text:p>
          </table:table-cell>
          <table:table-cell table:number-columns-repeated="8"/>
        </table:table-row>
        <table:table-row table:style-name="ro1"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0" office:value-type="float" office:value="12.31345" calcext:value-type="float">
            <text:p>12.31345</text:p>
          </table:table-cell>
          <table:table-cell office:value-type="float" office:value="16.61556" calcext:value-type="float">
            <text:p>16.61556</text:p>
          </table:table-cell>
          <table:table-cell table:number-columns-repeated="8"/>
        </table:table-row>
        <table:table-row table:style-name="ro1"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0" office:value-type="float" office:value="11.82348" calcext:value-type="float">
            <text:p>11.82348</text:p>
          </table:table-cell>
          <table:table-cell office:value-type="float" office:value="16.11786" calcext:value-type="float">
            <text:p>16.11786</text:p>
          </table:table-cell>
          <table:table-cell table:number-columns-repeated="8"/>
        </table:table-row>
        <table:table-row table:style-name="ro1"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0" office:value-type="float" office:value="12.93974" calcext:value-type="float">
            <text:p>12.93974</text:p>
          </table:table-cell>
          <table:table-cell office:value-type="float" office:value="17.35096" calcext:value-type="float">
            <text:p>17.35096</text:p>
          </table:table-cell>
          <table:table-cell table:number-columns-repeated="8"/>
        </table:table-row>
        <table:table-row table:style-name="ro1"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0" office:value-type="float" office:value="11.75337" calcext:value-type="float">
            <text:p>11.75337</text:p>
          </table:table-cell>
          <table:table-cell office:value-type="float" office:value="16.41261" calcext:value-type="float">
            <text:p>16.41261</text:p>
          </table:table-cell>
          <table:table-cell table:number-columns-repeated="8"/>
        </table:table-row>
        <table:table-row table:style-name="ro1"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0" office:value-type="float" office:value="11.54367" calcext:value-type="float">
            <text:p>11.54367</text:p>
          </table:table-cell>
          <table:table-cell office:value-type="float" office:value="16.05727" calcext:value-type="float">
            <text:p>16.05727</text:p>
          </table:table-cell>
          <table:table-cell table:number-columns-repeated="8"/>
        </table:table-row>
        <table:table-row table:style-name="ro1"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0" office:value-type="float" office:value="12.3515" calcext:value-type="float">
            <text:p>12.3515</text:p>
          </table:table-cell>
          <table:table-cell office:value-type="float" office:value="16.32048" calcext:value-type="float">
            <text:p>16.32048</text:p>
          </table:table-cell>
          <table:table-cell table:number-columns-repeated="8"/>
        </table:table-row>
        <table:table-row table:style-name="ro1"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0" office:value-type="float" office:value="11.75307" calcext:value-type="float">
            <text:p>11.75307</text:p>
          </table:table-cell>
          <table:table-cell office:value-type="float" office:value="16.05008" calcext:value-type="float">
            <text:p>16.05008</text:p>
          </table:table-cell>
          <table:table-cell table:number-columns-repeated="8"/>
        </table:table-row>
        <table:table-row table:style-name="ro1"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0" office:value-type="float" office:value="12.9247" calcext:value-type="float">
            <text:p>12.9247</text:p>
          </table:table-cell>
          <table:table-cell office:value-type="float" office:value="17.07405" calcext:value-type="float">
            <text:p>17.07405</text:p>
          </table:table-cell>
          <table:table-cell table:number-columns-repeated="8"/>
        </table:table-row>
        <table:table-row table:style-name="ro1"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0" office:value-type="float" office:value="11.77945" calcext:value-type="float">
            <text:p>11.77945</text:p>
          </table:table-cell>
          <table:table-cell office:value-type="float" office:value="16.24911" calcext:value-type="float">
            <text:p>16.24911</text:p>
          </table:table-cell>
          <table:table-cell table:number-columns-repeated="8"/>
        </table:table-row>
        <table:table-row table:style-name="ro1"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0" office:value-type="float" office:value="11.5708" calcext:value-type="float">
            <text:p>11.5708</text:p>
          </table:table-cell>
          <table:table-cell office:value-type="float" office:value="15.9526" calcext:value-type="float">
            <text:p>15.9526</text:p>
          </table:table-cell>
          <table:table-cell table:number-columns-repeated="8"/>
        </table:table-row>
        <table:table-row table:style-name="ro1"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0" office:value-type="float" office:value="12.3515" calcext:value-type="float">
            <text:p>12.3515</text:p>
          </table:table-cell>
          <table:table-cell office:value-type="float" office:value="16.32048" calcext:value-type="float">
            <text:p>16.32048</text:p>
          </table:table-cell>
          <table:table-cell table:number-columns-repeated="8"/>
        </table:table-row>
        <table:table-row table:style-name="ro1"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0" office:value-type="float" office:value="11.75307" calcext:value-type="float">
            <text:p>11.75307</text:p>
          </table:table-cell>
          <table:table-cell office:value-type="float" office:value="16.05008" calcext:value-type="float">
            <text:p>16.05008</text:p>
          </table:table-cell>
          <table:table-cell table:number-columns-repeated="8"/>
        </table:table-row>
        <table:table-row table:style-name="ro1"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0" office:value-type="float" office:value="12.9247" calcext:value-type="float">
            <text:p>12.9247</text:p>
          </table:table-cell>
          <table:table-cell office:value-type="float" office:value="17.07405" calcext:value-type="float">
            <text:p>17.07405</text:p>
          </table:table-cell>
          <table:table-cell table:number-columns-repeated="8"/>
        </table:table-row>
        <table:table-row table:style-name="ro1"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0" office:value-type="float" office:value="11.77945" calcext:value-type="float">
            <text:p>11.77945</text:p>
          </table:table-cell>
          <table:table-cell office:value-type="float" office:value="16.24911" calcext:value-type="float">
            <text:p>16.24911</text:p>
          </table:table-cell>
          <table:table-cell table:number-columns-repeated="8"/>
        </table:table-row>
        <table:table-row table:style-name="ro1"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0" office:value-type="float" office:value="11.5708" calcext:value-type="float">
            <text:p>11.5708</text:p>
          </table:table-cell>
          <table:table-cell office:value-type="float" office:value="15.9526" calcext:value-type="float">
            <text:p>15.9526</text:p>
          </table:table-cell>
          <table:table-cell table:number-columns-repeated="8"/>
        </table:table-row>
        <table:table-row table:style-name="ro1"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0" office:value-type="float" office:value="11.865" calcext:value-type="float">
            <text:p>11.865</text:p>
          </table:table-cell>
          <table:table-cell office:value-type="float" office:value="16.37122" calcext:value-type="float">
            <text:p>16.37122</text:p>
          </table:table-cell>
          <table:table-cell table:number-columns-repeated="8"/>
        </table:table-row>
        <table:table-row table:style-name="ro1"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0" office:value-type="float" office:value="11.319" calcext:value-type="float">
            <text:p>11.319</text:p>
          </table:table-cell>
          <table:table-cell office:value-type="float" office:value="15.79267" calcext:value-type="float">
            <text:p>15.79267</text:p>
          </table:table-cell>
          <table:table-cell table:number-columns-repeated="8"/>
        </table:table-row>
        <table:table-row table:style-name="ro1"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0" office:value-type="float" office:value="12.24237" calcext:value-type="float">
            <text:p>12.24237</text:p>
          </table:table-cell>
          <table:table-cell office:value-type="float" office:value="16.11437" calcext:value-type="float">
            <text:p>16.11437</text:p>
          </table:table-cell>
          <table:table-cell table:number-columns-repeated="8"/>
        </table:table-row>
        <table:table-row table:style-name="ro1"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0" office:value-type="float" office:value="11.67875" calcext:value-type="float">
            <text:p>11.67875</text:p>
          </table:table-cell>
          <table:table-cell office:value-type="float" office:value="15.47712" calcext:value-type="float">
            <text:p>15.47712</text:p>
          </table:table-cell>
          <table:table-cell table:number-columns-repeated="8"/>
        </table:table-row>
        <table:table-row table:style-name="ro1"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0" office:value-type="float" office:value="11.48352" calcext:value-type="float">
            <text:p>11.48352</text:p>
          </table:table-cell>
          <table:table-cell office:value-type="float" office:value="15.09665" calcext:value-type="float">
            <text:p>15.09665</text:p>
          </table:table-cell>
          <table:table-cell table:number-columns-repeated="8"/>
        </table:table-row>
        <table:table-row table:style-name="ro1"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0" office:value-type="float" office:value="11.865" calcext:value-type="float">
            <text:p>11.865</text:p>
          </table:table-cell>
          <table:table-cell office:value-type="float" office:value="16.37122" calcext:value-type="float">
            <text:p>16.37122</text:p>
          </table:table-cell>
          <table:table-cell table:number-columns-repeated="8"/>
        </table:table-row>
        <table:table-row table:style-name="ro1"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0" office:value-type="float" office:value="11.319" calcext:value-type="float">
            <text:p>11.319</text:p>
          </table:table-cell>
          <table:table-cell office:value-type="float" office:value="15.79267" calcext:value-type="float">
            <text:p>15.79267</text:p>
          </table:table-cell>
          <table:table-cell table:number-columns-repeated="8"/>
        </table:table-row>
        <table:table-row table:style-name="ro1"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0" office:value-type="float" office:value="12.24237" calcext:value-type="float">
            <text:p>12.24237</text:p>
          </table:table-cell>
          <table:table-cell office:value-type="float" office:value="16.11437" calcext:value-type="float">
            <text:p>16.11437</text:p>
          </table:table-cell>
          <table:table-cell table:number-columns-repeated="8"/>
        </table:table-row>
        <table:table-row table:style-name="ro1"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0" office:value-type="float" office:value="11.67875" calcext:value-type="float">
            <text:p>11.67875</text:p>
          </table:table-cell>
          <table:table-cell office:value-type="float" office:value="15.47712" calcext:value-type="float">
            <text:p>15.47712</text:p>
          </table:table-cell>
          <table:table-cell table:number-columns-repeated="8"/>
        </table:table-row>
        <table:table-row table:style-name="ro1"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0" office:value-type="float" office:value="11.48352" calcext:value-type="float">
            <text:p>11.48352</text:p>
          </table:table-cell>
          <table:table-cell office:value-type="float" office:value="15.09665" calcext:value-type="float">
            <text:p>15.09665</text:p>
          </table:table-cell>
          <table:table-cell table:number-columns-repeated="8"/>
        </table:table-row>
        <table:table-row table:style-name="ro1"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0" office:value-type="float" office:value="11.865" calcext:value-type="float">
            <text:p>11.865</text:p>
          </table:table-cell>
          <table:table-cell office:value-type="float" office:value="16.37122" calcext:value-type="float">
            <text:p>16.37122</text:p>
          </table:table-cell>
          <table:table-cell table:number-columns-repeated="8"/>
        </table:table-row>
        <table:table-row table:style-name="ro1"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0" office:value-type="float" office:value="11.319" calcext:value-type="float">
            <text:p>11.319</text:p>
          </table:table-cell>
          <table:table-cell office:value-type="float" office:value="15.79267" calcext:value-type="float">
            <text:p>15.79267</text:p>
          </table:table-cell>
          <table:table-cell table:number-columns-repeated="8"/>
        </table:table-row>
        <table:table-row table:style-name="ro1"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0" office:value-type="float" office:value="12.24237" calcext:value-type="float">
            <text:p>12.24237</text:p>
          </table:table-cell>
          <table:table-cell office:value-type="float" office:value="16.11437" calcext:value-type="float">
            <text:p>16.11437</text:p>
          </table:table-cell>
          <table:table-cell table:number-columns-repeated="8"/>
        </table:table-row>
        <table:table-row table:style-name="ro1"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0" office:value-type="float" office:value="11.67875" calcext:value-type="float">
            <text:p>11.67875</text:p>
          </table:table-cell>
          <table:table-cell office:value-type="float" office:value="15.47712" calcext:value-type="float">
            <text:p>15.47712</text:p>
          </table:table-cell>
          <table:table-cell table:number-columns-repeated="8"/>
        </table:table-row>
        <table:table-row table:style-name="ro1"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0" office:value-type="float" office:value="11.48352" calcext:value-type="float">
            <text:p>11.48352</text:p>
          </table:table-cell>
          <table:table-cell office:value-type="float" office:value="15.09665" calcext:value-type="float">
            <text:p>15.09665</text:p>
          </table:table-cell>
          <table:table-cell table:number-columns-repeated="8"/>
        </table:table-row>
        <table:table-row table:style-name="ro1"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0" office:value-type="float" office:value="11.865" calcext:value-type="float">
            <text:p>11.865</text:p>
          </table:table-cell>
          <table:table-cell office:value-type="float" office:value="16.37122" calcext:value-type="float">
            <text:p>16.37122</text:p>
          </table:table-cell>
          <table:table-cell table:number-columns-repeated="8"/>
        </table:table-row>
        <table:table-row table:style-name="ro1"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0" office:value-type="float" office:value="11.319" calcext:value-type="float">
            <text:p>11.319</text:p>
          </table:table-cell>
          <table:table-cell office:value-type="float" office:value="15.79267" calcext:value-type="float">
            <text:p>15.79267</text:p>
          </table:table-cell>
          <table:table-cell table:number-columns-repeated="8"/>
        </table:table-row>
        <table:table-row table:style-name="ro1"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0" office:value-type="float" office:value="12.24237" calcext:value-type="float">
            <text:p>12.24237</text:p>
          </table:table-cell>
          <table:table-cell office:value-type="float" office:value="16.11437" calcext:value-type="float">
            <text:p>16.11437</text:p>
          </table:table-cell>
          <table:table-cell table:number-columns-repeated="8"/>
        </table:table-row>
        <table:table-row table:style-name="ro1"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0" office:value-type="float" office:value="11.67875" calcext:value-type="float">
            <text:p>11.67875</text:p>
          </table:table-cell>
          <table:table-cell office:value-type="float" office:value="15.47712" calcext:value-type="float">
            <text:p>15.47712</text:p>
          </table:table-cell>
          <table:table-cell table:number-columns-repeated="8"/>
        </table:table-row>
        <table:table-row table:style-name="ro1"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0" office:value-type="float" office:value="11.48352" calcext:value-type="float">
            <text:p>11.48352</text:p>
          </table:table-cell>
          <table:table-cell office:value-type="float" office:value="15.09665" calcext:value-type="float">
            <text:p>15.09665</text:p>
          </table:table-cell>
          <table:table-cell table:number-columns-repeated="8"/>
        </table:table-row>
        <table:table-row table:style-name="ro1"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0" office:value-type="float" office:value="11.865" calcext:value-type="float">
            <text:p>11.865</text:p>
          </table:table-cell>
          <table:table-cell office:value-type="float" office:value="16.37122" calcext:value-type="float">
            <text:p>16.37122</text:p>
          </table:table-cell>
          <table:table-cell table:number-columns-repeated="8"/>
        </table:table-row>
        <table:table-row table:style-name="ro1"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0" office:value-type="float" office:value="11.319" calcext:value-type="float">
            <text:p>11.319</text:p>
          </table:table-cell>
          <table:table-cell office:value-type="float" office:value="15.79267" calcext:value-type="float">
            <text:p>15.79267</text:p>
          </table:table-cell>
          <table:table-cell table:number-columns-repeated="8"/>
        </table:table-row>
        <table:table-row table:style-name="ro1"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0" office:value-type="float" office:value="12.24237" calcext:value-type="float">
            <text:p>12.24237</text:p>
          </table:table-cell>
          <table:table-cell office:value-type="float" office:value="16.11437" calcext:value-type="float">
            <text:p>16.11437</text:p>
          </table:table-cell>
          <table:table-cell table:number-columns-repeated="8"/>
        </table:table-row>
        <table:table-row table:style-name="ro1"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0" office:value-type="float" office:value="11.67875" calcext:value-type="float">
            <text:p>11.67875</text:p>
          </table:table-cell>
          <table:table-cell office:value-type="float" office:value="15.47712" calcext:value-type="float">
            <text:p>15.47712</text:p>
          </table:table-cell>
          <table:table-cell table:number-columns-repeated="8"/>
        </table:table-row>
        <table:table-row table:style-name="ro1"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0" office:value-type="float" office:value="11.48352" calcext:value-type="float">
            <text:p>11.48352</text:p>
          </table:table-cell>
          <table:table-cell office:value-type="float" office:value="15.09665" calcext:value-type="float">
            <text:p>15.09665</text:p>
          </table:table-cell>
          <table:table-cell table:number-columns-repeated="8"/>
        </table:table-row>
        <table:table-row table:style-name="ro1"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0" office:value-type="float" office:value="11.865" calcext:value-type="float">
            <text:p>11.865</text:p>
          </table:table-cell>
          <table:table-cell office:value-type="float" office:value="16.37122" calcext:value-type="float">
            <text:p>16.37122</text:p>
          </table:table-cell>
          <table:table-cell table:number-columns-repeated="8"/>
        </table:table-row>
        <table:table-row table:style-name="ro1"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0" office:value-type="float" office:value="11.319" calcext:value-type="float">
            <text:p>11.319</text:p>
          </table:table-cell>
          <table:table-cell office:value-type="float" office:value="15.79267" calcext:value-type="float">
            <text:p>15.79267</text:p>
          </table:table-cell>
          <table:table-cell table:number-columns-repeated="8"/>
        </table:table-row>
        <table:table-row table:style-name="ro1"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0" office:value-type="float" office:value="12.24237" calcext:value-type="float">
            <text:p>12.24237</text:p>
          </table:table-cell>
          <table:table-cell office:value-type="float" office:value="16.11437" calcext:value-type="float">
            <text:p>16.11437</text:p>
          </table:table-cell>
          <table:table-cell table:number-columns-repeated="8"/>
        </table:table-row>
        <table:table-row table:style-name="ro1"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0" office:value-type="float" office:value="11.67875" calcext:value-type="float">
            <text:p>11.67875</text:p>
          </table:table-cell>
          <table:table-cell office:value-type="float" office:value="15.47712" calcext:value-type="float">
            <text:p>15.47712</text:p>
          </table:table-cell>
          <table:table-cell table:number-columns-repeated="8"/>
        </table:table-row>
        <table:table-row table:style-name="ro1"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0" office:value-type="float" office:value="11.48352" calcext:value-type="float">
            <text:p>11.48352</text:p>
          </table:table-cell>
          <table:table-cell office:value-type="float" office:value="15.09665" calcext:value-type="float">
            <text:p>15.09665</text:p>
          </table:table-cell>
          <table:table-cell table:number-columns-repeated="8"/>
        </table:table-row>
        <table:table-row table:style-name="ro1"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0" office:value-type="float" office:value="7.39827" calcext:value-type="float">
            <text:p>7.39827</text:p>
          </table:table-cell>
          <table:table-cell office:value-type="float" office:value="9.74357" calcext:value-type="float">
            <text:p>9.74357</text:p>
          </table:table-cell>
          <table:table-cell table:number-columns-repeated="8"/>
        </table:table-row>
        <table:table-row table:style-name="ro1"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0" office:value-type="float" office:value="6.45881" calcext:value-type="float">
            <text:p>6.45881</text:p>
          </table:table-cell>
          <table:table-cell office:value-type="float" office:value="9.09738" calcext:value-type="float">
            <text:p>9.09738</text:p>
          </table:table-cell>
          <table:table-cell table:number-columns-repeated="8"/>
        </table:table-row>
        <table:table-row table:style-name="ro1"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0" office:value-type="float" office:value="6.03211" calcext:value-type="float">
            <text:p>6.03211</text:p>
          </table:table-cell>
          <table:table-cell office:value-type="float" office:value="8.79095" calcext:value-type="float">
            <text:p>8.79095</text:p>
          </table:table-cell>
          <table:table-cell table:number-columns-repeated="8"/>
        </table:table-row>
        <table:table-row table:style-name="ro1"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0" office:value-type="float" office:value="7.45686" calcext:value-type="float">
            <text:p>7.45686</text:p>
          </table:table-cell>
          <table:table-cell office:value-type="float" office:value="9.39758" calcext:value-type="float">
            <text:p>9.39758</text:p>
          </table:table-cell>
          <table:table-cell table:number-columns-repeated="8"/>
        </table:table-row>
        <table:table-row table:style-name="ro1"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0" office:value-type="float" office:value="6.45469" calcext:value-type="float">
            <text:p>6.45469</text:p>
          </table:table-cell>
          <table:table-cell office:value-type="float" office:value="8.63395" calcext:value-type="float">
            <text:p>8.63395</text:p>
          </table:table-cell>
          <table:table-cell table:number-columns-repeated="8"/>
        </table:table-row>
        <table:table-row table:style-name="ro1"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0" office:value-type="float" office:value="6.0285" calcext:value-type="float">
            <text:p>6.0285</text:p>
          </table:table-cell>
          <table:table-cell office:value-type="float" office:value="8.31982" calcext:value-type="float">
            <text:p>8.31982</text:p>
          </table:table-cell>
          <table:table-cell table:number-columns-repeated="8"/>
        </table:table-row>
        <table:table-row table:style-name="ro1"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0" office:value-type="float" office:value="7.55179" calcext:value-type="float">
            <text:p>7.55179</text:p>
          </table:table-cell>
          <table:table-cell office:value-type="float" office:value="9.41862" calcext:value-type="float">
            <text:p>9.41862</text:p>
          </table:table-cell>
          <table:table-cell table:number-columns-repeated="8"/>
        </table:table-row>
        <table:table-row table:style-name="ro1"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0" office:value-type="float" office:value="6.39885" calcext:value-type="float">
            <text:p>6.39885</text:p>
          </table:table-cell>
          <table:table-cell office:value-type="float" office:value="8.68858" calcext:value-type="float">
            <text:p>8.68858</text:p>
          </table:table-cell>
          <table:table-cell table:number-columns-repeated="8"/>
        </table:table-row>
        <table:table-row table:style-name="ro1"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0" office:value-type="float" office:value="6.01968" calcext:value-type="float">
            <text:p>6.01968</text:p>
          </table:table-cell>
          <table:table-cell office:value-type="float" office:value="8.24471" calcext:value-type="float">
            <text:p>8.24471</text:p>
          </table:table-cell>
          <table:table-cell table:number-columns-repeated="8"/>
        </table:table-row>
        <table:table-row table:style-name="ro1"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0" office:value-type="float" office:value="5.84012" calcext:value-type="float">
            <text:p>5.84012</text:p>
          </table:table-cell>
          <table:table-cell office:value-type="float" office:value="8.00659" calcext:value-type="float">
            <text:p>8.00659</text:p>
          </table:table-cell>
          <table:table-cell table:number-columns-repeated="8"/>
        </table:table-row>
        <table:table-row table:style-name="ro1"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0" office:value-type="float" office:value="7.45686" calcext:value-type="float">
            <text:p>7.45686</text:p>
          </table:table-cell>
          <table:table-cell office:value-type="float" office:value="9.39758" calcext:value-type="float">
            <text:p>9.39758</text:p>
          </table:table-cell>
          <table:table-cell table:number-columns-repeated="8"/>
        </table:table-row>
        <table:table-row table:style-name="ro1"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0" office:value-type="float" office:value="6.45469" calcext:value-type="float">
            <text:p>6.45469</text:p>
          </table:table-cell>
          <table:table-cell office:value-type="float" office:value="8.63395" calcext:value-type="float">
            <text:p>8.63395</text:p>
          </table:table-cell>
          <table:table-cell table:number-columns-repeated="8"/>
        </table:table-row>
        <table:table-row table:style-name="ro1"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0" office:value-type="float" office:value="6.0285" calcext:value-type="float">
            <text:p>6.0285</text:p>
          </table:table-cell>
          <table:table-cell office:value-type="float" office:value="8.31982" calcext:value-type="float">
            <text:p>8.31982</text:p>
          </table:table-cell>
          <table:table-cell table:number-columns-repeated="8"/>
        </table:table-row>
        <table:table-row table:style-name="ro1"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0" office:value-type="float" office:value="7.55179" calcext:value-type="float">
            <text:p>7.55179</text:p>
          </table:table-cell>
          <table:table-cell office:value-type="float" office:value="9.41862" calcext:value-type="float">
            <text:p>9.41862</text:p>
          </table:table-cell>
          <table:table-cell table:number-columns-repeated="8"/>
        </table:table-row>
        <table:table-row table:style-name="ro1"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0" office:value-type="float" office:value="6.39885" calcext:value-type="float">
            <text:p>6.39885</text:p>
          </table:table-cell>
          <table:table-cell office:value-type="float" office:value="8.68858" calcext:value-type="float">
            <text:p>8.68858</text:p>
          </table:table-cell>
          <table:table-cell table:number-columns-repeated="8"/>
        </table:table-row>
        <table:table-row table:style-name="ro1"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0" office:value-type="float" office:value="6.01968" calcext:value-type="float">
            <text:p>6.01968</text:p>
          </table:table-cell>
          <table:table-cell office:value-type="float" office:value="8.24471" calcext:value-type="float">
            <text:p>8.24471</text:p>
          </table:table-cell>
          <table:table-cell table:number-columns-repeated="8"/>
        </table:table-row>
        <table:table-row table:style-name="ro1"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0" office:value-type="float" office:value="5.84012" calcext:value-type="float">
            <text:p>5.84012</text:p>
          </table:table-cell>
          <table:table-cell office:value-type="float" office:value="8.00659" calcext:value-type="float">
            <text:p>8.00659</text:p>
          </table:table-cell>
          <table:table-cell table:number-columns-repeated="8"/>
        </table:table-row>
        <table:table-row table:style-name="ro1"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0" office:value-type="float" office:value="7.49456" calcext:value-type="float">
            <text:p>7.49456</text:p>
          </table:table-cell>
          <table:table-cell office:value-type="float" office:value="9.17309" calcext:value-type="float">
            <text:p>9.17309</text:p>
          </table:table-cell>
          <table:table-cell table:number-columns-repeated="8"/>
        </table:table-row>
        <table:table-row table:style-name="ro1"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0" office:value-type="float" office:value="6.44715" calcext:value-type="float">
            <text:p>6.44715</text:p>
          </table:table-cell>
          <table:table-cell office:value-type="float" office:value="8.54742" calcext:value-type="float">
            <text:p>8.54742</text:p>
          </table:table-cell>
          <table:table-cell table:number-columns-repeated="8"/>
        </table:table-row>
        <table:table-row table:style-name="ro1"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0" office:value-type="float" office:value="6.02644" calcext:value-type="float">
            <text:p>6.02644</text:p>
          </table:table-cell>
          <table:table-cell office:value-type="float" office:value="8.21686" calcext:value-type="float">
            <text:p>8.21686</text:p>
          </table:table-cell>
          <table:table-cell table:number-columns-repeated="8"/>
        </table:table-row>
        <table:table-row table:style-name="ro1"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0" office:value-type="float" office:value="7.53933" calcext:value-type="float">
            <text:p>7.53933</text:p>
          </table:table-cell>
          <table:table-cell office:value-type="float" office:value="9.38076" calcext:value-type="float">
            <text:p>9.38076</text:p>
          </table:table-cell>
          <table:table-cell table:number-columns-repeated="8"/>
        </table:table-row>
        <table:table-row table:style-name="ro1"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0" office:value-type="float" office:value="6.40267" calcext:value-type="float">
            <text:p>6.40267</text:p>
          </table:table-cell>
          <table:table-cell office:value-type="float" office:value="8.62727" calcext:value-type="float">
            <text:p>8.62727</text:p>
          </table:table-cell>
          <table:table-cell table:number-columns-repeated="8"/>
        </table:table-row>
        <table:table-row table:style-name="ro1"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0" office:value-type="float" office:value="6.027" calcext:value-type="float">
            <text:p>6.027</text:p>
          </table:table-cell>
          <table:table-cell office:value-type="float" office:value="8.22433" calcext:value-type="float">
            <text:p>8.22433</text:p>
          </table:table-cell>
          <table:table-cell table:number-columns-repeated="8"/>
        </table:table-row>
        <table:table-row table:style-name="ro1"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0" office:value-type="float" office:value="5.82365" calcext:value-type="float">
            <text:p>5.82365</text:p>
          </table:table-cell>
          <table:table-cell office:value-type="float" office:value="7.97832" calcext:value-type="float">
            <text:p>7.97832</text:p>
          </table:table-cell>
          <table:table-cell table:number-columns-repeated="8"/>
        </table:table-row>
        <table:table-row table:style-name="ro1"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0" office:value-type="float" office:value="7.49456" calcext:value-type="float">
            <text:p>7.49456</text:p>
          </table:table-cell>
          <table:table-cell office:value-type="float" office:value="9.17309" calcext:value-type="float">
            <text:p>9.17309</text:p>
          </table:table-cell>
          <table:table-cell table:number-columns-repeated="8"/>
        </table:table-row>
        <table:table-row table:style-name="ro1"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0" office:value-type="float" office:value="6.44715" calcext:value-type="float">
            <text:p>6.44715</text:p>
          </table:table-cell>
          <table:table-cell office:value-type="float" office:value="8.54742" calcext:value-type="float">
            <text:p>8.54742</text:p>
          </table:table-cell>
          <table:table-cell table:number-columns-repeated="8"/>
        </table:table-row>
        <table:table-row table:style-name="ro1"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0" office:value-type="float" office:value="6.02644" calcext:value-type="float">
            <text:p>6.02644</text:p>
          </table:table-cell>
          <table:table-cell office:value-type="float" office:value="8.21686" calcext:value-type="float">
            <text:p>8.21686</text:p>
          </table:table-cell>
          <table:table-cell table:number-columns-repeated="8"/>
        </table:table-row>
        <table:table-row table:style-name="ro1"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0" office:value-type="float" office:value="7.53933" calcext:value-type="float">
            <text:p>7.53933</text:p>
          </table:table-cell>
          <table:table-cell office:value-type="float" office:value="9.38076" calcext:value-type="float">
            <text:p>9.38076</text:p>
          </table:table-cell>
          <table:table-cell table:number-columns-repeated="8"/>
        </table:table-row>
        <table:table-row table:style-name="ro1"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0" office:value-type="float" office:value="6.40267" calcext:value-type="float">
            <text:p>6.40267</text:p>
          </table:table-cell>
          <table:table-cell office:value-type="float" office:value="8.62727" calcext:value-type="float">
            <text:p>8.62727</text:p>
          </table:table-cell>
          <table:table-cell table:number-columns-repeated="8"/>
        </table:table-row>
        <table:table-row table:style-name="ro1"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0" office:value-type="float" office:value="6.027" calcext:value-type="float">
            <text:p>6.027</text:p>
          </table:table-cell>
          <table:table-cell office:value-type="float" office:value="8.22433" calcext:value-type="float">
            <text:p>8.22433</text:p>
          </table:table-cell>
          <table:table-cell table:number-columns-repeated="8"/>
        </table:table-row>
        <table:table-row table:style-name="ro1"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0" office:value-type="float" office:value="5.82365" calcext:value-type="float">
            <text:p>5.82365</text:p>
          </table:table-cell>
          <table:table-cell office:value-type="float" office:value="7.97832" calcext:value-type="float">
            <text:p>7.97832</text:p>
          </table:table-cell>
          <table:table-cell table:number-columns-repeated="8"/>
        </table:table-row>
        <table:table-row table:style-name="ro1"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0" office:value-type="float" office:value="7.34034" calcext:value-type="float">
            <text:p>7.34034</text:p>
          </table:table-cell>
          <table:table-cell office:value-type="float" office:value="9.15677" calcext:value-type="float">
            <text:p>9.15677</text:p>
          </table:table-cell>
          <table:table-cell table:number-columns-repeated="8"/>
        </table:table-row>
        <table:table-row table:style-name="ro1"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0" office:value-type="float" office:value="6.22409" calcext:value-type="float">
            <text:p>6.22409</text:p>
          </table:table-cell>
          <table:table-cell office:value-type="float" office:value="8.41852" calcext:value-type="float">
            <text:p>8.41852</text:p>
          </table:table-cell>
          <table:table-cell table:number-columns-repeated="8"/>
        </table:table-row>
        <table:table-row table:style-name="ro1"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0" office:value-type="float" office:value="5.80568" calcext:value-type="float">
            <text:p>5.80568</text:p>
          </table:table-cell>
          <table:table-cell office:value-type="float" office:value="8.09165" calcext:value-type="float">
            <text:p>8.09165</text:p>
          </table:table-cell>
          <table:table-cell table:number-columns-repeated="8"/>
        </table:table-row>
        <table:table-row table:style-name="ro1"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0" office:value-type="float" office:value="7.30401" calcext:value-type="float">
            <text:p>7.30401</text:p>
          </table:table-cell>
          <table:table-cell office:value-type="float" office:value="9.15803" calcext:value-type="float">
            <text:p>9.15803</text:p>
          </table:table-cell>
          <table:table-cell table:number-columns-repeated="8"/>
        </table:table-row>
        <table:table-row table:style-name="ro1"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0" office:value-type="float" office:value="6.28773" calcext:value-type="float">
            <text:p>6.28773</text:p>
          </table:table-cell>
          <table:table-cell office:value-type="float" office:value="8.18659" calcext:value-type="float">
            <text:p>8.18659</text:p>
          </table:table-cell>
          <table:table-cell table:number-columns-repeated="8"/>
        </table:table-row>
        <table:table-row table:style-name="ro1"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0" office:value-type="float" office:value="5.97794" calcext:value-type="float">
            <text:p>5.97794</text:p>
          </table:table-cell>
          <table:table-cell office:value-type="float" office:value="7.79498" calcext:value-type="float">
            <text:p>7.79498</text:p>
          </table:table-cell>
          <table:table-cell table:number-columns-repeated="8"/>
        </table:table-row>
        <table:table-row table:style-name="ro1"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0" office:value-type="float" office:value="5.65114" calcext:value-type="float">
            <text:p>5.65114</text:p>
          </table:table-cell>
          <table:table-cell office:value-type="float" office:value="7.48" calcext:value-type="float">
            <text:p>7.48</text:p>
          </table:table-cell>
          <table:table-cell table:number-columns-repeated="8"/>
        </table:table-row>
        <table:table-row table:style-name="ro1"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0" office:value-type="float" office:value="7.34034" calcext:value-type="float">
            <text:p>7.34034</text:p>
          </table:table-cell>
          <table:table-cell office:value-type="float" office:value="9.15677" calcext:value-type="float">
            <text:p>9.15677</text:p>
          </table:table-cell>
          <table:table-cell table:number-columns-repeated="8"/>
        </table:table-row>
        <table:table-row table:style-name="ro1"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0" office:value-type="float" office:value="6.22409" calcext:value-type="float">
            <text:p>6.22409</text:p>
          </table:table-cell>
          <table:table-cell office:value-type="float" office:value="8.41852" calcext:value-type="float">
            <text:p>8.41852</text:p>
          </table:table-cell>
          <table:table-cell table:number-columns-repeated="8"/>
        </table:table-row>
        <table:table-row table:style-name="ro1"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0" office:value-type="float" office:value="5.80568" calcext:value-type="float">
            <text:p>5.80568</text:p>
          </table:table-cell>
          <table:table-cell office:value-type="float" office:value="8.09165" calcext:value-type="float">
            <text:p>8.09165</text:p>
          </table:table-cell>
          <table:table-cell table:number-columns-repeated="8"/>
        </table:table-row>
        <table:table-row table:style-name="ro1"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0" office:value-type="float" office:value="7.30401" calcext:value-type="float">
            <text:p>7.30401</text:p>
          </table:table-cell>
          <table:table-cell office:value-type="float" office:value="9.15803" calcext:value-type="float">
            <text:p>9.15803</text:p>
          </table:table-cell>
          <table:table-cell table:number-columns-repeated="8"/>
        </table:table-row>
        <table:table-row table:style-name="ro1"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0" office:value-type="float" office:value="6.28773" calcext:value-type="float">
            <text:p>6.28773</text:p>
          </table:table-cell>
          <table:table-cell office:value-type="float" office:value="8.18659" calcext:value-type="float">
            <text:p>8.18659</text:p>
          </table:table-cell>
          <table:table-cell table:number-columns-repeated="8"/>
        </table:table-row>
        <table:table-row table:style-name="ro1"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0" office:value-type="float" office:value="5.97794" calcext:value-type="float">
            <text:p>5.97794</text:p>
          </table:table-cell>
          <table:table-cell office:value-type="float" office:value="7.79498" calcext:value-type="float">
            <text:p>7.79498</text:p>
          </table:table-cell>
          <table:table-cell table:number-columns-repeated="8"/>
        </table:table-row>
        <table:table-row table:style-name="ro1"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0" office:value-type="float" office:value="5.65114" calcext:value-type="float">
            <text:p>5.65114</text:p>
          </table:table-cell>
          <table:table-cell office:value-type="float" office:value="7.48" calcext:value-type="float">
            <text:p>7.48</text:p>
          </table:table-cell>
          <table:table-cell table:number-columns-repeated="8"/>
        </table:table-row>
        <table:table-row table:style-name="ro1"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0" office:value-type="float" office:value="7.34034" calcext:value-type="float">
            <text:p>7.34034</text:p>
          </table:table-cell>
          <table:table-cell office:value-type="float" office:value="9.15677" calcext:value-type="float">
            <text:p>9.15677</text:p>
          </table:table-cell>
          <table:table-cell table:number-columns-repeated="8"/>
        </table:table-row>
        <table:table-row table:style-name="ro1"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0" office:value-type="float" office:value="6.22409" calcext:value-type="float">
            <text:p>6.22409</text:p>
          </table:table-cell>
          <table:table-cell office:value-type="float" office:value="8.41852" calcext:value-type="float">
            <text:p>8.41852</text:p>
          </table:table-cell>
          <table:table-cell table:number-columns-repeated="8"/>
        </table:table-row>
        <table:table-row table:style-name="ro1"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0" office:value-type="float" office:value="5.80568" calcext:value-type="float">
            <text:p>5.80568</text:p>
          </table:table-cell>
          <table:table-cell office:value-type="float" office:value="8.09165" calcext:value-type="float">
            <text:p>8.09165</text:p>
          </table:table-cell>
          <table:table-cell table:number-columns-repeated="8"/>
        </table:table-row>
        <table:table-row table:style-name="ro1"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0" office:value-type="float" office:value="7.30401" calcext:value-type="float">
            <text:p>7.30401</text:p>
          </table:table-cell>
          <table:table-cell office:value-type="float" office:value="9.15803" calcext:value-type="float">
            <text:p>9.15803</text:p>
          </table:table-cell>
          <table:table-cell table:number-columns-repeated="8"/>
        </table:table-row>
        <table:table-row table:style-name="ro1"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0" office:value-type="float" office:value="6.28773" calcext:value-type="float">
            <text:p>6.28773</text:p>
          </table:table-cell>
          <table:table-cell office:value-type="float" office:value="8.18659" calcext:value-type="float">
            <text:p>8.18659</text:p>
          </table:table-cell>
          <table:table-cell table:number-columns-repeated="8"/>
        </table:table-row>
        <table:table-row table:style-name="ro1"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0" office:value-type="float" office:value="5.97794" calcext:value-type="float">
            <text:p>5.97794</text:p>
          </table:table-cell>
          <table:table-cell office:value-type="float" office:value="7.79498" calcext:value-type="float">
            <text:p>7.79498</text:p>
          </table:table-cell>
          <table:table-cell table:number-columns-repeated="8"/>
        </table:table-row>
        <table:table-row table:style-name="ro1"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0" office:value-type="float" office:value="5.65114" calcext:value-type="float">
            <text:p>5.65114</text:p>
          </table:table-cell>
          <table:table-cell office:value-type="float" office:value="7.48" calcext:value-type="float">
            <text:p>7.48</text:p>
          </table:table-cell>
          <table:table-cell table:number-columns-repeated="8"/>
        </table:table-row>
        <table:table-row table:style-name="ro1"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0" office:value-type="float" office:value="7.34034" calcext:value-type="float">
            <text:p>7.34034</text:p>
          </table:table-cell>
          <table:table-cell office:value-type="float" office:value="9.15677" calcext:value-type="float">
            <text:p>9.15677</text:p>
          </table:table-cell>
          <table:table-cell table:number-columns-repeated="8"/>
        </table:table-row>
        <table:table-row table:style-name="ro1"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0" office:value-type="float" office:value="6.22409" calcext:value-type="float">
            <text:p>6.22409</text:p>
          </table:table-cell>
          <table:table-cell office:value-type="float" office:value="8.41852" calcext:value-type="float">
            <text:p>8.41852</text:p>
          </table:table-cell>
          <table:table-cell table:number-columns-repeated="8"/>
        </table:table-row>
        <table:table-row table:style-name="ro1"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0" office:value-type="float" office:value="5.80568" calcext:value-type="float">
            <text:p>5.80568</text:p>
          </table:table-cell>
          <table:table-cell office:value-type="float" office:value="8.09165" calcext:value-type="float">
            <text:p>8.09165</text:p>
          </table:table-cell>
          <table:table-cell table:number-columns-repeated="8"/>
        </table:table-row>
        <table:table-row table:style-name="ro1"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0" office:value-type="float" office:value="7.30401" calcext:value-type="float">
            <text:p>7.30401</text:p>
          </table:table-cell>
          <table:table-cell office:value-type="float" office:value="9.15803" calcext:value-type="float">
            <text:p>9.15803</text:p>
          </table:table-cell>
          <table:table-cell table:number-columns-repeated="8"/>
        </table:table-row>
        <table:table-row table:style-name="ro1"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0" office:value-type="float" office:value="6.28773" calcext:value-type="float">
            <text:p>6.28773</text:p>
          </table:table-cell>
          <table:table-cell office:value-type="float" office:value="8.18659" calcext:value-type="float">
            <text:p>8.18659</text:p>
          </table:table-cell>
          <table:table-cell table:number-columns-repeated="8"/>
        </table:table-row>
        <table:table-row table:style-name="ro1"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0" office:value-type="float" office:value="5.97794" calcext:value-type="float">
            <text:p>5.97794</text:p>
          </table:table-cell>
          <table:table-cell office:value-type="float" office:value="7.79498" calcext:value-type="float">
            <text:p>7.79498</text:p>
          </table:table-cell>
          <table:table-cell table:number-columns-repeated="8"/>
        </table:table-row>
        <table:table-row table:style-name="ro1"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0" office:value-type="float" office:value="5.65114" calcext:value-type="float">
            <text:p>5.65114</text:p>
          </table:table-cell>
          <table:table-cell office:value-type="float" office:value="7.48" calcext:value-type="float">
            <text:p>7.48</text:p>
          </table:table-cell>
          <table:table-cell table:number-columns-repeated="8"/>
        </table:table-row>
        <table:table-row table:style-name="ro1"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0" office:value-type="float" office:value="7.34034" calcext:value-type="float">
            <text:p>7.34034</text:p>
          </table:table-cell>
          <table:table-cell office:value-type="float" office:value="9.15677" calcext:value-type="float">
            <text:p>9.15677</text:p>
          </table:table-cell>
          <table:table-cell table:number-columns-repeated="8"/>
        </table:table-row>
        <table:table-row table:style-name="ro1"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0" office:value-type="float" office:value="6.22409" calcext:value-type="float">
            <text:p>6.22409</text:p>
          </table:table-cell>
          <table:table-cell office:value-type="float" office:value="8.41852" calcext:value-type="float">
            <text:p>8.41852</text:p>
          </table:table-cell>
          <table:table-cell table:number-columns-repeated="8"/>
        </table:table-row>
        <table:table-row table:style-name="ro1"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0" office:value-type="float" office:value="5.80568" calcext:value-type="float">
            <text:p>5.80568</text:p>
          </table:table-cell>
          <table:table-cell office:value-type="float" office:value="8.09165" calcext:value-type="float">
            <text:p>8.09165</text:p>
          </table:table-cell>
          <table:table-cell table:number-columns-repeated="8"/>
        </table:table-row>
        <table:table-row table:style-name="ro1"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0" office:value-type="float" office:value="7.30401" calcext:value-type="float">
            <text:p>7.30401</text:p>
          </table:table-cell>
          <table:table-cell office:value-type="float" office:value="9.15803" calcext:value-type="float">
            <text:p>9.15803</text:p>
          </table:table-cell>
          <table:table-cell table:number-columns-repeated="8"/>
        </table:table-row>
        <table:table-row table:style-name="ro1"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0" office:value-type="float" office:value="6.28773" calcext:value-type="float">
            <text:p>6.28773</text:p>
          </table:table-cell>
          <table:table-cell office:value-type="float" office:value="8.18659" calcext:value-type="float">
            <text:p>8.18659</text:p>
          </table:table-cell>
          <table:table-cell table:number-columns-repeated="8"/>
        </table:table-row>
        <table:table-row table:style-name="ro1"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0" office:value-type="float" office:value="5.97794" calcext:value-type="float">
            <text:p>5.97794</text:p>
          </table:table-cell>
          <table:table-cell office:value-type="float" office:value="7.79498" calcext:value-type="float">
            <text:p>7.79498</text:p>
          </table:table-cell>
          <table:table-cell table:number-columns-repeated="8"/>
        </table:table-row>
        <table:table-row table:style-name="ro1"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0" office:value-type="float" office:value="5.65114" calcext:value-type="float">
            <text:p>5.65114</text:p>
          </table:table-cell>
          <table:table-cell office:value-type="float" office:value="7.48" calcext:value-type="float">
            <text:p>7.48</text:p>
          </table:table-cell>
          <table:table-cell table:number-columns-repeated="8"/>
        </table:table-row>
        <table:table-row table:style-name="ro1"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0" office:value-type="float" office:value="7.34034" calcext:value-type="float">
            <text:p>7.34034</text:p>
          </table:table-cell>
          <table:table-cell office:value-type="float" office:value="9.15677" calcext:value-type="float">
            <text:p>9.15677</text:p>
          </table:table-cell>
          <table:table-cell table:number-columns-repeated="8"/>
        </table:table-row>
        <table:table-row table:style-name="ro1"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0" office:value-type="float" office:value="6.22409" calcext:value-type="float">
            <text:p>6.22409</text:p>
          </table:table-cell>
          <table:table-cell office:value-type="float" office:value="8.41852" calcext:value-type="float">
            <text:p>8.41852</text:p>
          </table:table-cell>
          <table:table-cell table:number-columns-repeated="8"/>
        </table:table-row>
        <table:table-row table:style-name="ro1"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0" office:value-type="float" office:value="5.80568" calcext:value-type="float">
            <text:p>5.80568</text:p>
          </table:table-cell>
          <table:table-cell office:value-type="float" office:value="8.09165" calcext:value-type="float">
            <text:p>8.09165</text:p>
          </table:table-cell>
          <table:table-cell table:number-columns-repeated="8"/>
        </table:table-row>
        <table:table-row table:style-name="ro1"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0" office:value-type="float" office:value="7.30401" calcext:value-type="float">
            <text:p>7.30401</text:p>
          </table:table-cell>
          <table:table-cell office:value-type="float" office:value="9.15803" calcext:value-type="float">
            <text:p>9.15803</text:p>
          </table:table-cell>
          <table:table-cell table:number-columns-repeated="8"/>
        </table:table-row>
        <table:table-row table:style-name="ro1"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0" office:value-type="float" office:value="6.28773" calcext:value-type="float">
            <text:p>6.28773</text:p>
          </table:table-cell>
          <table:table-cell office:value-type="float" office:value="8.18659" calcext:value-type="float">
            <text:p>8.18659</text:p>
          </table:table-cell>
          <table:table-cell table:number-columns-repeated="8"/>
        </table:table-row>
        <table:table-row table:style-name="ro1"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0" office:value-type="float" office:value="5.97794" calcext:value-type="float">
            <text:p>5.97794</text:p>
          </table:table-cell>
          <table:table-cell office:value-type="float" office:value="7.79498" calcext:value-type="float">
            <text:p>7.79498</text:p>
          </table:table-cell>
          <table:table-cell table:number-columns-repeated="8"/>
        </table:table-row>
        <table:table-row table:style-name="ro1"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0" office:value-type="float" office:value="5.65114" calcext:value-type="float">
            <text:p>5.65114</text:p>
          </table:table-cell>
          <table:table-cell office:value-type="float" office:value="7.48" calcext:value-type="float">
            <text:p>7.48</text:p>
          </table:table-cell>
          <table:table-cell table:number-columns-repeated="8"/>
        </table:table-row>
        <table:table-row table:style-name="ro1"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0" office:value-type="float" office:value="5.8005" calcext:value-type="float">
            <text:p>5.8005</text:p>
          </table:table-cell>
          <table:table-cell office:value-type="float" office:value="6.48004" calcext:value-type="float">
            <text:p>6.48004</text:p>
          </table:table-cell>
          <table:table-cell table:number-columns-repeated="8"/>
        </table:table-row>
        <table:table-row table:style-name="ro1"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0" office:value-type="float" office:value="3.92313" calcext:value-type="float">
            <text:p>3.92313</text:p>
          </table:table-cell>
          <table:table-cell office:value-type="float" office:value="5.04901" calcext:value-type="float">
            <text:p>5.04901</text:p>
          </table:table-cell>
          <table:table-cell table:number-columns-repeated="8"/>
        </table:table-row>
        <table:table-row table:style-name="ro1"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0" office:value-type="float" office:value="3.33469" calcext:value-type="float">
            <text:p>3.33469</text:p>
          </table:table-cell>
          <table:table-cell office:value-type="float" office:value="4.59983" calcext:value-type="float">
            <text:p>4.59983</text:p>
          </table:table-cell>
          <table:table-cell table:number-columns-repeated="8"/>
        </table:table-row>
        <table:table-row table:style-name="ro1"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0" office:value-type="float" office:value="3.05271" calcext:value-type="float">
            <text:p>3.05271</text:p>
          </table:table-cell>
          <table:table-cell office:value-type="float" office:value="4.40825" calcext:value-type="float">
            <text:p>4.40825</text:p>
          </table:table-cell>
          <table:table-cell table:number-columns-repeated="8"/>
        </table:table-row>
        <table:table-row table:style-name="ro1"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0" office:value-type="float" office:value="5.84381" calcext:value-type="float">
            <text:p>5.84381</text:p>
          </table:table-cell>
          <table:table-cell office:value-type="float" office:value="6.44113" calcext:value-type="float">
            <text:p>6.44113</text:p>
          </table:table-cell>
          <table:table-cell table:number-columns-repeated="8"/>
        </table:table-row>
        <table:table-row table:style-name="ro1"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0" office:value-type="float" office:value="3.92798" calcext:value-type="float">
            <text:p>3.92798</text:p>
          </table:table-cell>
          <table:table-cell office:value-type="float" office:value="4.89795" calcext:value-type="float">
            <text:p>4.89795</text:p>
          </table:table-cell>
          <table:table-cell table:number-columns-repeated="8"/>
        </table:table-row>
        <table:table-row table:style-name="ro1"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0" office:value-type="float" office:value="3.33813" calcext:value-type="float">
            <text:p>3.33813</text:p>
          </table:table-cell>
          <table:table-cell office:value-type="float" office:value="4.3964" calcext:value-type="float">
            <text:p>4.3964</text:p>
          </table:table-cell>
          <table:table-cell table:number-columns-repeated="8"/>
        </table:table-row>
        <table:table-row table:style-name="ro1"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0" office:value-type="float" office:value="3.0559" calcext:value-type="float">
            <text:p>3.0559</text:p>
          </table:table-cell>
          <table:table-cell office:value-type="float" office:value="4.16959" calcext:value-type="float">
            <text:p>4.16959</text:p>
          </table:table-cell>
          <table:table-cell table:number-columns-repeated="8"/>
        </table:table-row>
        <table:table-row table:style-name="ro1"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0" office:value-type="float" office:value="5.89096" calcext:value-type="float">
            <text:p>5.89096</text:p>
          </table:table-cell>
          <table:table-cell office:value-type="float" office:value="6.51222" calcext:value-type="float">
            <text:p>6.51222</text:p>
          </table:table-cell>
          <table:table-cell table:number-columns-repeated="8"/>
        </table:table-row>
        <table:table-row table:style-name="ro1"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0" office:value-type="float" office:value="3.85684" calcext:value-type="float">
            <text:p>3.85684</text:p>
          </table:table-cell>
          <table:table-cell office:value-type="float" office:value="4.82585" calcext:value-type="float">
            <text:p>4.82585</text:p>
          </table:table-cell>
          <table:table-cell table:number-columns-repeated="8"/>
        </table:table-row>
        <table:table-row table:style-name="ro1"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0" office:value-type="float" office:value="3.27865" calcext:value-type="float">
            <text:p>3.27865</text:p>
          </table:table-cell>
          <table:table-cell office:value-type="float" office:value="4.34657" calcext:value-type="float">
            <text:p>4.34657</text:p>
          </table:table-cell>
          <table:table-cell table:number-columns-repeated="8"/>
        </table:table-row>
        <table:table-row table:style-name="ro1"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0" office:value-type="float" office:value="3.05175" calcext:value-type="float">
            <text:p>3.05175</text:p>
          </table:table-cell>
          <table:table-cell office:value-type="float" office:value="4.12629" calcext:value-type="float">
            <text:p>4.12629</text:p>
          </table:table-cell>
          <table:table-cell table:number-columns-repeated="8"/>
        </table:table-row>
        <table:table-row table:style-name="ro1"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0" office:value-type="float" office:value="5.84381" calcext:value-type="float">
            <text:p>5.84381</text:p>
          </table:table-cell>
          <table:table-cell office:value-type="float" office:value="6.44113" calcext:value-type="float">
            <text:p>6.44113</text:p>
          </table:table-cell>
          <table:table-cell table:number-columns-repeated="8"/>
        </table:table-row>
        <table:table-row table:style-name="ro1"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0" office:value-type="float" office:value="3.92798" calcext:value-type="float">
            <text:p>3.92798</text:p>
          </table:table-cell>
          <table:table-cell office:value-type="float" office:value="4.89795" calcext:value-type="float">
            <text:p>4.89795</text:p>
          </table:table-cell>
          <table:table-cell table:number-columns-repeated="8"/>
        </table:table-row>
        <table:table-row table:style-name="ro1"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0" office:value-type="float" office:value="3.33813" calcext:value-type="float">
            <text:p>3.33813</text:p>
          </table:table-cell>
          <table:table-cell office:value-type="float" office:value="4.3964" calcext:value-type="float">
            <text:p>4.3964</text:p>
          </table:table-cell>
          <table:table-cell table:number-columns-repeated="8"/>
        </table:table-row>
        <table:table-row table:style-name="ro1"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0" office:value-type="float" office:value="3.0559" calcext:value-type="float">
            <text:p>3.0559</text:p>
          </table:table-cell>
          <table:table-cell office:value-type="float" office:value="4.16959" calcext:value-type="float">
            <text:p>4.16959</text:p>
          </table:table-cell>
          <table:table-cell table:number-columns-repeated="8"/>
        </table:table-row>
        <table:table-row table:style-name="ro1"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0" office:value-type="float" office:value="5.89096" calcext:value-type="float">
            <text:p>5.89096</text:p>
          </table:table-cell>
          <table:table-cell office:value-type="float" office:value="6.51222" calcext:value-type="float">
            <text:p>6.51222</text:p>
          </table:table-cell>
          <table:table-cell table:number-columns-repeated="8"/>
        </table:table-row>
        <table:table-row table:style-name="ro1"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0" office:value-type="float" office:value="3.85684" calcext:value-type="float">
            <text:p>3.85684</text:p>
          </table:table-cell>
          <table:table-cell office:value-type="float" office:value="4.82585" calcext:value-type="float">
            <text:p>4.82585</text:p>
          </table:table-cell>
          <table:table-cell table:number-columns-repeated="8"/>
        </table:table-row>
        <table:table-row table:style-name="ro1"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0" office:value-type="float" office:value="3.27865" calcext:value-type="float">
            <text:p>3.27865</text:p>
          </table:table-cell>
          <table:table-cell office:value-type="float" office:value="4.34657" calcext:value-type="float">
            <text:p>4.34657</text:p>
          </table:table-cell>
          <table:table-cell table:number-columns-repeated="8"/>
        </table:table-row>
        <table:table-row table:style-name="ro1"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0" office:value-type="float" office:value="3.05175" calcext:value-type="float">
            <text:p>3.05175</text:p>
          </table:table-cell>
          <table:table-cell office:value-type="float" office:value="4.12629" calcext:value-type="float">
            <text:p>4.12629</text:p>
          </table:table-cell>
          <table:table-cell table:number-columns-repeated="8"/>
        </table:table-row>
        <table:table-row table:style-name="ro1"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0" office:value-type="float" office:value="5.851" calcext:value-type="float">
            <text:p>5.851</text:p>
          </table:table-cell>
          <table:table-cell office:value-type="float" office:value="6.35889" calcext:value-type="float">
            <text:p>6.35889</text:p>
          </table:table-cell>
          <table:table-cell table:number-columns-repeated="8"/>
        </table:table-row>
        <table:table-row table:style-name="ro1"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0" office:value-type="float" office:value="3.94565" calcext:value-type="float">
            <text:p>3.94565</text:p>
          </table:table-cell>
          <table:table-cell office:value-type="float" office:value="4.84235" calcext:value-type="float">
            <text:p>4.84235</text:p>
          </table:table-cell>
          <table:table-cell table:number-columns-repeated="8"/>
        </table:table-row>
        <table:table-row table:style-name="ro1"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0" office:value-type="float" office:value="3.35801" calcext:value-type="float">
            <text:p>3.35801</text:p>
          </table:table-cell>
          <table:table-cell office:value-type="float" office:value="4.35543" calcext:value-type="float">
            <text:p>4.35543</text:p>
          </table:table-cell>
          <table:table-cell table:number-columns-repeated="8"/>
        </table:table-row>
        <table:table-row table:style-name="ro1"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0" office:value-type="float" office:value="3.07391" calcext:value-type="float">
            <text:p>3.07391</text:p>
          </table:table-cell>
          <table:table-cell office:value-type="float" office:value="4.12642" calcext:value-type="float">
            <text:p>4.12642</text:p>
          </table:table-cell>
          <table:table-cell table:number-columns-repeated="8"/>
        </table:table-row>
        <table:table-row table:style-name="ro1"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0" office:value-type="float" office:value="5.8783" calcext:value-type="float">
            <text:p>5.8783</text:p>
          </table:table-cell>
          <table:table-cell office:value-type="float" office:value="6.51559" calcext:value-type="float">
            <text:p>6.51559</text:p>
          </table:table-cell>
          <table:table-cell table:number-columns-repeated="8"/>
        </table:table-row>
        <table:table-row table:style-name="ro1"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0" office:value-type="float" office:value="3.8602" calcext:value-type="float">
            <text:p>3.8602</text:p>
          </table:table-cell>
          <table:table-cell office:value-type="float" office:value="4.8128" calcext:value-type="float">
            <text:p>4.8128</text:p>
          </table:table-cell>
          <table:table-cell table:number-columns-repeated="8"/>
        </table:table-row>
        <table:table-row table:style-name="ro1"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0" office:value-type="float" office:value="3.28982" calcext:value-type="float">
            <text:p>3.28982</text:p>
          </table:table-cell>
          <table:table-cell office:value-type="float" office:value="4.32993" calcext:value-type="float">
            <text:p>4.32993</text:p>
          </table:table-cell>
          <table:table-cell table:number-columns-repeated="8"/>
        </table:table-row>
        <table:table-row table:style-name="ro1"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0" office:value-type="float" office:value="3.03943" calcext:value-type="float">
            <text:p>3.03943</text:p>
          </table:table-cell>
          <table:table-cell office:value-type="float" office:value="4.11693" calcext:value-type="float">
            <text:p>4.11693</text:p>
          </table:table-cell>
          <table:table-cell table:number-columns-repeated="8"/>
        </table:table-row>
        <table:table-row table:style-name="ro1"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0" office:value-type="float" office:value="5.851" calcext:value-type="float">
            <text:p>5.851</text:p>
          </table:table-cell>
          <table:table-cell office:value-type="float" office:value="6.35889" calcext:value-type="float">
            <text:p>6.35889</text:p>
          </table:table-cell>
          <table:table-cell table:number-columns-repeated="8"/>
        </table:table-row>
        <table:table-row table:style-name="ro1"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0" office:value-type="float" office:value="3.94565" calcext:value-type="float">
            <text:p>3.94565</text:p>
          </table:table-cell>
          <table:table-cell office:value-type="float" office:value="4.84235" calcext:value-type="float">
            <text:p>4.84235</text:p>
          </table:table-cell>
          <table:table-cell table:number-columns-repeated="8"/>
        </table:table-row>
        <table:table-row table:style-name="ro1"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0" office:value-type="float" office:value="3.35801" calcext:value-type="float">
            <text:p>3.35801</text:p>
          </table:table-cell>
          <table:table-cell office:value-type="float" office:value="4.35543" calcext:value-type="float">
            <text:p>4.35543</text:p>
          </table:table-cell>
          <table:table-cell table:number-columns-repeated="8"/>
        </table:table-row>
        <table:table-row table:style-name="ro1"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0" office:value-type="float" office:value="3.07391" calcext:value-type="float">
            <text:p>3.07391</text:p>
          </table:table-cell>
          <table:table-cell office:value-type="float" office:value="4.12642" calcext:value-type="float">
            <text:p>4.12642</text:p>
          </table:table-cell>
          <table:table-cell table:number-columns-repeated="8"/>
        </table:table-row>
        <table:table-row table:style-name="ro1"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0" office:value-type="float" office:value="5.8783" calcext:value-type="float">
            <text:p>5.8783</text:p>
          </table:table-cell>
          <table:table-cell office:value-type="float" office:value="6.51559" calcext:value-type="float">
            <text:p>6.51559</text:p>
          </table:table-cell>
          <table:table-cell table:number-columns-repeated="8"/>
        </table:table-row>
        <table:table-row table:style-name="ro1"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0" office:value-type="float" office:value="3.8602" calcext:value-type="float">
            <text:p>3.8602</text:p>
          </table:table-cell>
          <table:table-cell office:value-type="float" office:value="4.8128" calcext:value-type="float">
            <text:p>4.8128</text:p>
          </table:table-cell>
          <table:table-cell table:number-columns-repeated="8"/>
        </table:table-row>
        <table:table-row table:style-name="ro1"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0" office:value-type="float" office:value="3.28982" calcext:value-type="float">
            <text:p>3.28982</text:p>
          </table:table-cell>
          <table:table-cell office:value-type="float" office:value="4.32993" calcext:value-type="float">
            <text:p>4.32993</text:p>
          </table:table-cell>
          <table:table-cell table:number-columns-repeated="8"/>
        </table:table-row>
        <table:table-row table:style-name="ro1"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0" office:value-type="float" office:value="3.03943" calcext:value-type="float">
            <text:p>3.03943</text:p>
          </table:table-cell>
          <table:table-cell office:value-type="float" office:value="4.11693" calcext:value-type="float">
            <text:p>4.11693</text:p>
          </table:table-cell>
          <table:table-cell table:number-columns-repeated="8"/>
        </table:table-row>
        <table:table-row table:style-name="ro1"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0" office:value-type="float" office:value="5.81618" calcext:value-type="float">
            <text:p>5.81618</text:p>
          </table:table-cell>
          <table:table-cell office:value-type="float" office:value="6.42142" calcext:value-type="float">
            <text:p>6.42142</text:p>
          </table:table-cell>
          <table:table-cell table:number-columns-repeated="8"/>
        </table:table-row>
        <table:table-row table:style-name="ro1"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0" office:value-type="float" office:value="3.84021" calcext:value-type="float">
            <text:p>3.84021</text:p>
          </table:table-cell>
          <table:table-cell office:value-type="float" office:value="4.81758" calcext:value-type="float">
            <text:p>4.81758</text:p>
          </table:table-cell>
          <table:table-cell table:number-columns-repeated="8"/>
        </table:table-row>
        <table:table-row table:style-name="ro1"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0" office:value-type="float" office:value="3.24466" calcext:value-type="float">
            <text:p>3.24466</text:p>
          </table:table-cell>
          <table:table-cell office:value-type="float" office:value="4.29615" calcext:value-type="float">
            <text:p>4.29615</text:p>
          </table:table-cell>
          <table:table-cell table:number-columns-repeated="8"/>
        </table:table-row>
        <table:table-row table:style-name="ro1"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0" office:value-type="float" office:value="2.96017" calcext:value-type="float">
            <text:p>2.96017</text:p>
          </table:table-cell>
          <table:table-cell office:value-type="float" office:value="4.0689" calcext:value-type="float">
            <text:p>4.0689</text:p>
          </table:table-cell>
          <table:table-cell table:number-columns-repeated="8"/>
        </table:table-row>
        <table:table-row table:style-name="ro1"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0" office:value-type="float" office:value="5.84924" calcext:value-type="float">
            <text:p>5.84924</text:p>
          </table:table-cell>
          <table:table-cell office:value-type="float" office:value="6.46528" calcext:value-type="float">
            <text:p>6.46528</text:p>
          </table:table-cell>
          <table:table-cell table:number-columns-repeated="8"/>
        </table:table-row>
        <table:table-row table:style-name="ro1"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0" office:value-type="float" office:value="3.80408" calcext:value-type="float">
            <text:p>3.80408</text:p>
          </table:table-cell>
          <table:table-cell office:value-type="float" office:value="4.71813" calcext:value-type="float">
            <text:p>4.71813</text:p>
          </table:table-cell>
          <table:table-cell table:number-columns-repeated="8"/>
        </table:table-row>
        <table:table-row table:style-name="ro1"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0" office:value-type="float" office:value="3.24297" calcext:value-type="float">
            <text:p>3.24297</text:p>
          </table:table-cell>
          <table:table-cell office:value-type="float" office:value="4.13195" calcext:value-type="float">
            <text:p>4.13195</text:p>
          </table:table-cell>
          <table:table-cell table:number-columns-repeated="8"/>
        </table:table-row>
        <table:table-row table:style-name="ro1"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0" office:value-type="float" office:value="2.97022" calcext:value-type="float">
            <text:p>2.97022</text:p>
          </table:table-cell>
          <table:table-cell office:value-type="float" office:value="3.85739" calcext:value-type="float">
            <text:p>3.85739</text:p>
          </table:table-cell>
          <table:table-cell table:number-columns-repeated="8"/>
        </table:table-row>
        <table:table-row table:style-name="ro1"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0" office:value-type="float" office:value="5.81618" calcext:value-type="float">
            <text:p>5.81618</text:p>
          </table:table-cell>
          <table:table-cell office:value-type="float" office:value="6.42142" calcext:value-type="float">
            <text:p>6.42142</text:p>
          </table:table-cell>
          <table:table-cell table:number-columns-repeated="8"/>
        </table:table-row>
        <table:table-row table:style-name="ro1"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0" office:value-type="float" office:value="3.84021" calcext:value-type="float">
            <text:p>3.84021</text:p>
          </table:table-cell>
          <table:table-cell office:value-type="float" office:value="4.81758" calcext:value-type="float">
            <text:p>4.81758</text:p>
          </table:table-cell>
          <table:table-cell table:number-columns-repeated="8"/>
        </table:table-row>
        <table:table-row table:style-name="ro1"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0" office:value-type="float" office:value="3.24466" calcext:value-type="float">
            <text:p>3.24466</text:p>
          </table:table-cell>
          <table:table-cell office:value-type="float" office:value="4.29615" calcext:value-type="float">
            <text:p>4.29615</text:p>
          </table:table-cell>
          <table:table-cell table:number-columns-repeated="8"/>
        </table:table-row>
        <table:table-row table:style-name="ro1"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0" office:value-type="float" office:value="2.96017" calcext:value-type="float">
            <text:p>2.96017</text:p>
          </table:table-cell>
          <table:table-cell office:value-type="float" office:value="4.0689" calcext:value-type="float">
            <text:p>4.0689</text:p>
          </table:table-cell>
          <table:table-cell table:number-columns-repeated="8"/>
        </table:table-row>
        <table:table-row table:style-name="ro1"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0" office:value-type="float" office:value="5.84924" calcext:value-type="float">
            <text:p>5.84924</text:p>
          </table:table-cell>
          <table:table-cell office:value-type="float" office:value="6.46528" calcext:value-type="float">
            <text:p>6.46528</text:p>
          </table:table-cell>
          <table:table-cell table:number-columns-repeated="8"/>
        </table:table-row>
        <table:table-row table:style-name="ro1"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0" office:value-type="float" office:value="3.80408" calcext:value-type="float">
            <text:p>3.80408</text:p>
          </table:table-cell>
          <table:table-cell office:value-type="float" office:value="4.71813" calcext:value-type="float">
            <text:p>4.71813</text:p>
          </table:table-cell>
          <table:table-cell table:number-columns-repeated="8"/>
        </table:table-row>
        <table:table-row table:style-name="ro1"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0" office:value-type="float" office:value="3.24297" calcext:value-type="float">
            <text:p>3.24297</text:p>
          </table:table-cell>
          <table:table-cell office:value-type="float" office:value="4.13195" calcext:value-type="float">
            <text:p>4.13195</text:p>
          </table:table-cell>
          <table:table-cell table:number-columns-repeated="8"/>
        </table:table-row>
        <table:table-row table:style-name="ro1"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0" office:value-type="float" office:value="2.97022" calcext:value-type="float">
            <text:p>2.97022</text:p>
          </table:table-cell>
          <table:table-cell office:value-type="float" office:value="3.85739" calcext:value-type="float">
            <text:p>3.85739</text:p>
          </table:table-cell>
          <table:table-cell table:number-columns-repeated="8"/>
        </table:table-row>
        <table:table-row table:style-name="ro1"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0" office:value-type="float" office:value="5.81618" calcext:value-type="float">
            <text:p>5.81618</text:p>
          </table:table-cell>
          <table:table-cell office:value-type="float" office:value="6.42142" calcext:value-type="float">
            <text:p>6.42142</text:p>
          </table:table-cell>
          <table:table-cell table:number-columns-repeated="8"/>
        </table:table-row>
        <table:table-row table:style-name="ro1"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0" office:value-type="float" office:value="3.84021" calcext:value-type="float">
            <text:p>3.84021</text:p>
          </table:table-cell>
          <table:table-cell office:value-type="float" office:value="4.81758" calcext:value-type="float">
            <text:p>4.81758</text:p>
          </table:table-cell>
          <table:table-cell table:number-columns-repeated="8"/>
        </table:table-row>
        <table:table-row table:style-name="ro1"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0" office:value-type="float" office:value="3.24466" calcext:value-type="float">
            <text:p>3.24466</text:p>
          </table:table-cell>
          <table:table-cell office:value-type="float" office:value="4.29615" calcext:value-type="float">
            <text:p>4.29615</text:p>
          </table:table-cell>
          <table:table-cell table:number-columns-repeated="8"/>
        </table:table-row>
        <table:table-row table:style-name="ro1"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0" office:value-type="float" office:value="2.96017" calcext:value-type="float">
            <text:p>2.96017</text:p>
          </table:table-cell>
          <table:table-cell office:value-type="float" office:value="4.0689" calcext:value-type="float">
            <text:p>4.0689</text:p>
          </table:table-cell>
          <table:table-cell table:number-columns-repeated="8"/>
        </table:table-row>
        <table:table-row table:style-name="ro1"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0" office:value-type="float" office:value="5.84924" calcext:value-type="float">
            <text:p>5.84924</text:p>
          </table:table-cell>
          <table:table-cell office:value-type="float" office:value="6.46528" calcext:value-type="float">
            <text:p>6.46528</text:p>
          </table:table-cell>
          <table:table-cell table:number-columns-repeated="8"/>
        </table:table-row>
        <table:table-row table:style-name="ro1"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0" office:value-type="float" office:value="3.80408" calcext:value-type="float">
            <text:p>3.80408</text:p>
          </table:table-cell>
          <table:table-cell office:value-type="float" office:value="4.71813" calcext:value-type="float">
            <text:p>4.71813</text:p>
          </table:table-cell>
          <table:table-cell table:number-columns-repeated="8"/>
        </table:table-row>
        <table:table-row table:style-name="ro1"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0" office:value-type="float" office:value="3.24297" calcext:value-type="float">
            <text:p>3.24297</text:p>
          </table:table-cell>
          <table:table-cell office:value-type="float" office:value="4.13195" calcext:value-type="float">
            <text:p>4.13195</text:p>
          </table:table-cell>
          <table:table-cell table:number-columns-repeated="8"/>
        </table:table-row>
        <table:table-row table:style-name="ro1"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0" office:value-type="float" office:value="2.97022" calcext:value-type="float">
            <text:p>2.97022</text:p>
          </table:table-cell>
          <table:table-cell office:value-type="float" office:value="3.85739" calcext:value-type="float">
            <text:p>3.85739</text:p>
          </table:table-cell>
          <table:table-cell table:number-columns-repeated="8"/>
        </table:table-row>
        <table:table-row table:style-name="ro1"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0" office:value-type="float" office:value="5.81618" calcext:value-type="float">
            <text:p>5.81618</text:p>
          </table:table-cell>
          <table:table-cell office:value-type="float" office:value="6.42142" calcext:value-type="float">
            <text:p>6.42142</text:p>
          </table:table-cell>
          <table:table-cell table:number-columns-repeated="8"/>
        </table:table-row>
        <table:table-row table:style-name="ro1"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0" office:value-type="float" office:value="3.84021" calcext:value-type="float">
            <text:p>3.84021</text:p>
          </table:table-cell>
          <table:table-cell office:value-type="float" office:value="4.81758" calcext:value-type="float">
            <text:p>4.81758</text:p>
          </table:table-cell>
          <table:table-cell table:number-columns-repeated="8"/>
        </table:table-row>
        <table:table-row table:style-name="ro1"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0" office:value-type="float" office:value="3.24466" calcext:value-type="float">
            <text:p>3.24466</text:p>
          </table:table-cell>
          <table:table-cell office:value-type="float" office:value="4.29615" calcext:value-type="float">
            <text:p>4.29615</text:p>
          </table:table-cell>
          <table:table-cell table:number-columns-repeated="8"/>
        </table:table-row>
        <table:table-row table:style-name="ro1"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0" office:value-type="float" office:value="2.96017" calcext:value-type="float">
            <text:p>2.96017</text:p>
          </table:table-cell>
          <table:table-cell office:value-type="float" office:value="4.0689" calcext:value-type="float">
            <text:p>4.0689</text:p>
          </table:table-cell>
          <table:table-cell table:number-columns-repeated="8"/>
        </table:table-row>
        <table:table-row table:style-name="ro1"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0" office:value-type="float" office:value="5.84924" calcext:value-type="float">
            <text:p>5.84924</text:p>
          </table:table-cell>
          <table:table-cell office:value-type="float" office:value="6.46528" calcext:value-type="float">
            <text:p>6.46528</text:p>
          </table:table-cell>
          <table:table-cell table:number-columns-repeated="8"/>
        </table:table-row>
        <table:table-row table:style-name="ro1"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0" office:value-type="float" office:value="3.80408" calcext:value-type="float">
            <text:p>3.80408</text:p>
          </table:table-cell>
          <table:table-cell office:value-type="float" office:value="4.71813" calcext:value-type="float">
            <text:p>4.71813</text:p>
          </table:table-cell>
          <table:table-cell table:number-columns-repeated="8"/>
        </table:table-row>
        <table:table-row table:style-name="ro1"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0" office:value-type="float" office:value="3.24297" calcext:value-type="float">
            <text:p>3.24297</text:p>
          </table:table-cell>
          <table:table-cell office:value-type="float" office:value="4.13195" calcext:value-type="float">
            <text:p>4.13195</text:p>
          </table:table-cell>
          <table:table-cell table:number-columns-repeated="8"/>
        </table:table-row>
        <table:table-row table:style-name="ro1"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0" office:value-type="float" office:value="2.97022" calcext:value-type="float">
            <text:p>2.97022</text:p>
          </table:table-cell>
          <table:table-cell office:value-type="float" office:value="3.85739" calcext:value-type="float">
            <text:p>3.85739</text:p>
          </table:table-cell>
          <table:table-cell table:number-columns-repeated="8"/>
        </table:table-row>
        <table:table-row table:style-name="ro1"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0" office:value-type="float" office:value="5.81618" calcext:value-type="float">
            <text:p>5.81618</text:p>
          </table:table-cell>
          <table:table-cell office:value-type="float" office:value="6.42142" calcext:value-type="float">
            <text:p>6.42142</text:p>
          </table:table-cell>
          <table:table-cell table:number-columns-repeated="8"/>
        </table:table-row>
        <table:table-row table:style-name="ro1"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0" office:value-type="float" office:value="3.84021" calcext:value-type="float">
            <text:p>3.84021</text:p>
          </table:table-cell>
          <table:table-cell office:value-type="float" office:value="4.81758" calcext:value-type="float">
            <text:p>4.81758</text:p>
          </table:table-cell>
          <table:table-cell table:number-columns-repeated="8"/>
        </table:table-row>
        <table:table-row table:style-name="ro1"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0" office:value-type="float" office:value="3.24466" calcext:value-type="float">
            <text:p>3.24466</text:p>
          </table:table-cell>
          <table:table-cell office:value-type="float" office:value="4.29615" calcext:value-type="float">
            <text:p>4.29615</text:p>
          </table:table-cell>
          <table:table-cell table:number-columns-repeated="8"/>
        </table:table-row>
        <table:table-row table:style-name="ro1"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0" office:value-type="float" office:value="2.96017" calcext:value-type="float">
            <text:p>2.96017</text:p>
          </table:table-cell>
          <table:table-cell office:value-type="float" office:value="4.0689" calcext:value-type="float">
            <text:p>4.0689</text:p>
          </table:table-cell>
          <table:table-cell table:number-columns-repeated="8"/>
        </table:table-row>
        <table:table-row table:style-name="ro1"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0" office:value-type="float" office:value="5.84924" calcext:value-type="float">
            <text:p>5.84924</text:p>
          </table:table-cell>
          <table:table-cell office:value-type="float" office:value="6.46528" calcext:value-type="float">
            <text:p>6.46528</text:p>
          </table:table-cell>
          <table:table-cell table:number-columns-repeated="8"/>
        </table:table-row>
        <table:table-row table:style-name="ro1"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0" office:value-type="float" office:value="3.80408" calcext:value-type="float">
            <text:p>3.80408</text:p>
          </table:table-cell>
          <table:table-cell office:value-type="float" office:value="4.71813" calcext:value-type="float">
            <text:p>4.71813</text:p>
          </table:table-cell>
          <table:table-cell table:number-columns-repeated="8"/>
        </table:table-row>
        <table:table-row table:style-name="ro1"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0" office:value-type="float" office:value="3.24297" calcext:value-type="float">
            <text:p>3.24297</text:p>
          </table:table-cell>
          <table:table-cell office:value-type="float" office:value="4.13195" calcext:value-type="float">
            <text:p>4.13195</text:p>
          </table:table-cell>
          <table:table-cell table:number-columns-repeated="8"/>
        </table:table-row>
        <table:table-row table:style-name="ro1"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0" office:value-type="float" office:value="2.97022" calcext:value-type="float">
            <text:p>2.97022</text:p>
          </table:table-cell>
          <table:table-cell office:value-type="float" office:value="3.85739" calcext:value-type="float">
            <text:p>3.85739</text:p>
          </table:table-cell>
          <table:table-cell table:number-columns-repeated="8"/>
        </table:table-row>
        <table:table-row table:style-name="ro1"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0" office:value-type="float" office:value="5.81618" calcext:value-type="float">
            <text:p>5.81618</text:p>
          </table:table-cell>
          <table:table-cell office:value-type="float" office:value="6.42142" calcext:value-type="float">
            <text:p>6.42142</text:p>
          </table:table-cell>
          <table:table-cell table:number-columns-repeated="8"/>
        </table:table-row>
        <table:table-row table:style-name="ro1"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0" office:value-type="float" office:value="3.84021" calcext:value-type="float">
            <text:p>3.84021</text:p>
          </table:table-cell>
          <table:table-cell office:value-type="float" office:value="4.81758" calcext:value-type="float">
            <text:p>4.81758</text:p>
          </table:table-cell>
          <table:table-cell table:number-columns-repeated="8"/>
        </table:table-row>
        <table:table-row table:style-name="ro1"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0" office:value-type="float" office:value="3.24466" calcext:value-type="float">
            <text:p>3.24466</text:p>
          </table:table-cell>
          <table:table-cell office:value-type="float" office:value="4.29615" calcext:value-type="float">
            <text:p>4.29615</text:p>
          </table:table-cell>
          <table:table-cell table:number-columns-repeated="8"/>
        </table:table-row>
        <table:table-row table:style-name="ro1"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0" office:value-type="float" office:value="2.96017" calcext:value-type="float">
            <text:p>2.96017</text:p>
          </table:table-cell>
          <table:table-cell office:value-type="float" office:value="4.0689" calcext:value-type="float">
            <text:p>4.0689</text:p>
          </table:table-cell>
          <table:table-cell table:number-columns-repeated="8"/>
        </table:table-row>
        <table:table-row table:style-name="ro1"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0" office:value-type="float" office:value="5.84924" calcext:value-type="float">
            <text:p>5.84924</text:p>
          </table:table-cell>
          <table:table-cell office:value-type="float" office:value="6.46528" calcext:value-type="float">
            <text:p>6.46528</text:p>
          </table:table-cell>
          <table:table-cell table:number-columns-repeated="8"/>
        </table:table-row>
        <table:table-row table:style-name="ro1"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0" office:value-type="float" office:value="3.80408" calcext:value-type="float">
            <text:p>3.80408</text:p>
          </table:table-cell>
          <table:table-cell office:value-type="float" office:value="4.71813" calcext:value-type="float">
            <text:p>4.71813</text:p>
          </table:table-cell>
          <table:table-cell table:number-columns-repeated="8"/>
        </table:table-row>
        <table:table-row table:style-name="ro1"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0" office:value-type="float" office:value="3.24297" calcext:value-type="float">
            <text:p>3.24297</text:p>
          </table:table-cell>
          <table:table-cell office:value-type="float" office:value="4.13195" calcext:value-type="float">
            <text:p>4.13195</text:p>
          </table:table-cell>
          <table:table-cell table:number-columns-repeated="8"/>
        </table:table-row>
        <table:table-row table:style-name="ro1"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0" office:value-type="float" office:value="2.97022" calcext:value-type="float">
            <text:p>2.97022</text:p>
          </table:table-cell>
          <table:table-cell office:value-type="float" office:value="3.85739" calcext:value-type="float">
            <text:p>3.85739</text:p>
          </table:table-cell>
          <table:table-cell table:number-columns-repeated="8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0k)</text:p>
          </table:table-cell>
          <table:table-cell table:number-columns-repeated="9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0" office:value-type="float" office:value="22.31128" calcext:value-type="float">
            <text:p>22.31128</text:p>
          </table:table-cell>
          <table:table-cell table:number-columns-repeated="9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0" office:value-type="float" office:value="22.28822" calcext:value-type="float">
            <text:p>22.28822</text:p>
          </table:table-cell>
          <table:table-cell table:number-columns-repeated="9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0" office:value-type="float" office:value="23.7628" calcext:value-type="float">
            <text:p>23.7628</text:p>
          </table:table-cell>
          <table:table-cell table:number-columns-repeated="9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0" office:value-type="float" office:value="22.0015" calcext:value-type="float">
            <text:p>22.0015</text:p>
          </table:table-cell>
          <table:table-cell table:number-columns-repeated="9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0" office:value-type="float" office:value="22.28822" calcext:value-type="float">
            <text:p>22.28822</text:p>
          </table:table-cell>
          <table:table-cell table:number-columns-repeated="9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0" office:value-type="float" office:value="23.7628" calcext:value-type="float">
            <text:p>23.7628</text:p>
          </table:table-cell>
          <table:table-cell table:number-columns-repeated="9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0" office:value-type="float" office:value="22.0015" calcext:value-type="float">
            <text:p>22.0015</text:p>
          </table:table-cell>
          <table:table-cell table:number-columns-repeated="9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0" office:value-type="float" office:value="22.28757" calcext:value-type="float">
            <text:p>22.28757</text:p>
          </table:table-cell>
          <table:table-cell table:number-columns-repeated="9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0" office:value-type="float" office:value="23.75895" calcext:value-type="float">
            <text:p>23.75895</text:p>
          </table:table-cell>
          <table:table-cell table:number-columns-repeated="9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0" office:value-type="float" office:value="22.12053" calcext:value-type="float">
            <text:p>22.12053</text:p>
          </table:table-cell>
          <table:table-cell table:number-columns-repeated="9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0" office:value-type="float" office:value="22.28757" calcext:value-type="float">
            <text:p>22.28757</text:p>
          </table:table-cell>
          <table:table-cell table:number-columns-repeated="9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0" office:value-type="float" office:value="23.75895" calcext:value-type="float">
            <text:p>23.75895</text:p>
          </table:table-cell>
          <table:table-cell table:number-columns-repeated="9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0" office:value-type="float" office:value="22.12053" calcext:value-type="float">
            <text:p>22.12053</text:p>
          </table:table-cell>
          <table:table-cell table:number-columns-repeated="9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0" office:value-type="float" office:value="21.48626" calcext:value-type="float">
            <text:p>21.48626</text:p>
          </table:table-cell>
          <table:table-cell table:number-columns-repeated="9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0" office:value-type="float" office:value="23.00181" calcext:value-type="float">
            <text:p>23.00181</text:p>
          </table:table-cell>
          <table:table-cell table:number-columns-repeated="9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0" office:value-type="float" office:value="22.83345" calcext:value-type="float">
            <text:p>22.83345</text:p>
          </table:table-cell>
          <table:table-cell table:number-columns-repeated="9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0" office:value-type="float" office:value="21.48626" calcext:value-type="float">
            <text:p>21.48626</text:p>
          </table:table-cell>
          <table:table-cell table:number-columns-repeated="9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0" office:value-type="float" office:value="23.00181" calcext:value-type="float">
            <text:p>23.00181</text:p>
          </table:table-cell>
          <table:table-cell table:number-columns-repeated="9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0" office:value-type="float" office:value="22.83345" calcext:value-type="float">
            <text:p>22.83345</text:p>
          </table:table-cell>
          <table:table-cell table:number-columns-repeated="9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0" office:value-type="float" office:value="21.48626" calcext:value-type="float">
            <text:p>21.48626</text:p>
          </table:table-cell>
          <table:table-cell table:number-columns-repeated="9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0" office:value-type="float" office:value="23.00181" calcext:value-type="float">
            <text:p>23.00181</text:p>
          </table:table-cell>
          <table:table-cell table:number-columns-repeated="9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0" office:value-type="float" office:value="22.83345" calcext:value-type="float">
            <text:p>22.83345</text:p>
          </table:table-cell>
          <table:table-cell table:number-columns-repeated="9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0" office:value-type="float" office:value="21.48626" calcext:value-type="float">
            <text:p>21.48626</text:p>
          </table:table-cell>
          <table:table-cell table:number-columns-repeated="9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0" office:value-type="float" office:value="23.00181" calcext:value-type="float">
            <text:p>23.00181</text:p>
          </table:table-cell>
          <table:table-cell table:number-columns-repeated="9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0" office:value-type="float" office:value="22.83345" calcext:value-type="float">
            <text:p>22.83345</text:p>
          </table:table-cell>
          <table:table-cell table:number-columns-repeated="9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0" office:value-type="float" office:value="21.48626" calcext:value-type="float">
            <text:p>21.48626</text:p>
          </table:table-cell>
          <table:table-cell table:number-columns-repeated="9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0" office:value-type="float" office:value="23.00181" calcext:value-type="float">
            <text:p>23.00181</text:p>
          </table:table-cell>
          <table:table-cell table:number-columns-repeated="9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0" office:value-type="float" office:value="22.83345" calcext:value-type="float">
            <text:p>22.83345</text:p>
          </table:table-cell>
          <table:table-cell table:number-columns-repeated="9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0" office:value-type="float" office:value="21.48626" calcext:value-type="float">
            <text:p>21.48626</text:p>
          </table:table-cell>
          <table:table-cell table:number-columns-repeated="9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0" office:value-type="float" office:value="23.00181" calcext:value-type="float">
            <text:p>23.00181</text:p>
          </table:table-cell>
          <table:table-cell table:number-columns-repeated="9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0" office:value-type="float" office:value="22.83345" calcext:value-type="float">
            <text:p>22.83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0k)</text:p>
          </table:table-cell>
          <table:table-cell table:number-columns-repeated="9"/>
        </table:table-row>
        <table:table-row table:style-name="ro1">
          <table:table-cell table:formula="of:=[.A33]" office:value-type="float" office:value="2" calcext:value-type="float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0" office:value-type="float" office:value="12.33945" calcext:value-type="float">
            <text:p>12.33945</text:p>
          </table:table-cell>
          <table:table-cell table:number-columns-repeated="9"/>
        </table:table-row>
        <table:table-row table:style-name="ro1">
          <table:table-cell table:formula="of:=[.A34]" office:value-type="float" office:value="2" calcext:value-type="float">
            <text:p>2</text:p>
          </table:table-cell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0" office:value-type="float" office:value="11.6983" calcext:value-type="float">
            <text:p>11.6983</text:p>
          </table:table-cell>
          <table:table-cell table:number-columns-repeated="9"/>
        </table:table-row>
        <table:table-row table:style-name="ro1">
          <table:table-cell table:formula="of:=[.A35]" office:value-type="float" office:value="2" calcext:value-type="float">
            <text:p>2</text:p>
          </table:table-cell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0" office:value-type="float" office:value="12.31345" calcext:value-type="float">
            <text:p>12.31345</text:p>
          </table:table-cell>
          <table:table-cell table:number-columns-repeated="9"/>
        </table:table-row>
        <table:table-row table:style-name="ro1">
          <table:table-cell table:formula="of:=[.A36]" office:value-type="float" office:value="2" calcext:value-type="float">
            <text:p>2</text:p>
          </table:table-cell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0" office:value-type="float" office:value="11.82348" calcext:value-type="float">
            <text:p>11.82348</text:p>
          </table:table-cell>
          <table:table-cell table:number-columns-repeated="9"/>
        </table:table-row>
        <table:table-row table:style-name="ro1">
          <table:table-cell table:formula="of:=[.A37]" office:value-type="float" office:value="2" calcext:value-type="float">
            <text:p>2</text:p>
          </table:table-cell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0" office:value-type="float" office:value="12.93974" calcext:value-type="float">
            <text:p>12.93974</text:p>
          </table:table-cell>
          <table:table-cell table:number-columns-repeated="9"/>
        </table:table-row>
        <table:table-row table:style-name="ro1">
          <table:table-cell table:formula="of:=[.A38]" office:value-type="float" office:value="2" calcext:value-type="float">
            <text:p>2</text:p>
          </table:table-cell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0" office:value-type="float" office:value="11.75337" calcext:value-type="float">
            <text:p>11.75337</text:p>
          </table:table-cell>
          <table:table-cell table:number-columns-repeated="9"/>
        </table:table-row>
        <table:table-row table:style-name="ro1">
          <table:table-cell table:formula="of:=[.A39]" office:value-type="float" office:value="2" calcext:value-type="float">
            <text:p>2</text:p>
          </table:table-cell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0" office:value-type="float" office:value="11.54367" calcext:value-type="float">
            <text:p>11.54367</text:p>
          </table:table-cell>
          <table:table-cell table:number-columns-repeated="9"/>
        </table:table-row>
        <table:table-row table:style-name="ro1">
          <table:table-cell table:formula="of:=[.A40]" office:value-type="float" office:value="2" calcext:value-type="float">
            <text:p>2</text:p>
          </table:table-cell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0" office:value-type="float" office:value="12.31345" calcext:value-type="float">
            <text:p>12.31345</text:p>
          </table:table-cell>
          <table:table-cell table:number-columns-repeated="9"/>
        </table:table-row>
        <table:table-row table:style-name="ro1">
          <table:table-cell table:formula="of:=[.A41]" office:value-type="float" office:value="2" calcext:value-type="float">
            <text:p>2</text:p>
          </table:table-cell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0" office:value-type="float" office:value="11.82348" calcext:value-type="float">
            <text:p>11.82348</text:p>
          </table:table-cell>
          <table:table-cell table:number-columns-repeated="9"/>
        </table:table-row>
        <table:table-row table:style-name="ro1">
          <table:table-cell table:formula="of:=[.A42]" office:value-type="float" office:value="2" calcext:value-type="float">
            <text:p>2</text:p>
          </table:table-cell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0" office:value-type="float" office:value="12.93974" calcext:value-type="float">
            <text:p>12.93974</text:p>
          </table:table-cell>
          <table:table-cell table:number-columns-repeated="9"/>
        </table:table-row>
        <table:table-row table:style-name="ro1">
          <table:table-cell table:formula="of:=[.A43]" office:value-type="float" office:value="2" calcext:value-type="float">
            <text:p>2</text:p>
          </table:table-cell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0" office:value-type="float" office:value="11.75337" calcext:value-type="float">
            <text:p>11.75337</text:p>
          </table:table-cell>
          <table:table-cell table:number-columns-repeated="9"/>
        </table:table-row>
        <table:table-row table:style-name="ro1">
          <table:table-cell table:formula="of:=[.A44]" office:value-type="float" office:value="2" calcext:value-type="float">
            <text:p>2</text:p>
          </table:table-cell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0" office:value-type="float" office:value="11.54367" calcext:value-type="float">
            <text:p>11.54367</text:p>
          </table:table-cell>
          <table:table-cell table:number-columns-repeated="9"/>
        </table:table-row>
        <table:table-row table:style-name="ro1">
          <table:table-cell table:formula="of:=[.A45]" office:value-type="float" office:value="2" calcext:value-type="float">
            <text:p>2</text:p>
          </table:table-cell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0" office:value-type="float" office:value="12.3515" calcext:value-type="float">
            <text:p>12.3515</text:p>
          </table:table-cell>
          <table:table-cell table:number-columns-repeated="9"/>
        </table:table-row>
        <table:table-row table:style-name="ro1">
          <table:table-cell table:formula="of:=[.A46]" office:value-type="float" office:value="2" calcext:value-type="float">
            <text:p>2</text:p>
          </table:table-cell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0" office:value-type="float" office:value="11.75307" calcext:value-type="float">
            <text:p>11.75307</text:p>
          </table:table-cell>
          <table:table-cell table:number-columns-repeated="9"/>
        </table:table-row>
        <table:table-row table:style-name="ro1">
          <table:table-cell table:formula="of:=[.A47]" office:value-type="float" office:value="2" calcext:value-type="float">
            <text:p>2</text:p>
          </table:table-cell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0" office:value-type="float" office:value="12.9247" calcext:value-type="float">
            <text:p>12.9247</text:p>
          </table:table-cell>
          <table:table-cell table:number-columns-repeated="9"/>
        </table:table-row>
        <table:table-row table:style-name="ro1">
          <table:table-cell table:formula="of:=[.A48]" office:value-type="float" office:value="2" calcext:value-type="float">
            <text:p>2</text:p>
          </table:table-cell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0" office:value-type="float" office:value="11.77945" calcext:value-type="float">
            <text:p>11.77945</text:p>
          </table:table-cell>
          <table:table-cell table:number-columns-repeated="9"/>
        </table:table-row>
        <table:table-row table:style-name="ro1">
          <table:table-cell table:formula="of:=[.A49]" office:value-type="float" office:value="2" calcext:value-type="float">
            <text:p>2</text:p>
          </table:table-cell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0" office:value-type="float" office:value="11.5708" calcext:value-type="float">
            <text:p>11.5708</text:p>
          </table:table-cell>
          <table:table-cell table:number-columns-repeated="9"/>
        </table:table-row>
        <table:table-row table:style-name="ro1">
          <table:table-cell table:formula="of:=[.A50]" office:value-type="float" office:value="2" calcext:value-type="float">
            <text:p>2</text:p>
          </table:table-cell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0" office:value-type="float" office:value="12.3515" calcext:value-type="float">
            <text:p>12.3515</text:p>
          </table:table-cell>
          <table:table-cell table:number-columns-repeated="9"/>
        </table:table-row>
        <table:table-row table:style-name="ro1">
          <table:table-cell table:formula="of:=[.A51]" office:value-type="float" office:value="2" calcext:value-type="float">
            <text:p>2</text:p>
          </table:table-cell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0" office:value-type="float" office:value="11.75307" calcext:value-type="float">
            <text:p>11.75307</text:p>
          </table:table-cell>
          <table:table-cell table:number-columns-repeated="9"/>
        </table:table-row>
        <table:table-row table:style-name="ro1">
          <table:table-cell table:formula="of:=[.A52]" office:value-type="float" office:value="2" calcext:value-type="float">
            <text:p>2</text:p>
          </table:table-cell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0" office:value-type="float" office:value="12.9247" calcext:value-type="float">
            <text:p>12.9247</text:p>
          </table:table-cell>
          <table:table-cell table:number-columns-repeated="9"/>
        </table:table-row>
        <table:table-row table:style-name="ro1">
          <table:table-cell table:formula="of:=[.A53]" office:value-type="float" office:value="2" calcext:value-type="float">
            <text:p>2</text:p>
          </table:table-cell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0" office:value-type="float" office:value="11.77945" calcext:value-type="float">
            <text:p>11.77945</text:p>
          </table:table-cell>
          <table:table-cell table:number-columns-repeated="9"/>
        </table:table-row>
        <table:table-row table:style-name="ro1">
          <table:table-cell table:formula="of:=[.A54]" office:value-type="float" office:value="2" calcext:value-type="float">
            <text:p>2</text:p>
          </table:table-cell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0" office:value-type="float" office:value="11.5708" calcext:value-type="float">
            <text:p>11.5708</text:p>
          </table:table-cell>
          <table:table-cell table:number-columns-repeated="9"/>
        </table:table-row>
        <table:table-row table:style-name="ro1">
          <table:table-cell table:formula="of:=[.A55]" office:value-type="float" office:value="2" calcext:value-type="float">
            <text:p>2</text:p>
          </table:table-cell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0" office:value-type="float" office:value="11.865" calcext:value-type="float">
            <text:p>11.865</text:p>
          </table:table-cell>
          <table:table-cell table:number-columns-repeated="9"/>
        </table:table-row>
        <table:table-row table:style-name="ro1">
          <table:table-cell table:formula="of:=[.A56]" office:value-type="float" office:value="2" calcext:value-type="float">
            <text:p>2</text:p>
          </table:table-cell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0" office:value-type="float" office:value="11.319" calcext:value-type="float">
            <text:p>11.319</text:p>
          </table:table-cell>
          <table:table-cell table:number-columns-repeated="9"/>
        </table:table-row>
        <table:table-row table:style-name="ro1">
          <table:table-cell table:formula="of:=[.A57]" office:value-type="float" office:value="2" calcext:value-type="float">
            <text:p>2</text:p>
          </table:table-cell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0" office:value-type="float" office:value="12.24237" calcext:value-type="float">
            <text:p>12.24237</text:p>
          </table:table-cell>
          <table:table-cell table:number-columns-repeated="9"/>
        </table:table-row>
        <table:table-row table:style-name="ro1">
          <table:table-cell table:formula="of:=[.A58]" office:value-type="float" office:value="2" calcext:value-type="float">
            <text:p>2</text:p>
          </table:table-cell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0" office:value-type="float" office:value="11.67875" calcext:value-type="float">
            <text:p>11.67875</text:p>
          </table:table-cell>
          <table:table-cell table:number-columns-repeated="9"/>
        </table:table-row>
        <table:table-row table:style-name="ro1">
          <table:table-cell table:formula="of:=[.A59]" office:value-type="float" office:value="2" calcext:value-type="float">
            <text:p>2</text:p>
          </table:table-cell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0" office:value-type="float" office:value="11.48352" calcext:value-type="float">
            <text:p>11.48352</text:p>
          </table:table-cell>
          <table:table-cell table:number-columns-repeated="9"/>
        </table:table-row>
        <table:table-row table:style-name="ro1">
          <table:table-cell table:formula="of:=[.A60]" office:value-type="float" office:value="2" calcext:value-type="float">
            <text:p>2</text:p>
          </table:table-cell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0" office:value-type="float" office:value="11.865" calcext:value-type="float">
            <text:p>11.865</text:p>
          </table:table-cell>
          <table:table-cell table:number-columns-repeated="9"/>
        </table:table-row>
        <table:table-row table:style-name="ro1">
          <table:table-cell table:formula="of:=[.A61]" office:value-type="float" office:value="2" calcext:value-type="float">
            <text:p>2</text:p>
          </table:table-cell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0" office:value-type="float" office:value="11.319" calcext:value-type="float">
            <text:p>11.319</text:p>
          </table:table-cell>
          <table:table-cell table:number-columns-repeated="9"/>
        </table:table-row>
        <table:table-row table:style-name="ro1">
          <table:table-cell table:formula="of:=[.A62]" office:value-type="float" office:value="2" calcext:value-type="float">
            <text:p>2</text:p>
          </table:table-cell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0" office:value-type="float" office:value="12.24237" calcext:value-type="float">
            <text:p>12.24237</text:p>
          </table:table-cell>
          <table:table-cell table:number-columns-repeated="9"/>
        </table:table-row>
        <table:table-row table:style-name="ro1">
          <table:table-cell table:formula="of:=[.A63]" office:value-type="float" office:value="2" calcext:value-type="float">
            <text:p>2</text:p>
          </table:table-cell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0" office:value-type="float" office:value="11.67875" calcext:value-type="float">
            <text:p>11.67875</text:p>
          </table:table-cell>
          <table:table-cell table:number-columns-repeated="9"/>
        </table:table-row>
        <table:table-row table:style-name="ro1">
          <table:table-cell table:formula="of:=[.A64]" office:value-type="float" office:value="2" calcext:value-type="float">
            <text:p>2</text:p>
          </table:table-cell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0" office:value-type="float" office:value="11.48352" calcext:value-type="float">
            <text:p>11.48352</text:p>
          </table:table-cell>
          <table:table-cell table:number-columns-repeated="9"/>
        </table:table-row>
        <table:table-row table:style-name="ro1">
          <table:table-cell table:formula="of:=[.A65]" office:value-type="float" office:value="2" calcext:value-type="float">
            <text:p>2</text:p>
          </table:table-cell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0" office:value-type="float" office:value="11.865" calcext:value-type="float">
            <text:p>11.865</text:p>
          </table:table-cell>
          <table:table-cell table:number-columns-repeated="9"/>
        </table:table-row>
        <table:table-row table:style-name="ro1">
          <table:table-cell table:formula="of:=[.A66]" office:value-type="float" office:value="2" calcext:value-type="float">
            <text:p>2</text:p>
          </table:table-cell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0" office:value-type="float" office:value="11.319" calcext:value-type="float">
            <text:p>11.319</text:p>
          </table:table-cell>
          <table:table-cell table:number-columns-repeated="9"/>
        </table:table-row>
        <table:table-row table:style-name="ro1">
          <table:table-cell table:formula="of:=[.A67]" office:value-type="float" office:value="2" calcext:value-type="float">
            <text:p>2</text:p>
          </table:table-cell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0" office:value-type="float" office:value="12.24237" calcext:value-type="float">
            <text:p>12.24237</text:p>
          </table:table-cell>
          <table:table-cell table:number-columns-repeated="9"/>
        </table:table-row>
        <table:table-row table:style-name="ro1">
          <table:table-cell table:formula="of:=[.A68]" office:value-type="float" office:value="2" calcext:value-type="float">
            <text:p>2</text:p>
          </table:table-cell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0" office:value-type="float" office:value="11.67875" calcext:value-type="float">
            <text:p>11.67875</text:p>
          </table:table-cell>
          <table:table-cell table:number-columns-repeated="9"/>
        </table:table-row>
        <table:table-row table:style-name="ro1">
          <table:table-cell table:formula="of:=[.A69]" office:value-type="float" office:value="2" calcext:value-type="float">
            <text:p>2</text:p>
          </table:table-cell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0" office:value-type="float" office:value="11.48352" calcext:value-type="float">
            <text:p>11.48352</text:p>
          </table:table-cell>
          <table:table-cell table:number-columns-repeated="9"/>
        </table:table-row>
        <table:table-row table:style-name="ro1">
          <table:table-cell table:formula="of:=[.A70]" office:value-type="float" office:value="2" calcext:value-type="float">
            <text:p>2</text:p>
          </table:table-cell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0" office:value-type="float" office:value="11.865" calcext:value-type="float">
            <text:p>11.865</text:p>
          </table:table-cell>
          <table:table-cell table:number-columns-repeated="9"/>
        </table:table-row>
        <table:table-row table:style-name="ro1">
          <table:table-cell table:formula="of:=[.A71]" office:value-type="float" office:value="2" calcext:value-type="float">
            <text:p>2</text:p>
          </table:table-cell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0" office:value-type="float" office:value="11.319" calcext:value-type="float">
            <text:p>11.319</text:p>
          </table:table-cell>
          <table:table-cell table:number-columns-repeated="9"/>
        </table:table-row>
        <table:table-row table:style-name="ro1">
          <table:table-cell table:formula="of:=[.A72]" office:value-type="float" office:value="2" calcext:value-type="float">
            <text:p>2</text:p>
          </table:table-cell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0" office:value-type="float" office:value="12.24237" calcext:value-type="float">
            <text:p>12.24237</text:p>
          </table:table-cell>
          <table:table-cell table:number-columns-repeated="9"/>
        </table:table-row>
        <table:table-row table:style-name="ro1">
          <table:table-cell table:formula="of:=[.A73]" office:value-type="float" office:value="2" calcext:value-type="float">
            <text:p>2</text:p>
          </table:table-cell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0" office:value-type="float" office:value="11.67875" calcext:value-type="float">
            <text:p>11.67875</text:p>
          </table:table-cell>
          <table:table-cell table:number-columns-repeated="9"/>
        </table:table-row>
        <table:table-row table:style-name="ro1">
          <table:table-cell table:formula="of:=[.A74]" office:value-type="float" office:value="2" calcext:value-type="float">
            <text:p>2</text:p>
          </table:table-cell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0" office:value-type="float" office:value="11.48352" calcext:value-type="float">
            <text:p>11.48352</text:p>
          </table:table-cell>
          <table:table-cell table:number-columns-repeated="9"/>
        </table:table-row>
        <table:table-row table:style-name="ro1">
          <table:table-cell table:formula="of:=[.A75]" office:value-type="float" office:value="2" calcext:value-type="float">
            <text:p>2</text:p>
          </table:table-cell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0" office:value-type="float" office:value="11.865" calcext:value-type="float">
            <text:p>11.865</text:p>
          </table:table-cell>
          <table:table-cell table:number-columns-repeated="9"/>
        </table:table-row>
        <table:table-row table:style-name="ro1">
          <table:table-cell table:formula="of:=[.A76]" office:value-type="float" office:value="2" calcext:value-type="float">
            <text:p>2</text:p>
          </table:table-cell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0" office:value-type="float" office:value="11.319" calcext:value-type="float">
            <text:p>11.319</text:p>
          </table:table-cell>
          <table:table-cell table:number-columns-repeated="9"/>
        </table:table-row>
        <table:table-row table:style-name="ro1">
          <table:table-cell table:formula="of:=[.A77]" office:value-type="float" office:value="2" calcext:value-type="float">
            <text:p>2</text:p>
          </table:table-cell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0" office:value-type="float" office:value="12.24237" calcext:value-type="float">
            <text:p>12.24237</text:p>
          </table:table-cell>
          <table:table-cell table:number-columns-repeated="9"/>
        </table:table-row>
        <table:table-row table:style-name="ro1">
          <table:table-cell table:formula="of:=[.A78]" office:value-type="float" office:value="2" calcext:value-type="float">
            <text:p>2</text:p>
          </table:table-cell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0" office:value-type="float" office:value="11.67875" calcext:value-type="float">
            <text:p>11.67875</text:p>
          </table:table-cell>
          <table:table-cell table:number-columns-repeated="9"/>
        </table:table-row>
        <table:table-row table:style-name="ro1">
          <table:table-cell table:formula="of:=[.A79]" office:value-type="float" office:value="2" calcext:value-type="float">
            <text:p>2</text:p>
          </table:table-cell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0" office:value-type="float" office:value="11.48352" calcext:value-type="float">
            <text:p>11.48352</text:p>
          </table:table-cell>
          <table:table-cell table:number-columns-repeated="9"/>
        </table:table-row>
        <table:table-row table:style-name="ro1">
          <table:table-cell table:formula="of:=[.A80]" office:value-type="float" office:value="2" calcext:value-type="float">
            <text:p>2</text:p>
          </table:table-cell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0" office:value-type="float" office:value="11.865" calcext:value-type="float">
            <text:p>11.865</text:p>
          </table:table-cell>
          <table:table-cell table:number-columns-repeated="9"/>
        </table:table-row>
        <table:table-row table:style-name="ro1">
          <table:table-cell table:formula="of:=[.A81]" office:value-type="float" office:value="2" calcext:value-type="float">
            <text:p>2</text:p>
          </table:table-cell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0" office:value-type="float" office:value="11.319" calcext:value-type="float">
            <text:p>11.319</text:p>
          </table:table-cell>
          <table:table-cell table:number-columns-repeated="9"/>
        </table:table-row>
        <table:table-row table:style-name="ro1">
          <table:table-cell table:formula="of:=[.A82]" office:value-type="float" office:value="2" calcext:value-type="float">
            <text:p>2</text:p>
          </table:table-cell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0" office:value-type="float" office:value="12.24237" calcext:value-type="float">
            <text:p>12.24237</text:p>
          </table:table-cell>
          <table:table-cell table:number-columns-repeated="9"/>
        </table:table-row>
        <table:table-row table:style-name="ro1">
          <table:table-cell table:formula="of:=[.A83]" office:value-type="float" office:value="2" calcext:value-type="float">
            <text:p>2</text:p>
          </table:table-cell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0" office:value-type="float" office:value="11.67875" calcext:value-type="float">
            <text:p>11.67875</text:p>
          </table:table-cell>
          <table:table-cell table:number-columns-repeated="9"/>
        </table:table-row>
        <table:table-row table:style-name="ro1">
          <table:table-cell table:formula="of:=[.A84]" office:value-type="float" office:value="2" calcext:value-type="float">
            <text:p>2</text:p>
          </table:table-cell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0" office:value-type="float" office:value="11.48352" calcext:value-type="float">
            <text:p>11.483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0k)</text:p>
          </table:table-cell>
          <table:table-cell table:number-columns-repeated="9"/>
        </table:table-row>
        <table:table-row table:style-name="ro1">
          <table:table-cell table:formula="of:=[.A85]" office:value-type="float" office:value="4" calcext:value-type="float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0" office:value-type="float" office:value="7.39827" calcext:value-type="float">
            <text:p>7.39827</text:p>
          </table:table-cell>
          <table:table-cell table:number-columns-repeated="9"/>
        </table:table-row>
        <table:table-row table:style-name="ro1">
          <table:table-cell table:formula="of:=[.A86]" office:value-type="float" office:value="4" calcext:value-type="float">
            <text:p>4</text:p>
          </table:table-cell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0" office:value-type="float" office:value="6.45881" calcext:value-type="float">
            <text:p>6.45881</text:p>
          </table:table-cell>
          <table:table-cell table:number-columns-repeated="9"/>
        </table:table-row>
        <table:table-row table:style-name="ro1">
          <table:table-cell table:formula="of:=[.A87]" office:value-type="float" office:value="4" calcext:value-type="float">
            <text:p>4</text:p>
          </table:table-cell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0" office:value-type="float" office:value="6.03211" calcext:value-type="float">
            <text:p>6.03211</text:p>
          </table:table-cell>
          <table:table-cell table:number-columns-repeated="9"/>
        </table:table-row>
        <table:table-row table:style-name="ro1">
          <table:table-cell table:formula="of:=[.A88]" office:value-type="float" office:value="4" calcext:value-type="float">
            <text:p>4</text:p>
          </table:table-cell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0" office:value-type="float" office:value="7.45686" calcext:value-type="float">
            <text:p>7.45686</text:p>
          </table:table-cell>
          <table:table-cell table:number-columns-repeated="9"/>
        </table:table-row>
        <table:table-row table:style-name="ro1">
          <table:table-cell table:formula="of:=[.A89]" office:value-type="float" office:value="4" calcext:value-type="float">
            <text:p>4</text:p>
          </table:table-cell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0" office:value-type="float" office:value="6.45469" calcext:value-type="float">
            <text:p>6.45469</text:p>
          </table:table-cell>
          <table:table-cell table:number-columns-repeated="9"/>
        </table:table-row>
        <table:table-row table:style-name="ro1">
          <table:table-cell table:formula="of:=[.A90]" office:value-type="float" office:value="4" calcext:value-type="float">
            <text:p>4</text:p>
          </table:table-cell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0" office:value-type="float" office:value="6.0285" calcext:value-type="float">
            <text:p>6.0285</text:p>
          </table:table-cell>
          <table:table-cell table:number-columns-repeated="9"/>
        </table:table-row>
        <table:table-row table:style-name="ro1">
          <table:table-cell table:formula="of:=[.A91]" office:value-type="float" office:value="4" calcext:value-type="float">
            <text:p>4</text:p>
          </table:table-cell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0" office:value-type="float" office:value="7.55179" calcext:value-type="float">
            <text:p>7.55179</text:p>
          </table:table-cell>
          <table:table-cell table:number-columns-repeated="9"/>
        </table:table-row>
        <table:table-row table:style-name="ro1">
          <table:table-cell table:formula="of:=[.A92]" office:value-type="float" office:value="4" calcext:value-type="float">
            <text:p>4</text:p>
          </table:table-cell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0" office:value-type="float" office:value="6.39885" calcext:value-type="float">
            <text:p>6.39885</text:p>
          </table:table-cell>
          <table:table-cell table:number-columns-repeated="9"/>
        </table:table-row>
        <table:table-row table:style-name="ro1">
          <table:table-cell table:formula="of:=[.A93]" office:value-type="float" office:value="4" calcext:value-type="float">
            <text:p>4</text:p>
          </table:table-cell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0" office:value-type="float" office:value="6.01968" calcext:value-type="float">
            <text:p>6.01968</text:p>
          </table:table-cell>
          <table:table-cell table:number-columns-repeated="9"/>
        </table:table-row>
        <table:table-row table:style-name="ro1">
          <table:table-cell table:formula="of:=[.A94]" office:value-type="float" office:value="4" calcext:value-type="float">
            <text:p>4</text:p>
          </table:table-cell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0" office:value-type="float" office:value="5.84012" calcext:value-type="float">
            <text:p>5.84012</text:p>
          </table:table-cell>
          <table:table-cell table:number-columns-repeated="9"/>
        </table:table-row>
        <table:table-row table:style-name="ro1">
          <table:table-cell table:formula="of:=[.A95]" office:value-type="float" office:value="4" calcext:value-type="float">
            <text:p>4</text:p>
          </table:table-cell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0" office:value-type="float" office:value="7.45686" calcext:value-type="float">
            <text:p>7.45686</text:p>
          </table:table-cell>
          <table:table-cell table:number-columns-repeated="9"/>
        </table:table-row>
        <table:table-row table:style-name="ro1">
          <table:table-cell table:formula="of:=[.A96]" office:value-type="float" office:value="4" calcext:value-type="float">
            <text:p>4</text:p>
          </table:table-cell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0" office:value-type="float" office:value="6.45469" calcext:value-type="float">
            <text:p>6.45469</text:p>
          </table:table-cell>
          <table:table-cell table:number-columns-repeated="9"/>
        </table:table-row>
        <table:table-row table:style-name="ro1">
          <table:table-cell table:formula="of:=[.A97]" office:value-type="float" office:value="4" calcext:value-type="float">
            <text:p>4</text:p>
          </table:table-cell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0" office:value-type="float" office:value="6.0285" calcext:value-type="float">
            <text:p>6.0285</text:p>
          </table:table-cell>
          <table:table-cell table:number-columns-repeated="9"/>
        </table:table-row>
        <table:table-row table:style-name="ro1">
          <table:table-cell table:formula="of:=[.A98]" office:value-type="float" office:value="4" calcext:value-type="float">
            <text:p>4</text:p>
          </table:table-cell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0" office:value-type="float" office:value="7.55179" calcext:value-type="float">
            <text:p>7.55179</text:p>
          </table:table-cell>
          <table:table-cell table:number-columns-repeated="9"/>
        </table:table-row>
        <table:table-row table:style-name="ro1">
          <table:table-cell table:formula="of:=[.A99]" office:value-type="float" office:value="4" calcext:value-type="float">
            <text:p>4</text:p>
          </table:table-cell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0" office:value-type="float" office:value="6.39885" calcext:value-type="float">
            <text:p>6.39885</text:p>
          </table:table-cell>
          <table:table-cell table:number-columns-repeated="9"/>
        </table:table-row>
        <table:table-row table:style-name="ro1">
          <table:table-cell table:formula="of:=[.A100]" office:value-type="float" office:value="4" calcext:value-type="float">
            <text:p>4</text:p>
          </table:table-cell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0" office:value-type="float" office:value="6.01968" calcext:value-type="float">
            <text:p>6.01968</text:p>
          </table:table-cell>
          <table:table-cell table:number-columns-repeated="9"/>
        </table:table-row>
        <table:table-row table:style-name="ro1">
          <table:table-cell table:formula="of:=[.A101]" office:value-type="float" office:value="4" calcext:value-type="float">
            <text:p>4</text:p>
          </table:table-cell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0" office:value-type="float" office:value="5.84012" calcext:value-type="float">
            <text:p>5.84012</text:p>
          </table:table-cell>
          <table:table-cell table:number-columns-repeated="9"/>
        </table:table-row>
        <table:table-row table:style-name="ro1">
          <table:table-cell table:formula="of:=[.A102]" office:value-type="float" office:value="4" calcext:value-type="float">
            <text:p>4</text:p>
          </table:table-cell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0" office:value-type="float" office:value="7.49456" calcext:value-type="float">
            <text:p>7.49456</text:p>
          </table:table-cell>
          <table:table-cell table:number-columns-repeated="9"/>
        </table:table-row>
        <table:table-row table:style-name="ro1">
          <table:table-cell table:formula="of:=[.A103]" office:value-type="float" office:value="4" calcext:value-type="float">
            <text:p>4</text:p>
          </table:table-cell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0" office:value-type="float" office:value="6.44715" calcext:value-type="float">
            <text:p>6.44715</text:p>
          </table:table-cell>
          <table:table-cell table:number-columns-repeated="9"/>
        </table:table-row>
        <table:table-row table:style-name="ro1">
          <table:table-cell table:formula="of:=[.A104]" office:value-type="float" office:value="4" calcext:value-type="float">
            <text:p>4</text:p>
          </table:table-cell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0" office:value-type="float" office:value="6.02644" calcext:value-type="float">
            <text:p>6.02644</text:p>
          </table:table-cell>
          <table:table-cell table:number-columns-repeated="9"/>
        </table:table-row>
        <table:table-row table:style-name="ro1">
          <table:table-cell table:formula="of:=[.A105]" office:value-type="float" office:value="4" calcext:value-type="float">
            <text:p>4</text:p>
          </table:table-cell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0" office:value-type="float" office:value="7.53933" calcext:value-type="float">
            <text:p>7.53933</text:p>
          </table:table-cell>
          <table:table-cell table:number-columns-repeated="9"/>
        </table:table-row>
        <table:table-row table:style-name="ro1">
          <table:table-cell table:formula="of:=[.A106]" office:value-type="float" office:value="4" calcext:value-type="float">
            <text:p>4</text:p>
          </table:table-cell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0" office:value-type="float" office:value="6.40267" calcext:value-type="float">
            <text:p>6.40267</text:p>
          </table:table-cell>
          <table:table-cell table:number-columns-repeated="9"/>
        </table:table-row>
        <table:table-row table:style-name="ro1">
          <table:table-cell table:formula="of:=[.A107]" office:value-type="float" office:value="4" calcext:value-type="float">
            <text:p>4</text:p>
          </table:table-cell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0" office:value-type="float" office:value="6.027" calcext:value-type="float">
            <text:p>6.027</text:p>
          </table:table-cell>
          <table:table-cell table:number-columns-repeated="9"/>
        </table:table-row>
        <table:table-row table:style-name="ro1">
          <table:table-cell table:formula="of:=[.A108]" office:value-type="float" office:value="4" calcext:value-type="float">
            <text:p>4</text:p>
          </table:table-cell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0" office:value-type="float" office:value="5.82365" calcext:value-type="float">
            <text:p>5.82365</text:p>
          </table:table-cell>
          <table:table-cell table:number-columns-repeated="9"/>
        </table:table-row>
        <table:table-row table:style-name="ro1">
          <table:table-cell table:formula="of:=[.A109]" office:value-type="float" office:value="4" calcext:value-type="float">
            <text:p>4</text:p>
          </table:table-cell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0" office:value-type="float" office:value="7.49456" calcext:value-type="float">
            <text:p>7.49456</text:p>
          </table:table-cell>
          <table:table-cell table:number-columns-repeated="9"/>
        </table:table-row>
        <table:table-row table:style-name="ro1">
          <table:table-cell table:formula="of:=[.A110]" office:value-type="float" office:value="4" calcext:value-type="float">
            <text:p>4</text:p>
          </table:table-cell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0" office:value-type="float" office:value="6.44715" calcext:value-type="float">
            <text:p>6.44715</text:p>
          </table:table-cell>
          <table:table-cell table:number-columns-repeated="9"/>
        </table:table-row>
        <table:table-row table:style-name="ro1">
          <table:table-cell table:formula="of:=[.A111]" office:value-type="float" office:value="4" calcext:value-type="float">
            <text:p>4</text:p>
          </table:table-cell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0" office:value-type="float" office:value="6.02644" calcext:value-type="float">
            <text:p>6.02644</text:p>
          </table:table-cell>
          <table:table-cell table:number-columns-repeated="9"/>
        </table:table-row>
        <table:table-row table:style-name="ro1">
          <table:table-cell table:formula="of:=[.A112]" office:value-type="float" office:value="4" calcext:value-type="float">
            <text:p>4</text:p>
          </table:table-cell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0" office:value-type="float" office:value="7.53933" calcext:value-type="float">
            <text:p>7.53933</text:p>
          </table:table-cell>
          <table:table-cell table:number-columns-repeated="9"/>
        </table:table-row>
        <table:table-row table:style-name="ro1">
          <table:table-cell table:formula="of:=[.A113]" office:value-type="float" office:value="4" calcext:value-type="float">
            <text:p>4</text:p>
          </table:table-cell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0" office:value-type="float" office:value="6.40267" calcext:value-type="float">
            <text:p>6.40267</text:p>
          </table:table-cell>
          <table:table-cell table:number-columns-repeated="9"/>
        </table:table-row>
        <table:table-row table:style-name="ro1">
          <table:table-cell table:formula="of:=[.A114]" office:value-type="float" office:value="4" calcext:value-type="float">
            <text:p>4</text:p>
          </table:table-cell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0" office:value-type="float" office:value="6.027" calcext:value-type="float">
            <text:p>6.027</text:p>
          </table:table-cell>
          <table:table-cell table:number-columns-repeated="9"/>
        </table:table-row>
        <table:table-row table:style-name="ro1">
          <table:table-cell table:formula="of:=[.A115]" office:value-type="float" office:value="4" calcext:value-type="float">
            <text:p>4</text:p>
          </table:table-cell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0" office:value-type="float" office:value="5.82365" calcext:value-type="float">
            <text:p>5.82365</text:p>
          </table:table-cell>
          <table:table-cell table:number-columns-repeated="9"/>
        </table:table-row>
        <table:table-row table:style-name="ro1">
          <table:table-cell table:formula="of:=[.A116]" office:value-type="float" office:value="4" calcext:value-type="float">
            <text:p>4</text:p>
          </table:table-cell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0" office:value-type="float" office:value="7.34034" calcext:value-type="float">
            <text:p>7.34034</text:p>
          </table:table-cell>
          <table:table-cell table:number-columns-repeated="9"/>
        </table:table-row>
        <table:table-row table:style-name="ro1">
          <table:table-cell table:formula="of:=[.A117]" office:value-type="float" office:value="4" calcext:value-type="float">
            <text:p>4</text:p>
          </table:table-cell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0" office:value-type="float" office:value="6.22409" calcext:value-type="float">
            <text:p>6.22409</text:p>
          </table:table-cell>
          <table:table-cell table:number-columns-repeated="9"/>
        </table:table-row>
        <table:table-row table:style-name="ro1">
          <table:table-cell table:formula="of:=[.A118]" office:value-type="float" office:value="4" calcext:value-type="float">
            <text:p>4</text:p>
          </table:table-cell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0" office:value-type="float" office:value="5.80568" calcext:value-type="float">
            <text:p>5.80568</text:p>
          </table:table-cell>
          <table:table-cell table:number-columns-repeated="9"/>
        </table:table-row>
        <table:table-row table:style-name="ro1">
          <table:table-cell table:formula="of:=[.A119]" office:value-type="float" office:value="4" calcext:value-type="float">
            <text:p>4</text:p>
          </table:table-cell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0" office:value-type="float" office:value="7.30401" calcext:value-type="float">
            <text:p>7.30401</text:p>
          </table:table-cell>
          <table:table-cell table:number-columns-repeated="9"/>
        </table:table-row>
        <table:table-row table:style-name="ro1">
          <table:table-cell table:formula="of:=[.A120]" office:value-type="float" office:value="4" calcext:value-type="float">
            <text:p>4</text:p>
          </table:table-cell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0" office:value-type="float" office:value="6.28773" calcext:value-type="float">
            <text:p>6.28773</text:p>
          </table:table-cell>
          <table:table-cell table:number-columns-repeated="9"/>
        </table:table-row>
        <table:table-row table:style-name="ro1">
          <table:table-cell table:formula="of:=[.A121]" office:value-type="float" office:value="4" calcext:value-type="float">
            <text:p>4</text:p>
          </table:table-cell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0" office:value-type="float" office:value="5.97794" calcext:value-type="float">
            <text:p>5.97794</text:p>
          </table:table-cell>
          <table:table-cell table:number-columns-repeated="9"/>
        </table:table-row>
        <table:table-row table:style-name="ro1">
          <table:table-cell table:formula="of:=[.A122]" office:value-type="float" office:value="4" calcext:value-type="float">
            <text:p>4</text:p>
          </table:table-cell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0" office:value-type="float" office:value="5.65114" calcext:value-type="float">
            <text:p>5.65114</text:p>
          </table:table-cell>
          <table:table-cell table:number-columns-repeated="9"/>
        </table:table-row>
        <table:table-row table:style-name="ro1">
          <table:table-cell table:formula="of:=[.A123]" office:value-type="float" office:value="4" calcext:value-type="float">
            <text:p>4</text:p>
          </table:table-cell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0" office:value-type="float" office:value="7.34034" calcext:value-type="float">
            <text:p>7.34034</text:p>
          </table:table-cell>
          <table:table-cell table:number-columns-repeated="9"/>
        </table:table-row>
        <table:table-row table:style-name="ro1">
          <table:table-cell table:formula="of:=[.A124]" office:value-type="float" office:value="4" calcext:value-type="float">
            <text:p>4</text:p>
          </table:table-cell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0" office:value-type="float" office:value="6.22409" calcext:value-type="float">
            <text:p>6.22409</text:p>
          </table:table-cell>
          <table:table-cell table:number-columns-repeated="9"/>
        </table:table-row>
        <table:table-row table:style-name="ro1">
          <table:table-cell table:formula="of:=[.A125]" office:value-type="float" office:value="4" calcext:value-type="float">
            <text:p>4</text:p>
          </table:table-cell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0" office:value-type="float" office:value="5.80568" calcext:value-type="float">
            <text:p>5.80568</text:p>
          </table:table-cell>
          <table:table-cell table:number-columns-repeated="9"/>
        </table:table-row>
        <table:table-row table:style-name="ro1">
          <table:table-cell table:formula="of:=[.A126]" office:value-type="float" office:value="4" calcext:value-type="float">
            <text:p>4</text:p>
          </table:table-cell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0" office:value-type="float" office:value="7.30401" calcext:value-type="float">
            <text:p>7.30401</text:p>
          </table:table-cell>
          <table:table-cell table:number-columns-repeated="9"/>
        </table:table-row>
        <table:table-row table:style-name="ro1">
          <table:table-cell table:formula="of:=[.A127]" office:value-type="float" office:value="4" calcext:value-type="float">
            <text:p>4</text:p>
          </table:table-cell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0" office:value-type="float" office:value="6.28773" calcext:value-type="float">
            <text:p>6.28773</text:p>
          </table:table-cell>
          <table:table-cell table:number-columns-repeated="9"/>
        </table:table-row>
        <table:table-row table:style-name="ro1">
          <table:table-cell table:formula="of:=[.A128]" office:value-type="float" office:value="4" calcext:value-type="float">
            <text:p>4</text:p>
          </table:table-cell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0" office:value-type="float" office:value="5.97794" calcext:value-type="float">
            <text:p>5.97794</text:p>
          </table:table-cell>
          <table:table-cell table:number-columns-repeated="9"/>
        </table:table-row>
        <table:table-row table:style-name="ro1">
          <table:table-cell table:formula="of:=[.A129]" office:value-type="float" office:value="4" calcext:value-type="float">
            <text:p>4</text:p>
          </table:table-cell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0" office:value-type="float" office:value="5.65114" calcext:value-type="float">
            <text:p>5.65114</text:p>
          </table:table-cell>
          <table:table-cell table:number-columns-repeated="9"/>
        </table:table-row>
        <table:table-row table:style-name="ro1">
          <table:table-cell table:formula="of:=[.A130]" office:value-type="float" office:value="4" calcext:value-type="float">
            <text:p>4</text:p>
          </table:table-cell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0" office:value-type="float" office:value="7.34034" calcext:value-type="float">
            <text:p>7.34034</text:p>
          </table:table-cell>
          <table:table-cell table:number-columns-repeated="9"/>
        </table:table-row>
        <table:table-row table:style-name="ro1">
          <table:table-cell table:formula="of:=[.A131]" office:value-type="float" office:value="4" calcext:value-type="float">
            <text:p>4</text:p>
          </table:table-cell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0" office:value-type="float" office:value="6.22409" calcext:value-type="float">
            <text:p>6.22409</text:p>
          </table:table-cell>
          <table:table-cell table:number-columns-repeated="9"/>
        </table:table-row>
        <table:table-row table:style-name="ro1">
          <table:table-cell table:formula="of:=[.A132]" office:value-type="float" office:value="4" calcext:value-type="float">
            <text:p>4</text:p>
          </table:table-cell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0" office:value-type="float" office:value="5.80568" calcext:value-type="float">
            <text:p>5.80568</text:p>
          </table:table-cell>
          <table:table-cell table:number-columns-repeated="9"/>
        </table:table-row>
        <table:table-row table:style-name="ro1">
          <table:table-cell table:formula="of:=[.A133]" office:value-type="float" office:value="4" calcext:value-type="float">
            <text:p>4</text:p>
          </table:table-cell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0" office:value-type="float" office:value="7.30401" calcext:value-type="float">
            <text:p>7.30401</text:p>
          </table:table-cell>
          <table:table-cell table:number-columns-repeated="9"/>
        </table:table-row>
        <table:table-row table:style-name="ro1">
          <table:table-cell table:formula="of:=[.A134]" office:value-type="float" office:value="4" calcext:value-type="float">
            <text:p>4</text:p>
          </table:table-cell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0" office:value-type="float" office:value="6.28773" calcext:value-type="float">
            <text:p>6.28773</text:p>
          </table:table-cell>
          <table:table-cell table:number-columns-repeated="9"/>
        </table:table-row>
        <table:table-row table:style-name="ro1">
          <table:table-cell table:formula="of:=[.A135]" office:value-type="float" office:value="4" calcext:value-type="float">
            <text:p>4</text:p>
          </table:table-cell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0" office:value-type="float" office:value="5.97794" calcext:value-type="float">
            <text:p>5.97794</text:p>
          </table:table-cell>
          <table:table-cell table:number-columns-repeated="9"/>
        </table:table-row>
        <table:table-row table:style-name="ro1">
          <table:table-cell table:formula="of:=[.A136]" office:value-type="float" office:value="4" calcext:value-type="float">
            <text:p>4</text:p>
          </table:table-cell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0" office:value-type="float" office:value="5.65114" calcext:value-type="float">
            <text:p>5.65114</text:p>
          </table:table-cell>
          <table:table-cell table:number-columns-repeated="9"/>
        </table:table-row>
        <table:table-row table:style-name="ro1">
          <table:table-cell table:formula="of:=[.A137]" office:value-type="float" office:value="4" calcext:value-type="float">
            <text:p>4</text:p>
          </table:table-cell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0" office:value-type="float" office:value="7.34034" calcext:value-type="float">
            <text:p>7.34034</text:p>
          </table:table-cell>
          <table:table-cell table:number-columns-repeated="9"/>
        </table:table-row>
        <table:table-row table:style-name="ro1">
          <table:table-cell table:formula="of:=[.A138]" office:value-type="float" office:value="4" calcext:value-type="float">
            <text:p>4</text:p>
          </table:table-cell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0" office:value-type="float" office:value="6.22409" calcext:value-type="float">
            <text:p>6.22409</text:p>
          </table:table-cell>
          <table:table-cell table:number-columns-repeated="9"/>
        </table:table-row>
        <table:table-row table:style-name="ro1">
          <table:table-cell table:formula="of:=[.A139]" office:value-type="float" office:value="4" calcext:value-type="float">
            <text:p>4</text:p>
          </table:table-cell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0" office:value-type="float" office:value="5.80568" calcext:value-type="float">
            <text:p>5.80568</text:p>
          </table:table-cell>
          <table:table-cell table:number-columns-repeated="9"/>
        </table:table-row>
        <table:table-row table:style-name="ro1">
          <table:table-cell table:formula="of:=[.A140]" office:value-type="float" office:value="4" calcext:value-type="float">
            <text:p>4</text:p>
          </table:table-cell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0" office:value-type="float" office:value="7.30401" calcext:value-type="float">
            <text:p>7.30401</text:p>
          </table:table-cell>
          <table:table-cell table:number-columns-repeated="9"/>
        </table:table-row>
        <table:table-row table:style-name="ro1">
          <table:table-cell table:formula="of:=[.A141]" office:value-type="float" office:value="4" calcext:value-type="float">
            <text:p>4</text:p>
          </table:table-cell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0" office:value-type="float" office:value="6.28773" calcext:value-type="float">
            <text:p>6.28773</text:p>
          </table:table-cell>
          <table:table-cell table:number-columns-repeated="9"/>
        </table:table-row>
        <table:table-row table:style-name="ro1">
          <table:table-cell table:formula="of:=[.A142]" office:value-type="float" office:value="4" calcext:value-type="float">
            <text:p>4</text:p>
          </table:table-cell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0" office:value-type="float" office:value="5.97794" calcext:value-type="float">
            <text:p>5.97794</text:p>
          </table:table-cell>
          <table:table-cell table:number-columns-repeated="9"/>
        </table:table-row>
        <table:table-row table:style-name="ro1">
          <table:table-cell table:formula="of:=[.A143]" office:value-type="float" office:value="4" calcext:value-type="float">
            <text:p>4</text:p>
          </table:table-cell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0" office:value-type="float" office:value="5.65114" calcext:value-type="float">
            <text:p>5.65114</text:p>
          </table:table-cell>
          <table:table-cell table:number-columns-repeated="9"/>
        </table:table-row>
        <table:table-row table:style-name="ro1">
          <table:table-cell table:formula="of:=[.A144]" office:value-type="float" office:value="4" calcext:value-type="float">
            <text:p>4</text:p>
          </table:table-cell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0" office:value-type="float" office:value="7.34034" calcext:value-type="float">
            <text:p>7.34034</text:p>
          </table:table-cell>
          <table:table-cell table:number-columns-repeated="9"/>
        </table:table-row>
        <table:table-row table:style-name="ro1">
          <table:table-cell table:formula="of:=[.A145]" office:value-type="float" office:value="4" calcext:value-type="float">
            <text:p>4</text:p>
          </table:table-cell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0" office:value-type="float" office:value="6.22409" calcext:value-type="float">
            <text:p>6.22409</text:p>
          </table:table-cell>
          <table:table-cell table:number-columns-repeated="9"/>
        </table:table-row>
        <table:table-row table:style-name="ro1">
          <table:table-cell table:formula="of:=[.A146]" office:value-type="float" office:value="4" calcext:value-type="float">
            <text:p>4</text:p>
          </table:table-cell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0" office:value-type="float" office:value="5.80568" calcext:value-type="float">
            <text:p>5.80568</text:p>
          </table:table-cell>
          <table:table-cell table:number-columns-repeated="9"/>
        </table:table-row>
        <table:table-row table:style-name="ro1">
          <table:table-cell table:formula="of:=[.A147]" office:value-type="float" office:value="4" calcext:value-type="float">
            <text:p>4</text:p>
          </table:table-cell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0" office:value-type="float" office:value="7.30401" calcext:value-type="float">
            <text:p>7.30401</text:p>
          </table:table-cell>
          <table:table-cell table:number-columns-repeated="9"/>
        </table:table-row>
        <table:table-row table:style-name="ro1">
          <table:table-cell table:formula="of:=[.A148]" office:value-type="float" office:value="4" calcext:value-type="float">
            <text:p>4</text:p>
          </table:table-cell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0" office:value-type="float" office:value="6.28773" calcext:value-type="float">
            <text:p>6.28773</text:p>
          </table:table-cell>
          <table:table-cell table:number-columns-repeated="9"/>
        </table:table-row>
        <table:table-row table:style-name="ro1">
          <table:table-cell table:formula="of:=[.A149]" office:value-type="float" office:value="4" calcext:value-type="float">
            <text:p>4</text:p>
          </table:table-cell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0" office:value-type="float" office:value="5.97794" calcext:value-type="float">
            <text:p>5.97794</text:p>
          </table:table-cell>
          <table:table-cell table:number-columns-repeated="9"/>
        </table:table-row>
        <table:table-row table:style-name="ro1">
          <table:table-cell table:formula="of:=[.A150]" office:value-type="float" office:value="4" calcext:value-type="float">
            <text:p>4</text:p>
          </table:table-cell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0" office:value-type="float" office:value="5.65114" calcext:value-type="float">
            <text:p>5.65114</text:p>
          </table:table-cell>
          <table:table-cell table:number-columns-repeated="9"/>
        </table:table-row>
        <table:table-row table:style-name="ro1">
          <table:table-cell table:formula="of:=[.A151]" office:value-type="float" office:value="4" calcext:value-type="float">
            <text:p>4</text:p>
          </table:table-cell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0" office:value-type="float" office:value="7.34034" calcext:value-type="float">
            <text:p>7.34034</text:p>
          </table:table-cell>
          <table:table-cell table:number-columns-repeated="9"/>
        </table:table-row>
        <table:table-row table:style-name="ro1">
          <table:table-cell table:formula="of:=[.A152]" office:value-type="float" office:value="4" calcext:value-type="float">
            <text:p>4</text:p>
          </table:table-cell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0" office:value-type="float" office:value="6.22409" calcext:value-type="float">
            <text:p>6.22409</text:p>
          </table:table-cell>
          <table:table-cell table:number-columns-repeated="9"/>
        </table:table-row>
        <table:table-row table:style-name="ro1">
          <table:table-cell table:formula="of:=[.A153]" office:value-type="float" office:value="4" calcext:value-type="float">
            <text:p>4</text:p>
          </table:table-cell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0" office:value-type="float" office:value="5.80568" calcext:value-type="float">
            <text:p>5.80568</text:p>
          </table:table-cell>
          <table:table-cell table:number-columns-repeated="9"/>
        </table:table-row>
        <table:table-row table:style-name="ro1">
          <table:table-cell table:formula="of:=[.A154]" office:value-type="float" office:value="4" calcext:value-type="float">
            <text:p>4</text:p>
          </table:table-cell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0" office:value-type="float" office:value="7.30401" calcext:value-type="float">
            <text:p>7.30401</text:p>
          </table:table-cell>
          <table:table-cell table:number-columns-repeated="9"/>
        </table:table-row>
        <table:table-row table:style-name="ro1">
          <table:table-cell table:formula="of:=[.A155]" office:value-type="float" office:value="4" calcext:value-type="float">
            <text:p>4</text:p>
          </table:table-cell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0" office:value-type="float" office:value="6.28773" calcext:value-type="float">
            <text:p>6.28773</text:p>
          </table:table-cell>
          <table:table-cell table:number-columns-repeated="9"/>
        </table:table-row>
        <table:table-row table:style-name="ro1">
          <table:table-cell table:formula="of:=[.A156]" office:value-type="float" office:value="4" calcext:value-type="float">
            <text:p>4</text:p>
          </table:table-cell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0" office:value-type="float" office:value="5.97794" calcext:value-type="float">
            <text:p>5.97794</text:p>
          </table:table-cell>
          <table:table-cell table:number-columns-repeated="9"/>
        </table:table-row>
        <table:table-row table:style-name="ro1">
          <table:table-cell table:formula="of:=[.A157]" office:value-type="float" office:value="4" calcext:value-type="float">
            <text:p>4</text:p>
          </table:table-cell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0" office:value-type="float" office:value="5.65114" calcext:value-type="float">
            <text:p>5.65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0k)</text:p>
          </table:table-cell>
          <table:table-cell table:number-columns-repeated="9"/>
        </table:table-row>
        <table:table-row table:style-name="ro1">
          <table:table-cell table:formula="of:=[.A158]" office:value-type="float" office:value="8" calcext:value-type="float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0" office:value-type="float" office:value="5.8005" calcext:value-type="float">
            <text:p>5.8005</text:p>
          </table:table-cell>
          <table:table-cell table:number-columns-repeated="9"/>
        </table:table-row>
        <table:table-row table:style-name="ro1">
          <table:table-cell table:formula="of:=[.A159]" office:value-type="float" office:value="8" calcext:value-type="float">
            <text:p>8</text:p>
          </table:table-cell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0" office:value-type="float" office:value="3.92313" calcext:value-type="float">
            <text:p>3.92313</text:p>
          </table:table-cell>
          <table:table-cell table:number-columns-repeated="9"/>
        </table:table-row>
        <table:table-row table:style-name="ro1">
          <table:table-cell table:formula="of:=[.A160]" office:value-type="float" office:value="8" calcext:value-type="float">
            <text:p>8</text:p>
          </table:table-cell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0" office:value-type="float" office:value="3.33469" calcext:value-type="float">
            <text:p>3.33469</text:p>
          </table:table-cell>
          <table:table-cell table:number-columns-repeated="9"/>
        </table:table-row>
        <table:table-row table:style-name="ro1">
          <table:table-cell table:formula="of:=[.A161]" office:value-type="float" office:value="8" calcext:value-type="float">
            <text:p>8</text:p>
          </table:table-cell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0" office:value-type="float" office:value="3.05271" calcext:value-type="float">
            <text:p>3.05271</text:p>
          </table:table-cell>
          <table:table-cell table:number-columns-repeated="9"/>
        </table:table-row>
        <table:table-row table:style-name="ro1">
          <table:table-cell table:formula="of:=[.A162]" office:value-type="float" office:value="8" calcext:value-type="float">
            <text:p>8</text:p>
          </table:table-cell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0" office:value-type="float" office:value="5.84381" calcext:value-type="float">
            <text:p>5.84381</text:p>
          </table:table-cell>
          <table:table-cell table:number-columns-repeated="9"/>
        </table:table-row>
        <table:table-row table:style-name="ro1">
          <table:table-cell table:formula="of:=[.A163]" office:value-type="float" office:value="8" calcext:value-type="float">
            <text:p>8</text:p>
          </table:table-cell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0" office:value-type="float" office:value="3.92798" calcext:value-type="float">
            <text:p>3.92798</text:p>
          </table:table-cell>
          <table:table-cell table:number-columns-repeated="9"/>
        </table:table-row>
        <table:table-row table:style-name="ro1">
          <table:table-cell table:formula="of:=[.A164]" office:value-type="float" office:value="8" calcext:value-type="float">
            <text:p>8</text:p>
          </table:table-cell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0" office:value-type="float" office:value="3.33813" calcext:value-type="float">
            <text:p>3.33813</text:p>
          </table:table-cell>
          <table:table-cell table:number-columns-repeated="9"/>
        </table:table-row>
        <table:table-row table:style-name="ro1">
          <table:table-cell table:formula="of:=[.A165]" office:value-type="float" office:value="8" calcext:value-type="float">
            <text:p>8</text:p>
          </table:table-cell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0" office:value-type="float" office:value="3.0559" calcext:value-type="float">
            <text:p>3.0559</text:p>
          </table:table-cell>
          <table:table-cell table:number-columns-repeated="9"/>
        </table:table-row>
        <table:table-row table:style-name="ro1">
          <table:table-cell table:formula="of:=[.A166]" office:value-type="float" office:value="8" calcext:value-type="float">
            <text:p>8</text:p>
          </table:table-cell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0" office:value-type="float" office:value="5.89096" calcext:value-type="float">
            <text:p>5.89096</text:p>
          </table:table-cell>
          <table:table-cell table:number-columns-repeated="9"/>
        </table:table-row>
        <table:table-row table:style-name="ro1">
          <table:table-cell table:formula="of:=[.A167]" office:value-type="float" office:value="8" calcext:value-type="float">
            <text:p>8</text:p>
          </table:table-cell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0" office:value-type="float" office:value="3.85684" calcext:value-type="float">
            <text:p>3.85684</text:p>
          </table:table-cell>
          <table:table-cell table:number-columns-repeated="9"/>
        </table:table-row>
        <table:table-row table:style-name="ro1">
          <table:table-cell table:formula="of:=[.A168]" office:value-type="float" office:value="8" calcext:value-type="float">
            <text:p>8</text:p>
          </table:table-cell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0" office:value-type="float" office:value="3.27865" calcext:value-type="float">
            <text:p>3.27865</text:p>
          </table:table-cell>
          <table:table-cell table:number-columns-repeated="9"/>
        </table:table-row>
        <table:table-row table:style-name="ro1">
          <table:table-cell table:formula="of:=[.A169]" office:value-type="float" office:value="8" calcext:value-type="float">
            <text:p>8</text:p>
          </table:table-cell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0" office:value-type="float" office:value="3.05175" calcext:value-type="float">
            <text:p>3.05175</text:p>
          </table:table-cell>
          <table:table-cell table:number-columns-repeated="9"/>
        </table:table-row>
        <table:table-row table:style-name="ro1">
          <table:table-cell table:formula="of:=[.A170]" office:value-type="float" office:value="8" calcext:value-type="float">
            <text:p>8</text:p>
          </table:table-cell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0" office:value-type="float" office:value="5.84381" calcext:value-type="float">
            <text:p>5.84381</text:p>
          </table:table-cell>
          <table:table-cell table:number-columns-repeated="9"/>
        </table:table-row>
        <table:table-row table:style-name="ro1">
          <table:table-cell table:formula="of:=[.A171]" office:value-type="float" office:value="8" calcext:value-type="float">
            <text:p>8</text:p>
          </table:table-cell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0" office:value-type="float" office:value="3.92798" calcext:value-type="float">
            <text:p>3.92798</text:p>
          </table:table-cell>
          <table:table-cell table:number-columns-repeated="9"/>
        </table:table-row>
        <table:table-row table:style-name="ro1">
          <table:table-cell table:formula="of:=[.A172]" office:value-type="float" office:value="8" calcext:value-type="float">
            <text:p>8</text:p>
          </table:table-cell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0" office:value-type="float" office:value="3.33813" calcext:value-type="float">
            <text:p>3.33813</text:p>
          </table:table-cell>
          <table:table-cell table:number-columns-repeated="9"/>
        </table:table-row>
        <table:table-row table:style-name="ro1">
          <table:table-cell table:formula="of:=[.A173]" office:value-type="float" office:value="8" calcext:value-type="float">
            <text:p>8</text:p>
          </table:table-cell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0" office:value-type="float" office:value="3.0559" calcext:value-type="float">
            <text:p>3.0559</text:p>
          </table:table-cell>
          <table:table-cell table:number-columns-repeated="9"/>
        </table:table-row>
        <table:table-row table:style-name="ro1">
          <table:table-cell table:formula="of:=[.A174]" office:value-type="float" office:value="8" calcext:value-type="float">
            <text:p>8</text:p>
          </table:table-cell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0" office:value-type="float" office:value="5.89096" calcext:value-type="float">
            <text:p>5.89096</text:p>
          </table:table-cell>
          <table:table-cell table:number-columns-repeated="9"/>
        </table:table-row>
        <table:table-row table:style-name="ro1">
          <table:table-cell table:formula="of:=[.A175]" office:value-type="float" office:value="8" calcext:value-type="float">
            <text:p>8</text:p>
          </table:table-cell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0" office:value-type="float" office:value="3.85684" calcext:value-type="float">
            <text:p>3.85684</text:p>
          </table:table-cell>
          <table:table-cell table:number-columns-repeated="9"/>
        </table:table-row>
        <table:table-row table:style-name="ro1">
          <table:table-cell table:formula="of:=[.A176]" office:value-type="float" office:value="8" calcext:value-type="float">
            <text:p>8</text:p>
          </table:table-cell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0" office:value-type="float" office:value="3.27865" calcext:value-type="float">
            <text:p>3.27865</text:p>
          </table:table-cell>
          <table:table-cell table:number-columns-repeated="9"/>
        </table:table-row>
        <table:table-row table:style-name="ro1">
          <table:table-cell table:formula="of:=[.A177]" office:value-type="float" office:value="8" calcext:value-type="float">
            <text:p>8</text:p>
          </table:table-cell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0" office:value-type="float" office:value="3.05175" calcext:value-type="float">
            <text:p>3.05175</text:p>
          </table:table-cell>
          <table:table-cell table:number-columns-repeated="9"/>
        </table:table-row>
        <table:table-row table:style-name="ro1">
          <table:table-cell table:formula="of:=[.A178]" office:value-type="float" office:value="8" calcext:value-type="float">
            <text:p>8</text:p>
          </table:table-cell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0" office:value-type="float" office:value="5.851" calcext:value-type="float">
            <text:p>5.851</text:p>
          </table:table-cell>
          <table:table-cell table:number-columns-repeated="9"/>
        </table:table-row>
        <table:table-row table:style-name="ro1">
          <table:table-cell table:formula="of:=[.A179]" office:value-type="float" office:value="8" calcext:value-type="float">
            <text:p>8</text:p>
          </table:table-cell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0" office:value-type="float" office:value="3.94565" calcext:value-type="float">
            <text:p>3.94565</text:p>
          </table:table-cell>
          <table:table-cell table:number-columns-repeated="9"/>
        </table:table-row>
        <table:table-row table:style-name="ro1">
          <table:table-cell table:formula="of:=[.A180]" office:value-type="float" office:value="8" calcext:value-type="float">
            <text:p>8</text:p>
          </table:table-cell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0" office:value-type="float" office:value="3.35801" calcext:value-type="float">
            <text:p>3.35801</text:p>
          </table:table-cell>
          <table:table-cell table:number-columns-repeated="9"/>
        </table:table-row>
        <table:table-row table:style-name="ro1">
          <table:table-cell table:formula="of:=[.A181]" office:value-type="float" office:value="8" calcext:value-type="float">
            <text:p>8</text:p>
          </table:table-cell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0" office:value-type="float" office:value="3.07391" calcext:value-type="float">
            <text:p>3.07391</text:p>
          </table:table-cell>
          <table:table-cell table:number-columns-repeated="9"/>
        </table:table-row>
        <table:table-row table:style-name="ro1">
          <table:table-cell table:formula="of:=[.A182]" office:value-type="float" office:value="8" calcext:value-type="float">
            <text:p>8</text:p>
          </table:table-cell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0" office:value-type="float" office:value="5.8783" calcext:value-type="float">
            <text:p>5.8783</text:p>
          </table:table-cell>
          <table:table-cell table:number-columns-repeated="9"/>
        </table:table-row>
        <table:table-row table:style-name="ro1">
          <table:table-cell table:formula="of:=[.A183]" office:value-type="float" office:value="8" calcext:value-type="float">
            <text:p>8</text:p>
          </table:table-cell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0" office:value-type="float" office:value="3.8602" calcext:value-type="float">
            <text:p>3.8602</text:p>
          </table:table-cell>
          <table:table-cell table:number-columns-repeated="9"/>
        </table:table-row>
        <table:table-row table:style-name="ro1">
          <table:table-cell table:formula="of:=[.A184]" office:value-type="float" office:value="8" calcext:value-type="float">
            <text:p>8</text:p>
          </table:table-cell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0" office:value-type="float" office:value="3.28982" calcext:value-type="float">
            <text:p>3.28982</text:p>
          </table:table-cell>
          <table:table-cell table:number-columns-repeated="9"/>
        </table:table-row>
        <table:table-row table:style-name="ro1">
          <table:table-cell table:formula="of:=[.A185]" office:value-type="float" office:value="8" calcext:value-type="float">
            <text:p>8</text:p>
          </table:table-cell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0" office:value-type="float" office:value="3.03943" calcext:value-type="float">
            <text:p>3.03943</text:p>
          </table:table-cell>
          <table:table-cell table:number-columns-repeated="9"/>
        </table:table-row>
        <table:table-row table:style-name="ro1">
          <table:table-cell table:formula="of:=[.A186]" office:value-type="float" office:value="8" calcext:value-type="float">
            <text:p>8</text:p>
          </table:table-cell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0" office:value-type="float" office:value="5.851" calcext:value-type="float">
            <text:p>5.851</text:p>
          </table:table-cell>
          <table:table-cell table:number-columns-repeated="9"/>
        </table:table-row>
        <table:table-row table:style-name="ro1">
          <table:table-cell table:formula="of:=[.A187]" office:value-type="float" office:value="8" calcext:value-type="float">
            <text:p>8</text:p>
          </table:table-cell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0" office:value-type="float" office:value="3.94565" calcext:value-type="float">
            <text:p>3.94565</text:p>
          </table:table-cell>
          <table:table-cell table:number-columns-repeated="9"/>
        </table:table-row>
        <table:table-row table:style-name="ro1">
          <table:table-cell table:formula="of:=[.A188]" office:value-type="float" office:value="8" calcext:value-type="float">
            <text:p>8</text:p>
          </table:table-cell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0" office:value-type="float" office:value="3.35801" calcext:value-type="float">
            <text:p>3.35801</text:p>
          </table:table-cell>
          <table:table-cell table:number-columns-repeated="9"/>
        </table:table-row>
        <table:table-row table:style-name="ro1">
          <table:table-cell table:formula="of:=[.A189]" office:value-type="float" office:value="8" calcext:value-type="float">
            <text:p>8</text:p>
          </table:table-cell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0" office:value-type="float" office:value="3.07391" calcext:value-type="float">
            <text:p>3.07391</text:p>
          </table:table-cell>
          <table:table-cell table:number-columns-repeated="9"/>
        </table:table-row>
        <table:table-row table:style-name="ro1">
          <table:table-cell table:formula="of:=[.A190]" office:value-type="float" office:value="8" calcext:value-type="float">
            <text:p>8</text:p>
          </table:table-cell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0" office:value-type="float" office:value="5.8783" calcext:value-type="float">
            <text:p>5.8783</text:p>
          </table:table-cell>
          <table:table-cell table:number-columns-repeated="9"/>
        </table:table-row>
        <table:table-row table:style-name="ro1">
          <table:table-cell table:formula="of:=[.A191]" office:value-type="float" office:value="8" calcext:value-type="float">
            <text:p>8</text:p>
          </table:table-cell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0" office:value-type="float" office:value="3.8602" calcext:value-type="float">
            <text:p>3.8602</text:p>
          </table:table-cell>
          <table:table-cell table:number-columns-repeated="9"/>
        </table:table-row>
        <table:table-row table:style-name="ro1">
          <table:table-cell table:formula="of:=[.A192]" office:value-type="float" office:value="8" calcext:value-type="float">
            <text:p>8</text:p>
          </table:table-cell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0" office:value-type="float" office:value="3.28982" calcext:value-type="float">
            <text:p>3.28982</text:p>
          </table:table-cell>
          <table:table-cell table:number-columns-repeated="9"/>
        </table:table-row>
        <table:table-row table:style-name="ro1">
          <table:table-cell table:formula="of:=[.A193]" office:value-type="float" office:value="8" calcext:value-type="float">
            <text:p>8</text:p>
          </table:table-cell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0" office:value-type="float" office:value="3.03943" calcext:value-type="float">
            <text:p>3.03943</text:p>
          </table:table-cell>
          <table:table-cell table:number-columns-repeated="9"/>
        </table:table-row>
        <table:table-row table:style-name="ro1">
          <table:table-cell table:formula="of:=[.A194]" office:value-type="float" office:value="8" calcext:value-type="float">
            <text:p>8</text:p>
          </table:table-cell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0" office:value-type="float" office:value="5.81618" calcext:value-type="float">
            <text:p>5.81618</text:p>
          </table:table-cell>
          <table:table-cell table:number-columns-repeated="9"/>
        </table:table-row>
        <table:table-row table:style-name="ro1">
          <table:table-cell table:formula="of:=[.A195]" office:value-type="float" office:value="8" calcext:value-type="float">
            <text:p>8</text:p>
          </table:table-cell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0" office:value-type="float" office:value="3.84021" calcext:value-type="float">
            <text:p>3.84021</text:p>
          </table:table-cell>
          <table:table-cell table:number-columns-repeated="9"/>
        </table:table-row>
        <table:table-row table:style-name="ro1">
          <table:table-cell table:formula="of:=[.A196]" office:value-type="float" office:value="8" calcext:value-type="float">
            <text:p>8</text:p>
          </table:table-cell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0" office:value-type="float" office:value="3.24466" calcext:value-type="float">
            <text:p>3.24466</text:p>
          </table:table-cell>
          <table:table-cell table:number-columns-repeated="9"/>
        </table:table-row>
        <table:table-row table:style-name="ro1">
          <table:table-cell table:formula="of:=[.A197]" office:value-type="float" office:value="8" calcext:value-type="float">
            <text:p>8</text:p>
          </table:table-cell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0" office:value-type="float" office:value="2.96017" calcext:value-type="float">
            <text:p>2.96017</text:p>
          </table:table-cell>
          <table:table-cell table:number-columns-repeated="9"/>
        </table:table-row>
        <table:table-row table:style-name="ro1">
          <table:table-cell table:formula="of:=[.A198]" office:value-type="float" office:value="8" calcext:value-type="float">
            <text:p>8</text:p>
          </table:table-cell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0" office:value-type="float" office:value="5.84924" calcext:value-type="float">
            <text:p>5.84924</text:p>
          </table:table-cell>
          <table:table-cell table:number-columns-repeated="9"/>
        </table:table-row>
        <table:table-row table:style-name="ro1">
          <table:table-cell table:formula="of:=[.A199]" office:value-type="float" office:value="8" calcext:value-type="float">
            <text:p>8</text:p>
          </table:table-cell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0" office:value-type="float" office:value="3.80408" calcext:value-type="float">
            <text:p>3.80408</text:p>
          </table:table-cell>
          <table:table-cell table:number-columns-repeated="9"/>
        </table:table-row>
        <table:table-row table:style-name="ro1">
          <table:table-cell table:formula="of:=[.A200]" office:value-type="float" office:value="8" calcext:value-type="float">
            <text:p>8</text:p>
          </table:table-cell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0" office:value-type="float" office:value="3.24297" calcext:value-type="float">
            <text:p>3.24297</text:p>
          </table:table-cell>
          <table:table-cell table:number-columns-repeated="9"/>
        </table:table-row>
        <table:table-row table:style-name="ro1">
          <table:table-cell table:formula="of:=[.A201]" office:value-type="float" office:value="8" calcext:value-type="float">
            <text:p>8</text:p>
          </table:table-cell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0" office:value-type="float" office:value="2.97022" calcext:value-type="float">
            <text:p>2.97022</text:p>
          </table:table-cell>
          <table:table-cell table:number-columns-repeated="9"/>
        </table:table-row>
        <table:table-row table:style-name="ro1">
          <table:table-cell table:formula="of:=[.A202]" office:value-type="float" office:value="8" calcext:value-type="float">
            <text:p>8</text:p>
          </table:table-cell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0" office:value-type="float" office:value="5.81618" calcext:value-type="float">
            <text:p>5.81618</text:p>
          </table:table-cell>
          <table:table-cell table:number-columns-repeated="9"/>
        </table:table-row>
        <table:table-row table:style-name="ro1">
          <table:table-cell table:formula="of:=[.A203]" office:value-type="float" office:value="8" calcext:value-type="float">
            <text:p>8</text:p>
          </table:table-cell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0" office:value-type="float" office:value="3.84021" calcext:value-type="float">
            <text:p>3.84021</text:p>
          </table:table-cell>
          <table:table-cell table:number-columns-repeated="9"/>
        </table:table-row>
        <table:table-row table:style-name="ro1">
          <table:table-cell table:formula="of:=[.A204]" office:value-type="float" office:value="8" calcext:value-type="float">
            <text:p>8</text:p>
          </table:table-cell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0" office:value-type="float" office:value="3.24466" calcext:value-type="float">
            <text:p>3.24466</text:p>
          </table:table-cell>
          <table:table-cell table:number-columns-repeated="9"/>
        </table:table-row>
        <table:table-row table:style-name="ro1">
          <table:table-cell table:formula="of:=[.A205]" office:value-type="float" office:value="8" calcext:value-type="float">
            <text:p>8</text:p>
          </table:table-cell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0" office:value-type="float" office:value="2.96017" calcext:value-type="float">
            <text:p>2.96017</text:p>
          </table:table-cell>
          <table:table-cell table:number-columns-repeated="9"/>
        </table:table-row>
        <table:table-row table:style-name="ro1">
          <table:table-cell table:formula="of:=[.A206]" office:value-type="float" office:value="8" calcext:value-type="float">
            <text:p>8</text:p>
          </table:table-cell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0" office:value-type="float" office:value="5.84924" calcext:value-type="float">
            <text:p>5.84924</text:p>
          </table:table-cell>
          <table:table-cell table:number-columns-repeated="9"/>
        </table:table-row>
        <table:table-row table:style-name="ro1">
          <table:table-cell table:formula="of:=[.A207]" office:value-type="float" office:value="8" calcext:value-type="float">
            <text:p>8</text:p>
          </table:table-cell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0" office:value-type="float" office:value="3.80408" calcext:value-type="float">
            <text:p>3.80408</text:p>
          </table:table-cell>
          <table:table-cell table:number-columns-repeated="9"/>
        </table:table-row>
        <table:table-row table:style-name="ro1">
          <table:table-cell table:formula="of:=[.A208]" office:value-type="float" office:value="8" calcext:value-type="float">
            <text:p>8</text:p>
          </table:table-cell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0" office:value-type="float" office:value="3.24297" calcext:value-type="float">
            <text:p>3.24297</text:p>
          </table:table-cell>
          <table:table-cell table:number-columns-repeated="9"/>
        </table:table-row>
        <table:table-row table:style-name="ro1">
          <table:table-cell table:formula="of:=[.A209]" office:value-type="float" office:value="8" calcext:value-type="float">
            <text:p>8</text:p>
          </table:table-cell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0" office:value-type="float" office:value="2.97022" calcext:value-type="float">
            <text:p>2.97022</text:p>
          </table:table-cell>
          <table:table-cell table:number-columns-repeated="9"/>
        </table:table-row>
        <table:table-row table:style-name="ro1">
          <table:table-cell table:formula="of:=[.A210]" office:value-type="float" office:value="8" calcext:value-type="float">
            <text:p>8</text:p>
          </table:table-cell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0" office:value-type="float" office:value="5.81618" calcext:value-type="float">
            <text:p>5.81618</text:p>
          </table:table-cell>
          <table:table-cell table:number-columns-repeated="9"/>
        </table:table-row>
        <table:table-row table:style-name="ro1">
          <table:table-cell table:formula="of:=[.A211]" office:value-type="float" office:value="8" calcext:value-type="float">
            <text:p>8</text:p>
          </table:table-cell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0" office:value-type="float" office:value="3.84021" calcext:value-type="float">
            <text:p>3.84021</text:p>
          </table:table-cell>
          <table:table-cell table:number-columns-repeated="9"/>
        </table:table-row>
        <table:table-row table:style-name="ro1">
          <table:table-cell table:formula="of:=[.A212]" office:value-type="float" office:value="8" calcext:value-type="float">
            <text:p>8</text:p>
          </table:table-cell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0" office:value-type="float" office:value="3.24466" calcext:value-type="float">
            <text:p>3.24466</text:p>
          </table:table-cell>
          <table:table-cell table:number-columns-repeated="9"/>
        </table:table-row>
        <table:table-row table:style-name="ro1">
          <table:table-cell table:formula="of:=[.A213]" office:value-type="float" office:value="8" calcext:value-type="float">
            <text:p>8</text:p>
          </table:table-cell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0" office:value-type="float" office:value="2.96017" calcext:value-type="float">
            <text:p>2.96017</text:p>
          </table:table-cell>
          <table:table-cell table:number-columns-repeated="9"/>
        </table:table-row>
        <table:table-row table:style-name="ro1">
          <table:table-cell table:formula="of:=[.A214]" office:value-type="float" office:value="8" calcext:value-type="float">
            <text:p>8</text:p>
          </table:table-cell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0" office:value-type="float" office:value="5.84924" calcext:value-type="float">
            <text:p>5.84924</text:p>
          </table:table-cell>
          <table:table-cell table:number-columns-repeated="9"/>
        </table:table-row>
        <table:table-row table:style-name="ro1">
          <table:table-cell table:formula="of:=[.A215]" office:value-type="float" office:value="8" calcext:value-type="float">
            <text:p>8</text:p>
          </table:table-cell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0" office:value-type="float" office:value="3.80408" calcext:value-type="float">
            <text:p>3.80408</text:p>
          </table:table-cell>
          <table:table-cell table:number-columns-repeated="9"/>
        </table:table-row>
        <table:table-row table:style-name="ro1">
          <table:table-cell table:formula="of:=[.A216]" office:value-type="float" office:value="8" calcext:value-type="float">
            <text:p>8</text:p>
          </table:table-cell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0" office:value-type="float" office:value="3.24297" calcext:value-type="float">
            <text:p>3.24297</text:p>
          </table:table-cell>
          <table:table-cell table:number-columns-repeated="9"/>
        </table:table-row>
        <table:table-row table:style-name="ro1">
          <table:table-cell table:formula="of:=[.A217]" office:value-type="float" office:value="8" calcext:value-type="float">
            <text:p>8</text:p>
          </table:table-cell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0" office:value-type="float" office:value="2.97022" calcext:value-type="float">
            <text:p>2.97022</text:p>
          </table:table-cell>
          <table:table-cell table:number-columns-repeated="9"/>
        </table:table-row>
        <table:table-row table:style-name="ro1">
          <table:table-cell table:formula="of:=[.A218]" office:value-type="float" office:value="8" calcext:value-type="float">
            <text:p>8</text:p>
          </table:table-cell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0" office:value-type="float" office:value="5.81618" calcext:value-type="float">
            <text:p>5.81618</text:p>
          </table:table-cell>
          <table:table-cell table:number-columns-repeated="9"/>
        </table:table-row>
        <table:table-row table:style-name="ro1">
          <table:table-cell table:formula="of:=[.A219]" office:value-type="float" office:value="8" calcext:value-type="float">
            <text:p>8</text:p>
          </table:table-cell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0" office:value-type="float" office:value="3.84021" calcext:value-type="float">
            <text:p>3.84021</text:p>
          </table:table-cell>
          <table:table-cell table:number-columns-repeated="9"/>
        </table:table-row>
        <table:table-row table:style-name="ro1">
          <table:table-cell table:formula="of:=[.A220]" office:value-type="float" office:value="8" calcext:value-type="float">
            <text:p>8</text:p>
          </table:table-cell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0" office:value-type="float" office:value="3.24466" calcext:value-type="float">
            <text:p>3.24466</text:p>
          </table:table-cell>
          <table:table-cell table:number-columns-repeated="9"/>
        </table:table-row>
        <table:table-row table:style-name="ro1">
          <table:table-cell table:formula="of:=[.A221]" office:value-type="float" office:value="8" calcext:value-type="float">
            <text:p>8</text:p>
          </table:table-cell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0" office:value-type="float" office:value="2.96017" calcext:value-type="float">
            <text:p>2.96017</text:p>
          </table:table-cell>
          <table:table-cell table:number-columns-repeated="9"/>
        </table:table-row>
        <table:table-row table:style-name="ro1">
          <table:table-cell table:formula="of:=[.A222]" office:value-type="float" office:value="8" calcext:value-type="float">
            <text:p>8</text:p>
          </table:table-cell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0" office:value-type="float" office:value="5.84924" calcext:value-type="float">
            <text:p>5.84924</text:p>
          </table:table-cell>
          <table:table-cell table:number-columns-repeated="9"/>
        </table:table-row>
        <table:table-row table:style-name="ro1">
          <table:table-cell table:formula="of:=[.A223]" office:value-type="float" office:value="8" calcext:value-type="float">
            <text:p>8</text:p>
          </table:table-cell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0" office:value-type="float" office:value="3.80408" calcext:value-type="float">
            <text:p>3.80408</text:p>
          </table:table-cell>
          <table:table-cell table:number-columns-repeated="9"/>
        </table:table-row>
        <table:table-row table:style-name="ro1">
          <table:table-cell table:formula="of:=[.A224]" office:value-type="float" office:value="8" calcext:value-type="float">
            <text:p>8</text:p>
          </table:table-cell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0" office:value-type="float" office:value="3.24297" calcext:value-type="float">
            <text:p>3.24297</text:p>
          </table:table-cell>
          <table:table-cell table:number-columns-repeated="9"/>
        </table:table-row>
        <table:table-row table:style-name="ro1">
          <table:table-cell table:formula="of:=[.A225]" office:value-type="float" office:value="8" calcext:value-type="float">
            <text:p>8</text:p>
          </table:table-cell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0" office:value-type="float" office:value="2.97022" calcext:value-type="float">
            <text:p>2.97022</text:p>
          </table:table-cell>
          <table:table-cell table:number-columns-repeated="9"/>
        </table:table-row>
        <table:table-row table:style-name="ro1">
          <table:table-cell table:formula="of:=[.A226]" office:value-type="float" office:value="8" calcext:value-type="float">
            <text:p>8</text:p>
          </table:table-cell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0" office:value-type="float" office:value="5.81618" calcext:value-type="float">
            <text:p>5.81618</text:p>
          </table:table-cell>
          <table:table-cell table:number-columns-repeated="9"/>
        </table:table-row>
        <table:table-row table:style-name="ro1">
          <table:table-cell table:formula="of:=[.A227]" office:value-type="float" office:value="8" calcext:value-type="float">
            <text:p>8</text:p>
          </table:table-cell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0" office:value-type="float" office:value="3.84021" calcext:value-type="float">
            <text:p>3.84021</text:p>
          </table:table-cell>
          <table:table-cell table:number-columns-repeated="9"/>
        </table:table-row>
        <table:table-row table:style-name="ro1">
          <table:table-cell table:formula="of:=[.A228]" office:value-type="float" office:value="8" calcext:value-type="float">
            <text:p>8</text:p>
          </table:table-cell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0" office:value-type="float" office:value="3.24466" calcext:value-type="float">
            <text:p>3.24466</text:p>
          </table:table-cell>
          <table:table-cell table:number-columns-repeated="9"/>
        </table:table-row>
        <table:table-row table:style-name="ro1">
          <table:table-cell table:formula="of:=[.A229]" office:value-type="float" office:value="8" calcext:value-type="float">
            <text:p>8</text:p>
          </table:table-cell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0" office:value-type="float" office:value="2.96017" calcext:value-type="float">
            <text:p>2.96017</text:p>
          </table:table-cell>
          <table:table-cell table:number-columns-repeated="9"/>
        </table:table-row>
        <table:table-row table:style-name="ro1">
          <table:table-cell table:formula="of:=[.A230]" office:value-type="float" office:value="8" calcext:value-type="float">
            <text:p>8</text:p>
          </table:table-cell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0" office:value-type="float" office:value="5.84924" calcext:value-type="float">
            <text:p>5.84924</text:p>
          </table:table-cell>
          <table:table-cell table:number-columns-repeated="9"/>
        </table:table-row>
        <table:table-row table:style-name="ro1">
          <table:table-cell table:formula="of:=[.A231]" office:value-type="float" office:value="8" calcext:value-type="float">
            <text:p>8</text:p>
          </table:table-cell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0" office:value-type="float" office:value="3.80408" calcext:value-type="float">
            <text:p>3.80408</text:p>
          </table:table-cell>
          <table:table-cell table:number-columns-repeated="9"/>
        </table:table-row>
        <table:table-row table:style-name="ro1">
          <table:table-cell table:formula="of:=[.A232]" office:value-type="float" office:value="8" calcext:value-type="float">
            <text:p>8</text:p>
          </table:table-cell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0" office:value-type="float" office:value="3.24297" calcext:value-type="float">
            <text:p>3.24297</text:p>
          </table:table-cell>
          <table:table-cell table:number-columns-repeated="9"/>
        </table:table-row>
        <table:table-row table:style-name="ro1">
          <table:table-cell table:formula="of:=[.A233]" office:value-type="float" office:value="8" calcext:value-type="float">
            <text:p>8</text:p>
          </table:table-cell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0" office:value-type="float" office:value="2.97022" calcext:value-type="float">
            <text:p>2.97022</text:p>
          </table:table-cell>
          <table:table-cell table:number-columns-repeated="9"/>
        </table:table-row>
        <table:table-row table:style-name="ro1">
          <table:table-cell table:formula="of:=[.A234]" office:value-type="float" office:value="8" calcext:value-type="float">
            <text:p>8</text:p>
          </table:table-cell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0" office:value-type="float" office:value="5.81618" calcext:value-type="float">
            <text:p>5.81618</text:p>
          </table:table-cell>
          <table:table-cell table:number-columns-repeated="9"/>
        </table:table-row>
        <table:table-row table:style-name="ro1">
          <table:table-cell table:formula="of:=[.A235]" office:value-type="float" office:value="8" calcext:value-type="float">
            <text:p>8</text:p>
          </table:table-cell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0" office:value-type="float" office:value="3.84021" calcext:value-type="float">
            <text:p>3.84021</text:p>
          </table:table-cell>
          <table:table-cell table:number-columns-repeated="9"/>
        </table:table-row>
        <table:table-row table:style-name="ro1">
          <table:table-cell table:formula="of:=[.A236]" office:value-type="float" office:value="8" calcext:value-type="float">
            <text:p>8</text:p>
          </table:table-cell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0" office:value-type="float" office:value="3.24466" calcext:value-type="float">
            <text:p>3.24466</text:p>
          </table:table-cell>
          <table:table-cell table:number-columns-repeated="9"/>
        </table:table-row>
        <table:table-row table:style-name="ro1">
          <table:table-cell table:formula="of:=[.A237]" office:value-type="float" office:value="8" calcext:value-type="float">
            <text:p>8</text:p>
          </table:table-cell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0" office:value-type="float" office:value="2.96017" calcext:value-type="float">
            <text:p>2.96017</text:p>
          </table:table-cell>
          <table:table-cell table:number-columns-repeated="9"/>
        </table:table-row>
        <table:table-row table:style-name="ro1">
          <table:table-cell table:formula="of:=[.A238]" office:value-type="float" office:value="8" calcext:value-type="float">
            <text:p>8</text:p>
          </table:table-cell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0" office:value-type="float" office:value="5.84924" calcext:value-type="float">
            <text:p>5.84924</text:p>
          </table:table-cell>
          <table:table-cell table:number-columns-repeated="9"/>
        </table:table-row>
        <table:table-row table:style-name="ro1">
          <table:table-cell table:formula="of:=[.A239]" office:value-type="float" office:value="8" calcext:value-type="float">
            <text:p>8</text:p>
          </table:table-cell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0" office:value-type="float" office:value="3.80408" calcext:value-type="float">
            <text:p>3.80408</text:p>
          </table:table-cell>
          <table:table-cell table:number-columns-repeated="9"/>
        </table:table-row>
        <table:table-row table:style-name="ro1">
          <table:table-cell table:formula="of:=[.A240]" office:value-type="float" office:value="8" calcext:value-type="float">
            <text:p>8</text:p>
          </table:table-cell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0" office:value-type="float" office:value="3.24297" calcext:value-type="float">
            <text:p>3.24297</text:p>
          </table:table-cell>
          <table:table-cell table:number-columns-repeated="9"/>
        </table:table-row>
        <table:table-row table:style-name="ro1">
          <table:table-cell table:formula="of:=[.A241]" office:value-type="float" office:value="8" calcext:value-type="float">
            <text:p>8</text:p>
          </table:table-cell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0" office:value-type="float" office:value="2.97022" calcext:value-type="float">
            <text:p>2.9702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1:08:42.156183414</dc:date>
    <meta:document-statistic meta:table-count="1" meta:cell-count="7256" meta:object-count="1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1.107cm" svg:y="2.71cm" style:legend-expansion="high" chart:style-name="ch2"/>
        <chart:plot-area chart:style-name="ch3" table:cell-range-address="Sheet1.A244:Sheet1.H484" chart:data-source-has-labels="both" svg:x="0.769cm" svg:y="0.855cm" svg:width="9.7cm" svg:height="7.551cm">
          <chartooo:coordinate-region svg:x="1.39cm" svg:y="1.054cm" svg:width="9.079cm" svg:height="6.307cm"/>
          <chart:axis chart:dimension="x" chart:name="primary-x" chart:style-name="ch4" chartooo:axis-type="auto">
            <chartooo:date-scale/>
            <chart:categories table:cell-range-address="Sheet1.A245:Sheet1.A4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45:Sheet1.B484" chart:label-cell-address="Sheet1.B244:Sheet1.B244" chart:class="chart:bar">
            <chart:data-point chart:repeated="240"/>
          </chart:series>
          <chart:series chart:style-name="ch8" chart:values-cell-range-address="Sheet1.C245:Sheet1.C484" chart:label-cell-address="Sheet1.C244:Sheet1.C244" chart:class="chart:bar">
            <chart:data-point chart:repeated="240"/>
          </chart:series>
          <chart:series chart:style-name="ch9" chart:values-cell-range-address="Sheet1.D245:Sheet1.D484" chart:label-cell-address="Sheet1.D244:Sheet1.D244" chart:class="chart:bar">
            <chart:data-point chart:repeated="240"/>
          </chart:series>
          <chart:series chart:style-name="ch10" chart:values-cell-range-address="Sheet1.E245:Sheet1.E484" chart:label-cell-address="Sheet1.E244:Sheet1.E244" chart:class="chart:bar">
            <chart:data-point chart:repeated="240"/>
          </chart:series>
          <chart:series chart:style-name="ch11" chart:values-cell-range-address="Sheet1.F245:Sheet1.F484" chart:label-cell-address="Sheet1.F244:Sheet1.F244" chart:class="chart:bar">
            <chart:data-point chart:repeated="240"/>
          </chart:series>
          <chart:series chart:style-name="ch12" chart:values-cell-range-address="Sheet1.G245:Sheet1.G484" chart:label-cell-address="Sheet1.G244:Sheet1.G244" chart:class="chart:line">
            <chart:data-point chart:repeated="240"/>
          </chart:series>
          <chart:series chart:style-name="ch13" chart:values-cell-range-address="Sheet1.H245:Sheet1.H484" chart:label-cell-address="Sheet1.H244:Sheet1.H244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4:Sheet1.B244</svg:desc>
                </draw:g>
              </table:table-cell>
              <table:table-cell office:value-type="string">
                <text:p> ALUs</text:p>
                <draw:g>
                  <svg:desc>Sheet1.C244:Sheet1.C244</svg:desc>
                </draw:g>
              </table:table-cell>
              <table:table-cell office:value-type="string">
                <text:p> MULs</text:p>
                <draw:g>
                  <svg:desc>Sheet1.D244:Sheet1.D244</svg:desc>
                </draw:g>
              </table:table-cell>
              <table:table-cell office:value-type="string">
                <text:p> LSUs</text:p>
                <draw:g>
                  <svg:desc>Sheet1.E244:Sheet1.E244</svg:desc>
                </draw:g>
              </table:table-cell>
              <table:table-cell office:value-type="string">
                <text:p> Banks</text:p>
                <draw:g>
                  <svg:desc>Sheet1.F244:Sheet1.F244</svg:desc>
                </draw:g>
              </table:table-cell>
              <table:table-cell office:value-type="string">
                <text:p>Unrolled Cycles (100k)</text:p>
                <draw:g>
                  <svg:desc>Sheet1.G244:Sheet1.G244</svg:desc>
                </draw:g>
              </table:table-cell>
              <table:table-cell office:value-type="string">
                <text:p>Baseline Cycles (100k)</text:p>
                <draw:g>
                  <svg:desc>Sheet1.H244:Sheet1.H2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45:Sheet1.A484</svg:desc>
                </draw:g>
              </table:table-cell>
              <table:table-cell office:value-type="float" office:value="1">
                <text:p>1</text:p>
                <draw:g>
                  <svg:desc>Sheet1.B245:Sheet1.B484</svg:desc>
                </draw:g>
              </table:table-cell>
              <table:table-cell office:value-type="float" office:value="1">
                <text:p>1</text:p>
                <draw:g>
                  <svg:desc>Sheet1.C245:Sheet1.C484</svg:desc>
                </draw:g>
              </table:table-cell>
              <table:table-cell office:value-type="float" office:value="1">
                <text:p>1</text:p>
                <draw:g>
                  <svg:desc>Sheet1.D245:Sheet1.D484</svg:desc>
                </draw:g>
              </table:table-cell>
              <table:table-cell office:value-type="float" office:value="1">
                <text:p>1</text:p>
                <draw:g>
                  <svg:desc>Sheet1.E245:Sheet1.E484</svg:desc>
                </draw:g>
              </table:table-cell>
              <table:table-cell office:value-type="float" office:value="1">
                <text:p>1</text:p>
                <draw:g>
                  <svg:desc>Sheet1.F245:Sheet1.F484</svg:desc>
                </draw:g>
              </table:table-cell>
              <table:table-cell office:value-type="float" office:value="22.31128">
                <text:p>22.31128</text:p>
                <draw:g>
                  <svg:desc>Sheet1.G245:Sheet1.G484</svg:desc>
                </draw:g>
              </table:table-cell>
              <table:table-cell office:value-type="float" office:value="34.1308">
                <text:p>34.1308</text:p>
                <draw:g>
                  <svg:desc>Sheet1.H245:Sheet1.H48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.28822">
                <text:p>22.28822</text:p>
              </table:table-cell>
              <table:table-cell office:value-type="float" office:value="31.6719">
                <text:p>31.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7628">
                <text:p>23.7628</text:p>
              </table:table-cell>
              <table:table-cell office:value-type="float" office:value="33.14712">
                <text:p>33.14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0015">
                <text:p>22.0015</text:p>
              </table:table-cell>
              <table:table-cell office:value-type="float" office:value="32.48918">
                <text:p>32.48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.28822">
                <text:p>22.28822</text:p>
              </table:table-cell>
              <table:table-cell office:value-type="float" office:value="31.6719">
                <text:p>31.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7628">
                <text:p>23.7628</text:p>
              </table:table-cell>
              <table:table-cell office:value-type="float" office:value="33.14712">
                <text:p>33.14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0015">
                <text:p>22.0015</text:p>
              </table:table-cell>
              <table:table-cell office:value-type="float" office:value="32.48918">
                <text:p>32.48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.28757">
                <text:p>22.28757</text:p>
              </table:table-cell>
              <table:table-cell office:value-type="float" office:value="31.67061">
                <text:p>31.67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75895">
                <text:p>23.75895</text:p>
              </table:table-cell>
              <table:table-cell office:value-type="float" office:value="32.97943">
                <text:p>32.97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12053">
                <text:p>22.12053</text:p>
              </table:table-cell>
              <table:table-cell office:value-type="float" office:value="32.32149">
                <text:p>32.32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.28757">
                <text:p>22.28757</text:p>
              </table:table-cell>
              <table:table-cell office:value-type="float" office:value="31.67061">
                <text:p>31.67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75895">
                <text:p>23.75895</text:p>
              </table:table-cell>
              <table:table-cell office:value-type="float" office:value="32.97943">
                <text:p>32.97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12053">
                <text:p>22.12053</text:p>
              </table:table-cell>
              <table:table-cell office:value-type="float" office:value="32.32149">
                <text:p>32.32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626">
                <text:p>21.48626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00181">
                <text:p>23.0018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3345">
                <text:p>22.83345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626">
                <text:p>21.48626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00181">
                <text:p>23.0018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3345">
                <text:p>22.83345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626">
                <text:p>21.48626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00181">
                <text:p>23.0018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3345">
                <text:p>22.83345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626">
                <text:p>21.48626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00181">
                <text:p>23.0018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3345">
                <text:p>22.83345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626">
                <text:p>21.48626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00181">
                <text:p>23.0018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3345">
                <text:p>22.83345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626">
                <text:p>21.48626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00181">
                <text:p>23.0018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3345">
                <text:p>22.83345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33945">
                <text:p>12.33945</text:p>
              </table:table-cell>
              <table:table-cell office:value-type="float" office:value="17.65698">
                <text:p>17.65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6983">
                <text:p>11.6983</text:p>
              </table:table-cell>
              <table:table-cell office:value-type="float" office:value="17.42626">
                <text:p>17.42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31345">
                <text:p>12.31345</text:p>
              </table:table-cell>
              <table:table-cell office:value-type="float" office:value="16.61556">
                <text:p>16.61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82348">
                <text:p>11.82348</text:p>
              </table:table-cell>
              <table:table-cell office:value-type="float" office:value="16.11786">
                <text:p>16.11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93974">
                <text:p>12.93974</text:p>
              </table:table-cell>
              <table:table-cell office:value-type="float" office:value="17.35096">
                <text:p>17.35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75337">
                <text:p>11.75337</text:p>
              </table:table-cell>
              <table:table-cell office:value-type="float" office:value="16.41261">
                <text:p>16.41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54367">
                <text:p>11.54367</text:p>
              </table:table-cell>
              <table:table-cell office:value-type="float" office:value="16.05727">
                <text:p>16.05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31345">
                <text:p>12.31345</text:p>
              </table:table-cell>
              <table:table-cell office:value-type="float" office:value="16.61556">
                <text:p>16.61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82348">
                <text:p>11.82348</text:p>
              </table:table-cell>
              <table:table-cell office:value-type="float" office:value="16.11786">
                <text:p>16.11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93974">
                <text:p>12.93974</text:p>
              </table:table-cell>
              <table:table-cell office:value-type="float" office:value="17.35096">
                <text:p>17.35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75337">
                <text:p>11.75337</text:p>
              </table:table-cell>
              <table:table-cell office:value-type="float" office:value="16.41261">
                <text:p>16.41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54367">
                <text:p>11.54367</text:p>
              </table:table-cell>
              <table:table-cell office:value-type="float" office:value="16.05727">
                <text:p>16.05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3515">
                <text:p>12.3515</text:p>
              </table:table-cell>
              <table:table-cell office:value-type="float" office:value="16.32048">
                <text:p>16.32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75307">
                <text:p>11.75307</text:p>
              </table:table-cell>
              <table:table-cell office:value-type="float" office:value="16.05008">
                <text:p>16.05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9247">
                <text:p>12.9247</text:p>
              </table:table-cell>
              <table:table-cell office:value-type="float" office:value="17.07405">
                <text:p>17.07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77945">
                <text:p>11.77945</text:p>
              </table:table-cell>
              <table:table-cell office:value-type="float" office:value="16.24911">
                <text:p>16.24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5708">
                <text:p>11.5708</text:p>
              </table:table-cell>
              <table:table-cell office:value-type="float" office:value="15.9526">
                <text:p>15.9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3515">
                <text:p>12.3515</text:p>
              </table:table-cell>
              <table:table-cell office:value-type="float" office:value="16.32048">
                <text:p>16.32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75307">
                <text:p>11.75307</text:p>
              </table:table-cell>
              <table:table-cell office:value-type="float" office:value="16.05008">
                <text:p>16.05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9247">
                <text:p>12.9247</text:p>
              </table:table-cell>
              <table:table-cell office:value-type="float" office:value="17.07405">
                <text:p>17.07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77945">
                <text:p>11.77945</text:p>
              </table:table-cell>
              <table:table-cell office:value-type="float" office:value="16.24911">
                <text:p>16.24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5708">
                <text:p>11.5708</text:p>
              </table:table-cell>
              <table:table-cell office:value-type="float" office:value="15.9526">
                <text:p>15.9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865">
                <text:p>11.865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319">
                <text:p>11.319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24237">
                <text:p>12.24237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7875">
                <text:p>11.67875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48352">
                <text:p>11.48352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865">
                <text:p>11.865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319">
                <text:p>11.319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24237">
                <text:p>12.24237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7875">
                <text:p>11.67875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48352">
                <text:p>11.48352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865">
                <text:p>11.865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319">
                <text:p>11.319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24237">
                <text:p>12.24237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7875">
                <text:p>11.67875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48352">
                <text:p>11.48352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865">
                <text:p>11.865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319">
                <text:p>11.319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24237">
                <text:p>12.24237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7875">
                <text:p>11.67875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48352">
                <text:p>11.48352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865">
                <text:p>11.865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319">
                <text:p>11.319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24237">
                <text:p>12.24237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7875">
                <text:p>11.67875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48352">
                <text:p>11.48352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865">
                <text:p>11.865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319">
                <text:p>11.319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24237">
                <text:p>12.24237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7875">
                <text:p>11.67875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48352">
                <text:p>11.48352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39827">
                <text:p>7.39827</text:p>
              </table:table-cell>
              <table:table-cell office:value-type="float" office:value="9.74357">
                <text:p>9.74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45881">
                <text:p>6.45881</text:p>
              </table:table-cell>
              <table:table-cell office:value-type="float" office:value="9.09738">
                <text:p>9.09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3211">
                <text:p>6.03211</text:p>
              </table:table-cell>
              <table:table-cell office:value-type="float" office:value="8.79095">
                <text:p>8.79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45686">
                <text:p>7.45686</text:p>
              </table:table-cell>
              <table:table-cell office:value-type="float" office:value="9.39758">
                <text:p>9.39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45469">
                <text:p>6.45469</text:p>
              </table:table-cell>
              <table:table-cell office:value-type="float" office:value="8.63395">
                <text:p>8.63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85">
                <text:p>6.0285</text:p>
              </table:table-cell>
              <table:table-cell office:value-type="float" office:value="8.31982">
                <text:p>8.31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5179">
                <text:p>7.55179</text:p>
              </table:table-cell>
              <table:table-cell office:value-type="float" office:value="9.41862">
                <text:p>9.41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39885">
                <text:p>6.39885</text:p>
              </table:table-cell>
              <table:table-cell office:value-type="float" office:value="8.68858">
                <text:p>8.68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1968">
                <text:p>6.01968</text:p>
              </table:table-cell>
              <table:table-cell office:value-type="float" office:value="8.24471">
                <text:p>8.24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4012">
                <text:p>5.84012</text:p>
              </table:table-cell>
              <table:table-cell office:value-type="float" office:value="8.00659">
                <text:p>8.00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45686">
                <text:p>7.45686</text:p>
              </table:table-cell>
              <table:table-cell office:value-type="float" office:value="9.39758">
                <text:p>9.39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45469">
                <text:p>6.45469</text:p>
              </table:table-cell>
              <table:table-cell office:value-type="float" office:value="8.63395">
                <text:p>8.63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85">
                <text:p>6.0285</text:p>
              </table:table-cell>
              <table:table-cell office:value-type="float" office:value="8.31982">
                <text:p>8.31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5179">
                <text:p>7.55179</text:p>
              </table:table-cell>
              <table:table-cell office:value-type="float" office:value="9.41862">
                <text:p>9.41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39885">
                <text:p>6.39885</text:p>
              </table:table-cell>
              <table:table-cell office:value-type="float" office:value="8.68858">
                <text:p>8.68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1968">
                <text:p>6.01968</text:p>
              </table:table-cell>
              <table:table-cell office:value-type="float" office:value="8.24471">
                <text:p>8.24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4012">
                <text:p>5.84012</text:p>
              </table:table-cell>
              <table:table-cell office:value-type="float" office:value="8.00659">
                <text:p>8.00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49456">
                <text:p>7.49456</text:p>
              </table:table-cell>
              <table:table-cell office:value-type="float" office:value="9.17309">
                <text:p>9.17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44715">
                <text:p>6.44715</text:p>
              </table:table-cell>
              <table:table-cell office:value-type="float" office:value="8.54742">
                <text:p>8.54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644">
                <text:p>6.02644</text:p>
              </table:table-cell>
              <table:table-cell office:value-type="float" office:value="8.21686">
                <text:p>8.21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3933">
                <text:p>7.53933</text:p>
              </table:table-cell>
              <table:table-cell office:value-type="float" office:value="9.38076">
                <text:p>9.38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0267">
                <text:p>6.40267</text:p>
              </table:table-cell>
              <table:table-cell office:value-type="float" office:value="8.62727">
                <text:p>8.6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27">
                <text:p>6.027</text:p>
              </table:table-cell>
              <table:table-cell office:value-type="float" office:value="8.22433">
                <text:p>8.22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2365">
                <text:p>5.82365</text:p>
              </table:table-cell>
              <table:table-cell office:value-type="float" office:value="7.97832">
                <text:p>7.97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49456">
                <text:p>7.49456</text:p>
              </table:table-cell>
              <table:table-cell office:value-type="float" office:value="9.17309">
                <text:p>9.17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44715">
                <text:p>6.44715</text:p>
              </table:table-cell>
              <table:table-cell office:value-type="float" office:value="8.54742">
                <text:p>8.54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644">
                <text:p>6.02644</text:p>
              </table:table-cell>
              <table:table-cell office:value-type="float" office:value="8.21686">
                <text:p>8.21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3933">
                <text:p>7.53933</text:p>
              </table:table-cell>
              <table:table-cell office:value-type="float" office:value="9.38076">
                <text:p>9.38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0267">
                <text:p>6.40267</text:p>
              </table:table-cell>
              <table:table-cell office:value-type="float" office:value="8.62727">
                <text:p>8.6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27">
                <text:p>6.027</text:p>
              </table:table-cell>
              <table:table-cell office:value-type="float" office:value="8.22433">
                <text:p>8.22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2365">
                <text:p>5.82365</text:p>
              </table:table-cell>
              <table:table-cell office:value-type="float" office:value="7.97832">
                <text:p>7.97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34034">
                <text:p>7.34034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2409">
                <text:p>6.22409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80568">
                <text:p>5.80568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30401">
                <text:p>7.3040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8773">
                <text:p>6.28773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97794">
                <text:p>5.9779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65114">
                <text:p>5.65114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34034">
                <text:p>7.34034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2409">
                <text:p>6.22409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80568">
                <text:p>5.80568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30401">
                <text:p>7.3040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8773">
                <text:p>6.28773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97794">
                <text:p>5.9779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65114">
                <text:p>5.65114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34034">
                <text:p>7.34034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2409">
                <text:p>6.22409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80568">
                <text:p>5.80568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30401">
                <text:p>7.3040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8773">
                <text:p>6.28773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97794">
                <text:p>5.9779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65114">
                <text:p>5.65114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34034">
                <text:p>7.34034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2409">
                <text:p>6.22409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80568">
                <text:p>5.80568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30401">
                <text:p>7.3040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8773">
                <text:p>6.28773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97794">
                <text:p>5.9779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65114">
                <text:p>5.65114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34034">
                <text:p>7.34034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2409">
                <text:p>6.22409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80568">
                <text:p>5.80568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30401">
                <text:p>7.3040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8773">
                <text:p>6.28773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97794">
                <text:p>5.9779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65114">
                <text:p>5.65114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34034">
                <text:p>7.34034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2409">
                <text:p>6.22409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80568">
                <text:p>5.80568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30401">
                <text:p>7.3040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8773">
                <text:p>6.28773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97794">
                <text:p>5.9779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65114">
                <text:p>5.65114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8005">
                <text:p>5.8005</text:p>
              </table:table-cell>
              <table:table-cell office:value-type="float" office:value="6.48004">
                <text:p>6.48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92313">
                <text:p>3.92313</text:p>
              </table:table-cell>
              <table:table-cell office:value-type="float" office:value="5.04901">
                <text:p>5.04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3469">
                <text:p>3.33469</text:p>
              </table:table-cell>
              <table:table-cell office:value-type="float" office:value="4.59983">
                <text:p>4.59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05271">
                <text:p>3.05271</text:p>
              </table:table-cell>
              <table:table-cell office:value-type="float" office:value="4.40825">
                <text:p>4.40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84381">
                <text:p>5.84381</text:p>
              </table:table-cell>
              <table:table-cell office:value-type="float" office:value="6.44113">
                <text:p>6.44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92798">
                <text:p>3.92798</text:p>
              </table:table-cell>
              <table:table-cell office:value-type="float" office:value="4.89795">
                <text:p>4.89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3813">
                <text:p>3.33813</text:p>
              </table:table-cell>
              <table:table-cell office:value-type="float" office:value="4.3964">
                <text:p>4.3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0559">
                <text:p>3.0559</text:p>
              </table:table-cell>
              <table:table-cell office:value-type="float" office:value="4.16959">
                <text:p>4.16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9096">
                <text:p>5.89096</text:p>
              </table:table-cell>
              <table:table-cell office:value-type="float" office:value="6.51222">
                <text:p>6.51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5684">
                <text:p>3.85684</text:p>
              </table:table-cell>
              <table:table-cell office:value-type="float" office:value="4.82585">
                <text:p>4.82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7865">
                <text:p>3.27865</text:p>
              </table:table-cell>
              <table:table-cell office:value-type="float" office:value="4.34657">
                <text:p>4.34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05175">
                <text:p>3.05175</text:p>
              </table:table-cell>
              <table:table-cell office:value-type="float" office:value="4.12629">
                <text:p>4.12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84381">
                <text:p>5.84381</text:p>
              </table:table-cell>
              <table:table-cell office:value-type="float" office:value="6.44113">
                <text:p>6.44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92798">
                <text:p>3.92798</text:p>
              </table:table-cell>
              <table:table-cell office:value-type="float" office:value="4.89795">
                <text:p>4.89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3813">
                <text:p>3.33813</text:p>
              </table:table-cell>
              <table:table-cell office:value-type="float" office:value="4.3964">
                <text:p>4.3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0559">
                <text:p>3.0559</text:p>
              </table:table-cell>
              <table:table-cell office:value-type="float" office:value="4.16959">
                <text:p>4.16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9096">
                <text:p>5.89096</text:p>
              </table:table-cell>
              <table:table-cell office:value-type="float" office:value="6.51222">
                <text:p>6.51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5684">
                <text:p>3.85684</text:p>
              </table:table-cell>
              <table:table-cell office:value-type="float" office:value="4.82585">
                <text:p>4.82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7865">
                <text:p>3.27865</text:p>
              </table:table-cell>
              <table:table-cell office:value-type="float" office:value="4.34657">
                <text:p>4.34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05175">
                <text:p>3.05175</text:p>
              </table:table-cell>
              <table:table-cell office:value-type="float" office:value="4.12629">
                <text:p>4.12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851">
                <text:p>5.851</text:p>
              </table:table-cell>
              <table:table-cell office:value-type="float" office:value="6.35889">
                <text:p>6.35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94565">
                <text:p>3.94565</text:p>
              </table:table-cell>
              <table:table-cell office:value-type="float" office:value="4.84235">
                <text:p>4.84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5801">
                <text:p>3.35801</text:p>
              </table:table-cell>
              <table:table-cell office:value-type="float" office:value="4.35543">
                <text:p>4.35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07391">
                <text:p>3.07391</text:p>
              </table:table-cell>
              <table:table-cell office:value-type="float" office:value="4.12642">
                <text:p>4.12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783">
                <text:p>5.8783</text:p>
              </table:table-cell>
              <table:table-cell office:value-type="float" office:value="6.51559">
                <text:p>6.51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602">
                <text:p>3.8602</text:p>
              </table:table-cell>
              <table:table-cell office:value-type="float" office:value="4.8128">
                <text:p>4.8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8982">
                <text:p>3.28982</text:p>
              </table:table-cell>
              <table:table-cell office:value-type="float" office:value="4.32993">
                <text:p>4.32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03943">
                <text:p>3.03943</text:p>
              </table:table-cell>
              <table:table-cell office:value-type="float" office:value="4.11693">
                <text:p>4.11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851">
                <text:p>5.851</text:p>
              </table:table-cell>
              <table:table-cell office:value-type="float" office:value="6.35889">
                <text:p>6.35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94565">
                <text:p>3.94565</text:p>
              </table:table-cell>
              <table:table-cell office:value-type="float" office:value="4.84235">
                <text:p>4.84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5801">
                <text:p>3.35801</text:p>
              </table:table-cell>
              <table:table-cell office:value-type="float" office:value="4.35543">
                <text:p>4.35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07391">
                <text:p>3.07391</text:p>
              </table:table-cell>
              <table:table-cell office:value-type="float" office:value="4.12642">
                <text:p>4.12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783">
                <text:p>5.8783</text:p>
              </table:table-cell>
              <table:table-cell office:value-type="float" office:value="6.51559">
                <text:p>6.51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602">
                <text:p>3.8602</text:p>
              </table:table-cell>
              <table:table-cell office:value-type="float" office:value="4.8128">
                <text:p>4.8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8982">
                <text:p>3.28982</text:p>
              </table:table-cell>
              <table:table-cell office:value-type="float" office:value="4.32993">
                <text:p>4.32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03943">
                <text:p>3.03943</text:p>
              </table:table-cell>
              <table:table-cell office:value-type="float" office:value="4.11693">
                <text:p>4.11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81618">
                <text:p>5.81618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4021">
                <text:p>3.84021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4466">
                <text:p>3.24466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96017">
                <text:p>2.96017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4924">
                <text:p>5.84924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0408">
                <text:p>3.80408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4297">
                <text:p>3.24297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97022">
                <text:p>2.97022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81618">
                <text:p>5.81618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4021">
                <text:p>3.84021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4466">
                <text:p>3.24466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96017">
                <text:p>2.96017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4924">
                <text:p>5.84924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0408">
                <text:p>3.80408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4297">
                <text:p>3.24297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97022">
                <text:p>2.97022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81618">
                <text:p>5.81618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4021">
                <text:p>3.84021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4466">
                <text:p>3.24466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96017">
                <text:p>2.96017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4924">
                <text:p>5.84924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0408">
                <text:p>3.80408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4297">
                <text:p>3.24297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97022">
                <text:p>2.97022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81618">
                <text:p>5.81618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4021">
                <text:p>3.84021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4466">
                <text:p>3.24466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96017">
                <text:p>2.96017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4924">
                <text:p>5.84924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0408">
                <text:p>3.80408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4297">
                <text:p>3.24297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97022">
                <text:p>2.97022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81618">
                <text:p>5.81618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4021">
                <text:p>3.84021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4466">
                <text:p>3.24466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96017">
                <text:p>2.96017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4924">
                <text:p>5.84924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0408">
                <text:p>3.80408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4297">
                <text:p>3.24297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97022">
                <text:p>2.97022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81618">
                <text:p>5.81618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4021">
                <text:p>3.84021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4466">
                <text:p>3.24466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96017">
                <text:p>2.96017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4924">
                <text:p>5.84924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0408">
                <text:p>3.80408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4297">
                <text:p>3.24297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97022">
                <text:p>2.97022</text:p>
              </table:table-cell>
              <table:table-cell office:value-type="float" office:value="3.85739">
                <text:p>3.85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